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0,1" table:style-name="ta1">
        <table:table-column table:style-name="co1" table:number-columns-repeated="2" table:default-cell-style-name="ce1"/>
        <table:table-row table:style-name="ro1">
          <table:table-cell office:value-type="float" office:value="-40.3" calcext:value-type="float">
            <text:p>-40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9.3" calcext:value-type="float">
            <text:p>-39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8.3" calcext:value-type="float">
            <text:p>-38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7.3" calcext:value-type="float">
            <text:p>-37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6.3" calcext:value-type="float">
            <text:p>-36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5.3" calcext:value-type="float">
            <text:p>-35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4.3" calcext:value-type="float">
            <text:p>-34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3.3" calcext:value-type="float">
            <text:p>-33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2.3" calcext:value-type="float">
            <text:p>-32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1.3" calcext:value-type="float">
            <text:p>-31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0.3" calcext:value-type="float">
            <text:p>-30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9.3" calcext:value-type="float">
            <text:p>-29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8.3" calcext:value-type="float">
            <text:p>-28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7.3" calcext:value-type="float">
            <text:p>-27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6.3" calcext:value-type="float">
            <text:p>-26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5.3" calcext:value-type="float">
            <text:p>-25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4.3" calcext:value-type="float">
            <text:p>-24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3.3" calcext:value-type="float">
            <text:p>-23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2.3" calcext:value-type="float">
            <text:p>-22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1.3" calcext:value-type="float">
            <text:p>-21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0.3" calcext:value-type="float">
            <text:p>-20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9.3" calcext:value-type="float">
            <text:p>-19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8.3" calcext:value-type="float">
            <text:p>-18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7.3" calcext:value-type="float">
            <text:p>-17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6.3" calcext:value-type="float">
            <text:p>-16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5.3" calcext:value-type="float">
            <text:p>-15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4.3" calcext:value-type="float">
            <text:p>-14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3.3" calcext:value-type="float">
            <text:p>-13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2.3" calcext:value-type="float">
            <text:p>-12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1.3" calcext:value-type="float">
            <text:p>-11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0.3" calcext:value-type="float">
            <text:p>-10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9.3" calcext:value-type="float">
            <text:p>-9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8.3" calcext:value-type="float">
            <text:p>-8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7.3" calcext:value-type="float">
            <text:p>-7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6.3" calcext:value-type="float">
            <text:p>-6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5.3" calcext:value-type="float">
            <text:p>-5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4.3" calcext:value-type="float">
            <text:p>-4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3.3" calcext:value-type="float">
            <text:p>-3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2.3" calcext:value-type="float">
            <text:p>-2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.3" calcext:value-type="float">
            <text:p>-1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0.299999999999997" calcext:value-type="float">
            <text:p>-0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700000000000003" calcext:value-type="float">
            <text:p>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.7" calcext:value-type="float">
            <text:p>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.7" calcext:value-type="float">
            <text:p>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.7" calcext:value-type="float">
            <text:p>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.7" calcext:value-type="float">
            <text:p>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.7" calcext:value-type="float">
            <text:p>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.7" calcext:value-type="float">
            <text:p>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.7" calcext:value-type="float">
            <text:p>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.7" calcext:value-type="float">
            <text:p>1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.7" calcext:value-type="float">
            <text:p>1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.7" calcext:value-type="float">
            <text:p>1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" calcext:value-type="float">
            <text:p>1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.7" calcext:value-type="float">
            <text:p>1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.7" calcext:value-type="float">
            <text:p>1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.7" calcext:value-type="float">
            <text:p>1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.7" calcext:value-type="float">
            <text:p>1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8.7" calcext:value-type="float">
            <text:p>1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9.7" calcext:value-type="float">
            <text:p>1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0.7" calcext:value-type="float">
            <text:p>2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1.7" calcext:value-type="float">
            <text:p>2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.7" calcext:value-type="float">
            <text:p>2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3.7" calcext:value-type="float">
            <text:p>2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4.7" calcext:value-type="float">
            <text:p>2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5.7" calcext:value-type="float">
            <text:p>2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6.7" calcext:value-type="float">
            <text:p>2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7.7" calcext:value-type="float">
            <text:p>2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8.7" calcext:value-type="float">
            <text:p>2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9.7" calcext:value-type="float">
            <text:p>2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.7" calcext:value-type="float">
            <text:p>3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1.7" calcext:value-type="float">
            <text:p>3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2.7" calcext:value-type="float">
            <text:p>3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3.7" calcext:value-type="float">
            <text:p>3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4.7" calcext:value-type="float">
            <text:p>3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5.7" calcext:value-type="float">
            <text:p>3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6.7" calcext:value-type="float">
            <text:p>3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7.7" calcext:value-type="float">
            <text:p>3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8.7" calcext:value-type="float">
            <text:p>3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9.7" calcext:value-type="float">
            <text:p>3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0.7" calcext:value-type="float">
            <text:p>4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1.3" calcext:value-type="float">
            <text:p>41.30</text:p>
          </table:table-cell>
          <table:table-cell office:value-type="float" office:value="0" calcext:value-type="float">
            <text:p>0.00</text:p>
          </table:table-cell>
        </table:table-row>
      </table:table>
      <table:table table:name="1-2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SIN([.A1]*PI()/180 )*3.7+41.3" office:value-type="float" office:value="41.4936430380989" calcext:value-type="float">
            <text:p>41.49</text:p>
          </table:table-cell>
          <table:table-cell table:formula="of:==3.7-COS([.A1]*PI()/180 )*3.7+0" office:value-type="float" office:value="0.00507072140807674" calcext:value-type="float">
            <text:p>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2]*PI()/180 )*3.7+41.3" office:value-type="float" office:value="41.6867553140903" calcext:value-type="float">
            <text:p>41.69</text:p>
          </table:table-cell>
          <table:table-cell table:formula="of:==3.7-COS([.A2]*PI()/180 )*3.7+0" office:value-type="float" office:value="0.0202689871373889" calcext:value-type="float">
            <text:p>0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A3]*PI()/180 )*3.7+41.3" office:value-type="float" office:value="41.8788075206489" calcext:value-type="float">
            <text:p>41.88</text:p>
          </table:table-cell>
          <table:table-cell table:formula="of:==3.7-COS([.A3]*PI()/180 )*3.7+0" office:value-type="float" office:value="0.0455531397979905" calcext:value-type="float">
            <text:p>0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4]*PI()/180 )*3.7+41.3" office:value-type="float" office:value="42.0692732560257" calcext:value-type="float">
            <text:p>42.07</text:p>
          </table:table-cell>
          <table:table-cell table:formula="of:==3.7-COS([.A4]*PI()/180 )*3.7+0" office:value-type="float" office:value="0.0808538772849188" calcext:value-type="float">
            <text:p>0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A5]*PI()/180 )*3.7+41.3" office:value-type="float" office:value="42.2576304668793" calcext:value-type="float">
            <text:p>42.26</text:p>
          </table:table-cell>
          <table:table-cell table:formula="of:==3.7-COS([.A5]*PI()/180 )*3.7+0" office:value-type="float" office:value="0.126074442730447" calcext:value-type="float">
            <text:p>0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6]*PI()/180 )*3.7+41.3" office:value-type="float" office:value="42.4433628791873" calcext:value-type="float">
            <text:p>42.44</text:p>
          </table:table-cell>
          <table:table-cell table:formula="of:==3.7-COS([.A6]*PI()/180 )*3.7+0" office:value-type="float" office:value="0.181090889707932" calcext:value-type="float">
            <text:p>0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[.A7]*PI()/180 )*3.7+41.3" office:value-type="float" office:value="42.6259614133176" calcext:value-type="float">
            <text:p>42.63</text:p>
          </table:table-cell>
          <table:table-cell table:formula="of:==3.7-COS([.A7]*PI()/180 )*3.7+0" office:value-type="float" office:value="0.245752421960354" calcext:value-type="float">
            <text:p>0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A8]*PI()/180 )*3.7+41.3" office:value-type="float" office:value="42.8049255793805" calcext:value-type="float">
            <text:p>42.80</text:p>
          </table:table-cell>
          <table:table-cell table:formula="of:==3.7-COS([.A8]*PI()/180 )*3.7+0" office:value-type="float" office:value="0.319881806722377" calcext:value-type="float">
            <text:p>0.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[.A9]*PI()/180 )*3.7+41.3" office:value-type="float" office:value="42.9797648490363" calcext:value-type="float">
            <text:p>42.98</text:p>
          </table:table-cell>
          <table:table-cell table:formula="of:==3.7-COS([.A9]*PI()/180 )*3.7+0" office:value-type="float" office:value="0.403275860503039" calcext:value-type="float">
            <text:p>0.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[.A10]*PI()/180 )*3.7+41.3" office:value-type="float" office:value="43.15" calcext:value-type="float">
            <text:p>43.15</text:p>
          </table:table-cell>
          <table:table-cell table:formula="of:==3.7-COS([.A10]*PI()/180 )*3.7+0" office:value-type="float" office:value="0.495706005997577" calcext:value-type="float">
            <text:p>0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IN([.A11]*PI()/180 )*3.7+41.3" office:value-type="float" office:value="43.3151644295556" calcext:value-type="float">
            <text:p>43.32</text:p>
          </table:table-cell>
          <table:table-cell table:formula="of:==3.7-COS([.A11]*PI()/180 )*3.7+0" office:value-type="float" office:value="0.596918898601931" calcext:value-type="float">
            <text:p>0.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IN([.A12]*PI()/180 )*3.7+41.3" office:value-type="float" office:value="43.4748054334821" calcext:value-type="float">
            <text:p>43.47</text:p>
          </table:table-cell>
          <table:table-cell table:formula="of:==3.7-COS([.A12]*PI()/180 )*3.7+0" office:value-type="float" office:value="0.706637120812694" calcext:value-type="float">
            <text:p>0.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IN([.A13]*PI()/180 )*3.7+41.3" office:value-type="float" office:value="43.6284854468844" calcext:value-type="float">
            <text:p>43.63</text:p>
          </table:table-cell>
          <table:table-cell table:formula="of:==3.7-COS([.A13]*PI()/180 )*3.7+0" office:value-type="float" office:value="0.824559942609208" calcext:value-type="float">
            <text:p>0.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IN([.A14]*PI()/180 )*3.7+41.3" office:value-type="float" office:value="43.7757832435278" calcext:value-type="float">
            <text:p>43.78</text:p>
          </table:table-cell>
          <table:table-cell table:formula="of:==3.7-COS([.A14]*PI()/180 )*3.7+0" office:value-type="float" office:value="0.950364145733641" calcext:value-type="float">
            <text:p>0.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[.A15]*PI()/180 )*3.7+41.3" office:value-type="float" office:value="43.9162950903902" calcext:value-type="float">
            <text:p>43.92</text:p>
          </table:table-cell>
          <table:table-cell table:formula="of:==3.7-COS([.A15]*PI()/180 )*3.7+0" office:value-type="float" office:value="1.08370490960977" calcext:value-type="float">
            <text:p>1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IN([.A16]*PI()/180 )*3.7+41.3" office:value-type="float" office:value="44.0496358542664" calcext:value-type="float">
            <text:p>44.05</text:p>
          </table:table-cell>
          <table:table-cell table:formula="of:==3.7-COS([.A16]*PI()/180 )*3.7+0" office:value-type="float" office:value="1.22421675647222" calcext:value-type="float">
            <text:p>1.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IN([.A17]*PI()/180 )*3.7+41.3" office:value-type="float" office:value="44.1754400573908" calcext:value-type="float">
            <text:p>44.18</text:p>
          </table:table-cell>
          <table:table-cell table:formula="of:==3.7-COS([.A17]*PI()/180 )*3.7+0" office:value-type="float" office:value="1.3715145531156" calcext:value-type="float">
            <text:p>1.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IN([.A18]*PI()/180 )*3.7+41.3" office:value-type="float" office:value="44.2933628791873" calcext:value-type="float">
            <text:p>44.29</text:p>
          </table:table-cell>
          <table:table-cell table:formula="of:==3.7-COS([.A18]*PI()/180 )*3.7+0" office:value-type="float" office:value="1.52519456651785" calcext:value-type="float">
            <text:p>1.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IN([.A19]*PI()/180 )*3.7+41.3" office:value-type="float" office:value="44.4030811013981" calcext:value-type="float">
            <text:p>44.40</text:p>
          </table:table-cell>
          <table:table-cell table:formula="of:==3.7-COS([.A19]*PI()/180 )*3.7+0" office:value-type="float" office:value="1.6848355704444" calcext:value-type="float">
            <text:p>1.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[.A20]*PI()/180 )*3.7+41.3" office:value-type="float" office:value="44.5042939940024" calcext:value-type="float">
            <text:p>44.50</text:p>
          </table:table-cell>
          <table:table-cell table:formula="of:==3.7-COS([.A20]*PI()/180 )*3.7+0"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[.A21]*PI()/180 )*3.7+41.3" office:value-type="float" office:value="44.596724139497" calcext:value-type="float">
            <text:p>44.60</text:p>
          </table:table-cell>
          <table:table-cell table:formula="of:==3.7-COS([.A21]*PI()/180 )*3.7+0" office:value-type="float" office:value="2.02023515096368" calcext:value-type="float">
            <text:p>2.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[.A22]*PI()/180 )*3.7+41.3" office:value-type="float" office:value="44.6801181932776" calcext:value-type="float">
            <text:p>44.68</text:p>
          </table:table-cell>
          <table:table-cell table:formula="of:==3.7-COS([.A22]*PI()/180 )*3.7+0" office:value-type="float" office:value="2.19507442061954" calcext:value-type="float">
            <text:p>2.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[.A23]*PI()/180 )*3.7+41.3" office:value-type="float" office:value="44.7542475780397" calcext:value-type="float">
            <text:p>44.75</text:p>
          </table:table-cell>
          <table:table-cell table:formula="of:==3.7-COS([.A23]*PI()/180 )*3.7+0" office:value-type="float" office:value="2.37403858668239" calcext:value-type="float">
            <text:p>2.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[.A24]*PI()/180 )*3.7+41.3" office:value-type="float" office:value="44.8189091102921" calcext:value-type="float">
            <text:p>44.82</text:p>
          </table:table-cell>
          <table:table-cell table:formula="of:==3.7-COS([.A24]*PI()/180 )*3.7+0" office:value-type="float" office:value="2.55663712081269" calcext:value-type="float">
            <text:p>2.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[.A25]*PI()/180 )*3.7+41.3" office:value-type="float" office:value="44.8739255572696" calcext:value-type="float">
            <text:p>44.87</text:p>
          </table:table-cell>
          <table:table-cell table:formula="of:==3.7-COS([.A25]*PI()/180 )*3.7+0" office:value-type="float" office:value="2.74236953312067" calcext:value-type="float">
            <text:p>2.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[.A26]*PI()/180 )*3.7+41.3" office:value-type="float" office:value="44.9191461227151" calcext:value-type="float">
            <text:p>44.92</text:p>
          </table:table-cell>
          <table:table-cell table:formula="of:==3.7-COS([.A26]*PI()/180 )*3.7+0" office:value-type="float" office:value="2.93072674397429" calcext:value-type="float">
            <text:p>2.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[.A27]*PI()/180 )*3.7+41.3" office:value-type="float" office:value="44.954446860202" calcext:value-type="float">
            <text:p>44.95</text:p>
          </table:table-cell>
          <table:table-cell table:formula="of:==3.7-COS([.A27]*PI()/180 )*3.7+0" office:value-type="float" office:value="3.12119247935115" calcext:value-type="float">
            <text:p>3.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[.A28]*PI()/180 )*3.7+41.3" office:value-type="float" office:value="44.9797310128626" calcext:value-type="float">
            <text:p>44.98</text:p>
          </table:table-cell>
          <table:table-cell table:formula="of:==3.7-COS([.A28]*PI()/180 )*3.7+0" office:value-type="float" office:value="3.31324468590968" calcext:value-type="float">
            <text:p>3.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[.A29]*PI()/180 )*3.7+41.3" office:value-type="float" office:value="44.9949292785919" calcext:value-type="float">
            <text:p>44.99</text:p>
          </table:table-cell>
          <table:table-cell table:formula="of:==3.7-COS([.A29]*PI()/180 )*3.7+0" office:value-type="float" office:value="3.50635696190111" calcext:value-type="float">
            <text:p>3.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[.A30]*PI()/180 )*3.7+41.3" office:value-type="float" office:value="45" calcext:value-type="float">
            <text:p>45.00</text:p>
          </table:table-cell>
          <table:table-cell table:formula="of:==3.7-COS([.A30]*PI()/180 )*3.7+0" office:value-type="float" office:value="3.7" calcext:value-type="float">
            <text:p>3.70</text:p>
          </table:table-cell>
        </table:table-row>
      </table:table>
      <table:table table:name="2" table:style-name="ta1">
        <table:table-column table:style-name="co1" table:number-columns-repeated="2" table:default-cell-style-name="ce1"/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4.7" calcext:value-type="float">
            <text:p>4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.7" calcext:value-type="float">
            <text:p>5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.7" calcext:value-type="float">
            <text:p>6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.7" calcext:value-type="float">
            <text:p>7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.7" calcext:value-type="float">
            <text:p>8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.7" calcext:value-type="float">
            <text:p>9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0.7" calcext:value-type="float">
            <text:p>10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1.7" calcext:value-type="float">
            <text:p>11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2.7" calcext:value-type="float">
            <text:p>12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3.7" calcext:value-type="float">
            <text:p>13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4.7" calcext:value-type="float">
            <text:p>14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5.7" calcext:value-type="float">
            <text:p>15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6.7" calcext:value-type="float">
            <text:p>16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7.7" calcext:value-type="float">
            <text:p>17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8.7" calcext:value-type="float">
            <text:p>18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19.7" calcext:value-type="float">
            <text:p>19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0.7" calcext:value-type="float">
            <text:p>20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1.7" calcext:value-type="float">
            <text:p>21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2.7" calcext:value-type="float">
            <text:p>22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3.7" calcext:value-type="float">
            <text:p>23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4.7" calcext:value-type="float">
            <text:p>24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5.7" calcext:value-type="float">
            <text:p>25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6.7" calcext:value-type="float">
            <text:p>26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7.7" calcext:value-type="float">
            <text:p>27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8.7" calcext:value-type="float">
            <text:p>28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29.7" calcext:value-type="float">
            <text:p>29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0.7" calcext:value-type="float">
            <text:p>30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1.7" calcext:value-type="float">
            <text:p>31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2.7" calcext:value-type="float">
            <text:p>32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3.7" calcext:value-type="float">
            <text:p>33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4.7" calcext:value-type="float">
            <text:p>34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5.7" calcext:value-type="float">
            <text:p>35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6.7" calcext:value-type="float">
            <text:p>36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7.7" calcext:value-type="float">
            <text:p>37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8.7" calcext:value-type="float">
            <text:p>38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39.7" calcext:value-type="float">
            <text:p>39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40.7" calcext:value-type="float">
            <text:p>40.7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41.3" calcext:value-type="float">
            <text:p>41.3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-3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3.7-3.7*COS(PI()/180*[.A1])+45" office:value-type="float" office:value="45.0050707214081" calcext:value-type="float">
            <text:p>45.01</text:p>
          </table:table-cell>
          <table:table-cell table:formula="of:=41.3+3.7*SIN(PI()/180*[.A1])" office:value-type="float" office:value="41.4936430380989" calcext:value-type="float">
            <text:p>41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.7-3.7*COS(PI()/180*[.A2])+45" office:value-type="float" office:value="45.0202689871374" calcext:value-type="float">
            <text:p>45.02</text:p>
          </table:table-cell>
          <table:table-cell table:formula="of:=41.3+3.7*SIN(PI()/180*[.A2])" office:value-type="float" office:value="41.6867553140903" calcext:value-type="float">
            <text:p>41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.7-3.7*COS(PI()/180*[.A3])+45" office:value-type="float" office:value="45.045553139798" calcext:value-type="float">
            <text:p>45.05</text:p>
          </table:table-cell>
          <table:table-cell table:formula="of:=41.3+3.7*SIN(PI()/180*[.A3])" office:value-type="float" office:value="41.8788075206489" calcext:value-type="float">
            <text:p>41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.7-3.7*COS(PI()/180*[.A4])+45" office:value-type="float" office:value="45.0808538772849" calcext:value-type="float">
            <text:p>45.08</text:p>
          </table:table-cell>
          <table:table-cell table:formula="of:=41.3+3.7*SIN(PI()/180*[.A4])" office:value-type="float" office:value="42.0692732560257" calcext:value-type="float">
            <text:p>42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.7-3.7*COS(PI()/180*[.A5])+45" office:value-type="float" office:value="45.1260744427305" calcext:value-type="float">
            <text:p>45.13</text:p>
          </table:table-cell>
          <table:table-cell table:formula="of:=41.3+3.7*SIN(PI()/180*[.A5])" office:value-type="float" office:value="42.2576304668793" calcext:value-type="float">
            <text:p>42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.7-3.7*COS(PI()/180*[.A6])+45" office:value-type="float" office:value="45.1810908897079" calcext:value-type="float">
            <text:p>45.18</text:p>
          </table:table-cell>
          <table:table-cell table:formula="of:=41.3+3.7*SIN(PI()/180*[.A6])" office:value-type="float" office:value="42.4433628791873" calcext:value-type="float">
            <text:p>42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.7-3.7*COS(PI()/180*[.A7])+45" office:value-type="float" office:value="45.2457524219604" calcext:value-type="float">
            <text:p>45.25</text:p>
          </table:table-cell>
          <table:table-cell table:formula="of:=41.3+3.7*SIN(PI()/180*[.A7])" office:value-type="float" office:value="42.6259614133176" calcext:value-type="float">
            <text:p>42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.7-3.7*COS(PI()/180*[.A8])+45" office:value-type="float" office:value="45.3198818067224" calcext:value-type="float">
            <text:p>45.32</text:p>
          </table:table-cell>
          <table:table-cell table:formula="of:=41.3+3.7*SIN(PI()/180*[.A8])" office:value-type="float" office:value="42.8049255793805" calcext:value-type="float">
            <text:p>42.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.7-3.7*COS(PI()/180*[.A9])+45" office:value-type="float" office:value="45.403275860503" calcext:value-type="float">
            <text:p>45.40</text:p>
          </table:table-cell>
          <table:table-cell table:formula="of:=41.3+3.7*SIN(PI()/180*[.A9])" office:value-type="float" office:value="42.9797648490363" calcext:value-type="float">
            <text:p>42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.7-3.7*COS(PI()/180*[.A10])+45" office:value-type="float" office:value="45.4957060059976" calcext:value-type="float">
            <text:p>45.50</text:p>
          </table:table-cell>
          <table:table-cell table:formula="of:=41.3+3.7*SIN(PI()/180*[.A10])" office:value-type="float" office:value="43.15" calcext:value-type="float">
            <text:p>43.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.7-3.7*COS(PI()/180*[.A11])+45" office:value-type="float" office:value="45.5969188986019" calcext:value-type="float">
            <text:p>45.60</text:p>
          </table:table-cell>
          <table:table-cell table:formula="of:=41.3+3.7*SIN(PI()/180*[.A11])" office:value-type="float" office:value="43.3151644295556" calcext:value-type="float">
            <text:p>43.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.7-3.7*COS(PI()/180*[.A12])+45" office:value-type="float" office:value="45.7066371208127" calcext:value-type="float">
            <text:p>45.71</text:p>
          </table:table-cell>
          <table:table-cell table:formula="of:=41.3+3.7*SIN(PI()/180*[.A12])" office:value-type="float" office:value="43.4748054334821" calcext:value-type="float">
            <text:p>43.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.7-3.7*COS(PI()/180*[.A13])+45" office:value-type="float" office:value="45.8245599426092" calcext:value-type="float">
            <text:p>45.82</text:p>
          </table:table-cell>
          <table:table-cell table:formula="of:=41.3+3.7*SIN(PI()/180*[.A13])" office:value-type="float" office:value="43.6284854468844" calcext:value-type="float">
            <text:p>43.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.7-3.7*COS(PI()/180*[.A14])+45" office:value-type="float" office:value="45.9503641457336" calcext:value-type="float">
            <text:p>45.95</text:p>
          </table:table-cell>
          <table:table-cell table:formula="of:=41.3+3.7*SIN(PI()/180*[.A14])" office:value-type="float" office:value="43.7757832435278" calcext:value-type="float">
            <text:p>43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.7-3.7*COS(PI()/180*[.A15])+45" office:value-type="float" office:value="46.0837049096098" calcext:value-type="float">
            <text:p>46.08</text:p>
          </table:table-cell>
          <table:table-cell table:formula="of:=41.3+3.7*SIN(PI()/180*[.A15])" office:value-type="float" office:value="43.9162950903902" calcext:value-type="float">
            <text:p>43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3.7-3.7*COS(PI()/180*[.A16])+45" office:value-type="float" office:value="46.2242167564722" calcext:value-type="float">
            <text:p>46.22</text:p>
          </table:table-cell>
          <table:table-cell table:formula="of:=41.3+3.7*SIN(PI()/180*[.A16])" office:value-type="float" office:value="44.0496358542664" calcext:value-type="float">
            <text:p>44.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3.7-3.7*COS(PI()/180*[.A17])+45" office:value-type="float" office:value="46.3715145531156" calcext:value-type="float">
            <text:p>46.37</text:p>
          </table:table-cell>
          <table:table-cell table:formula="of:=41.3+3.7*SIN(PI()/180*[.A17])" office:value-type="float" office:value="44.1754400573908" calcext:value-type="float">
            <text:p>44.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3.7-3.7*COS(PI()/180*[.A18])+45" office:value-type="float" office:value="46.5251945665179" calcext:value-type="float">
            <text:p>46.53</text:p>
          </table:table-cell>
          <table:table-cell table:formula="of:=41.3+3.7*SIN(PI()/180*[.A18])" office:value-type="float" office:value="44.2933628791873" calcext:value-type="float">
            <text:p>44.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3.7-3.7*COS(PI()/180*[.A19])+45" office:value-type="float" office:value="46.6848355704444" calcext:value-type="float">
            <text:p>46.68</text:p>
          </table:table-cell>
          <table:table-cell table:formula="of:=41.3+3.7*SIN(PI()/180*[.A19])" office:value-type="float" office:value="44.4030811013981" calcext:value-type="float">
            <text:p>44.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3.7-3.7*COS(PI()/180*[.A20])+45" office:value-type="float" office:value="46.85" calcext:value-type="float">
            <text:p>46.85</text:p>
          </table:table-cell>
          <table:table-cell table:formula="of:=41.3+3.7*SIN(PI()/180*[.A20])" office:value-type="float" office:value="44.5042939940024" calcext:value-type="float">
            <text:p>44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3.7-3.7*COS(PI()/180*[.A21])+45" office:value-type="float" office:value="47.0202351509637" calcext:value-type="float">
            <text:p>47.02</text:p>
          </table:table-cell>
          <table:table-cell table:formula="of:=41.3+3.7*SIN(PI()/180*[.A21])" office:value-type="float" office:value="44.596724139497" calcext:value-type="float">
            <text:p>44.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3.7-3.7*COS(PI()/180*[.A22])+45" office:value-type="float" office:value="47.1950744206195" calcext:value-type="float">
            <text:p>47.20</text:p>
          </table:table-cell>
          <table:table-cell table:formula="of:=41.3+3.7*SIN(PI()/180*[.A22])" office:value-type="float" office:value="44.6801181932776" calcext:value-type="float">
            <text:p>44.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3.7-3.7*COS(PI()/180*[.A23])+45" office:value-type="float" office:value="47.3740385866824" calcext:value-type="float">
            <text:p>47.37</text:p>
          </table:table-cell>
          <table:table-cell table:formula="of:=41.3+3.7*SIN(PI()/180*[.A23])" office:value-type="float" office:value="44.7542475780397" calcext:value-type="float">
            <text:p>44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3.7-3.7*COS(PI()/180*[.A24])+45" office:value-type="float" office:value="47.5566371208127" calcext:value-type="float">
            <text:p>47.56</text:p>
          </table:table-cell>
          <table:table-cell table:formula="of:=41.3+3.7*SIN(PI()/180*[.A24])" office:value-type="float" office:value="44.8189091102921" calcext:value-type="float">
            <text:p>44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3.7-3.7*COS(PI()/180*[.A25])+45" office:value-type="float" office:value="47.7423695331207" calcext:value-type="float">
            <text:p>47.74</text:p>
          </table:table-cell>
          <table:table-cell table:formula="of:=41.3+3.7*SIN(PI()/180*[.A25])" office:value-type="float" office:value="44.8739255572696" calcext:value-type="float">
            <text:p>44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3.7-3.7*COS(PI()/180*[.A26])+45" office:value-type="float" office:value="47.9307267439743" calcext:value-type="float">
            <text:p>47.93</text:p>
          </table:table-cell>
          <table:table-cell table:formula="of:=41.3+3.7*SIN(PI()/180*[.A26])" office:value-type="float" office:value="44.9191461227151" calcext:value-type="float">
            <text:p>44.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3.7-3.7*COS(PI()/180*[.A27])+45" office:value-type="float" office:value="48.1211924793511" calcext:value-type="float">
            <text:p>48.12</text:p>
          </table:table-cell>
          <table:table-cell table:formula="of:=41.3+3.7*SIN(PI()/180*[.A27])" office:value-type="float" office:value="44.954446860202" calcext:value-type="float">
            <text:p>44.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3.7-3.7*COS(PI()/180*[.A28])+45" office:value-type="float" office:value="48.3132446859097" calcext:value-type="float">
            <text:p>48.31</text:p>
          </table:table-cell>
          <table:table-cell table:formula="of:=41.3+3.7*SIN(PI()/180*[.A28])" office:value-type="float" office:value="44.9797310128626" calcext:value-type="float">
            <text:p>44.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3.7-3.7*COS(PI()/180*[.A29])+45" office:value-type="float" office:value="48.5063569619011" calcext:value-type="float">
            <text:p>48.51</text:p>
          </table:table-cell>
          <table:table-cell table:formula="of:=41.3+3.7*SIN(PI()/180*[.A29])" office:value-type="float" office:value="44.9949292785919" calcext:value-type="float">
            <text:p>44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3.7-3.7*COS(PI()/180*[.A30])+45" office:value-type="float" office:value="48.7" calcext:value-type="float">
            <text:p>48.70</text:p>
          </table:table-cell>
          <table:table-cell table:formula="of:=41.3+3.7*SIN(PI()/180*[.A30])" office:value-type="float" office:value="45" calcext:value-type="float">
            <text:p>45.00</text:p>
          </table:table-cell>
        </table:table-row>
      </table:table>
      <table:table table:name="3,4" table:style-name="ta1">
        <table:table-column table:style-name="co1" table:number-columns-repeated="2" table:default-cell-style-name="ce1"/>
        <table:table-row table:style-name="ro1">
          <table:table-cell office:value-type="float" office:value="49.7" calcext:value-type="float">
            <text:p>4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0.7" calcext:value-type="float">
            <text:p>5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1.7" calcext:value-type="float">
            <text:p>5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2.7" calcext:value-type="float">
            <text:p>5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3.7" calcext:value-type="float">
            <text:p>5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4.7" calcext:value-type="float">
            <text:p>5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5.7" calcext:value-type="float">
            <text:p>5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6.7" calcext:value-type="float">
            <text:p>5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7.7" calcext:value-type="float">
            <text:p>5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8.7" calcext:value-type="float">
            <text:p>5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9.7" calcext:value-type="float">
            <text:p>5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0.7" calcext:value-type="float">
            <text:p>6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1.7" calcext:value-type="float">
            <text:p>6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2.7" calcext:value-type="float">
            <text:p>6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3.7" calcext:value-type="float">
            <text:p>6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4.7" calcext:value-type="float">
            <text:p>6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5.7" calcext:value-type="float">
            <text:p>6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6.7" calcext:value-type="float">
            <text:p>6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7.7" calcext:value-type="float">
            <text:p>6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8.7" calcext:value-type="float">
            <text:p>6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9.7" calcext:value-type="float">
            <text:p>6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0.7" calcext:value-type="float">
            <text:p>7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1.7" calcext:value-type="float">
            <text:p>7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2.7" calcext:value-type="float">
            <text:p>7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3.7" calcext:value-type="float">
            <text:p>7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4.7" calcext:value-type="float">
            <text:p>7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5.7" calcext:value-type="float">
            <text:p>7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6.7" calcext:value-type="float">
            <text:p>7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7.7" calcext:value-type="float">
            <text:p>7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8.7" calcext:value-type="float">
            <text:p>7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9.7" calcext:value-type="float">
            <text:p>7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0.7" calcext:value-type="float">
            <text:p>8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1.7" calcext:value-type="float">
            <text:p>8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2.7" calcext:value-type="float">
            <text:p>8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3.7" calcext:value-type="float">
            <text:p>8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4.7" calcext:value-type="float">
            <text:p>8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5.7" calcext:value-type="float">
            <text:p>8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6.7" calcext:value-type="float">
            <text:p>8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7.7" calcext:value-type="float">
            <text:p>8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8.7" calcext:value-type="float">
            <text:p>8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9.7" calcext:value-type="float">
            <text:p>8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0.7" calcext:value-type="float">
            <text:p>9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1.7" calcext:value-type="float">
            <text:p>9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2.7" calcext:value-type="float">
            <text:p>9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3.7" calcext:value-type="float">
            <text:p>9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4.7" calcext:value-type="float">
            <text:p>9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5.7" calcext:value-type="float">
            <text:p>9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7.7" calcext:value-type="float">
            <text:p>9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8.7" calcext:value-type="float">
            <text:p>9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9.7" calcext:value-type="float">
            <text:p>9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0.7" calcext:value-type="float">
            <text:p>10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1.7" calcext:value-type="float">
            <text:p>10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2.7" calcext:value-type="float">
            <text:p>10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3.7" calcext:value-type="float">
            <text:p>10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4.7" calcext:value-type="float">
            <text:p>10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5.7" calcext:value-type="float">
            <text:p>10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6.7" calcext:value-type="float">
            <text:p>10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7.7" calcext:value-type="float">
            <text:p>10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8.7" calcext:value-type="float">
            <text:p>10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9.7" calcext:value-type="float">
            <text:p>10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0.7" calcext:value-type="float">
            <text:p>11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1.7" calcext:value-type="float">
            <text:p>11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2.7" calcext:value-type="float">
            <text:p>11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3.7" calcext:value-type="float">
            <text:p>11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4.7" calcext:value-type="float">
            <text:p>11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5.7" calcext:value-type="float">
            <text:p>11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6.3" calcext:value-type="float">
            <text:p>116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 table:number-rows-repeated="104850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4-5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120-3.7+SIN(PI()/180*[.A1])*3.7" office:value-type="float" office:value="116.493643038099" calcext:value-type="float">
            <text:p>116.49</text:p>
          </table:table-cell>
          <table:table-cell table:formula="of:=45+3.7-3.7*COS(PI()/180*[.A1])" office:value-type="float" office:value="45.0050707214081" calcext:value-type="float">
            <text:p>45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20-3.7+SIN(PI()/180*[.A2])*3.7" office:value-type="float" office:value="116.68675531409" calcext:value-type="float">
            <text:p>116.69</text:p>
          </table:table-cell>
          <table:table-cell table:formula="of:=45+3.7-3.7*COS(PI()/180*[.A2])" office:value-type="float" office:value="45.0202689871374" calcext:value-type="float">
            <text:p>45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20-3.7+SIN(PI()/180*[.A3])*3.7" office:value-type="float" office:value="116.878807520649" calcext:value-type="float">
            <text:p>116.88</text:p>
          </table:table-cell>
          <table:table-cell table:formula="of:=45+3.7-3.7*COS(PI()/180*[.A3])" office:value-type="float" office:value="45.045553139798" calcext:value-type="float">
            <text:p>45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20-3.7+SIN(PI()/180*[.A4])*3.7" office:value-type="float" office:value="117.069273256026" calcext:value-type="float">
            <text:p>117.07</text:p>
          </table:table-cell>
          <table:table-cell table:formula="of:=45+3.7-3.7*COS(PI()/180*[.A4])" office:value-type="float" office:value="45.0808538772849" calcext:value-type="float">
            <text:p>45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20-3.7+SIN(PI()/180*[.A5])*3.7" office:value-type="float" office:value="117.257630466879" calcext:value-type="float">
            <text:p>117.26</text:p>
          </table:table-cell>
          <table:table-cell table:formula="of:=45+3.7-3.7*COS(PI()/180*[.A5])" office:value-type="float" office:value="45.1260744427305" calcext:value-type="float">
            <text:p>45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20-3.7+SIN(PI()/180*[.A6])*3.7" office:value-type="float" office:value="117.443362879187" calcext:value-type="float">
            <text:p>117.44</text:p>
          </table:table-cell>
          <table:table-cell table:formula="of:=45+3.7-3.7*COS(PI()/180*[.A6])" office:value-type="float" office:value="45.1810908897079" calcext:value-type="float">
            <text:p>45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20-3.7+SIN(PI()/180*[.A7])*3.7" office:value-type="float" office:value="117.625961413318" calcext:value-type="float">
            <text:p>117.63</text:p>
          </table:table-cell>
          <table:table-cell table:formula="of:=45+3.7-3.7*COS(PI()/180*[.A7])" office:value-type="float" office:value="45.2457524219604" calcext:value-type="float">
            <text:p>45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20-3.7+SIN(PI()/180*[.A8])*3.7" office:value-type="float" office:value="117.80492557938" calcext:value-type="float">
            <text:p>117.80</text:p>
          </table:table-cell>
          <table:table-cell table:formula="of:=45+3.7-3.7*COS(PI()/180*[.A8])" office:value-type="float" office:value="45.3198818067224" calcext:value-type="float">
            <text:p>45.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20-3.7+SIN(PI()/180*[.A9])*3.7" office:value-type="float" office:value="117.979764849036" calcext:value-type="float">
            <text:p>117.98</text:p>
          </table:table-cell>
          <table:table-cell table:formula="of:=45+3.7-3.7*COS(PI()/180*[.A9])" office:value-type="float" office:value="45.4032758605031" calcext:value-type="float">
            <text:p>45.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20-3.7+SIN(PI()/180*[.A10])*3.7" office:value-type="float" office:value="118.15" calcext:value-type="float">
            <text:p>118.15</text:p>
          </table:table-cell>
          <table:table-cell table:formula="of:=45+3.7-3.7*COS(PI()/180*[.A10])" office:value-type="float" office:value="45.4957060059976" calcext:value-type="float">
            <text:p>45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20-3.7+SIN(PI()/180*[.A11])*3.7" office:value-type="float" office:value="118.315164429556" calcext:value-type="float">
            <text:p>118.32</text:p>
          </table:table-cell>
          <table:table-cell table:formula="of:=45+3.7-3.7*COS(PI()/180*[.A11])" office:value-type="float" office:value="45.5969188986019" calcext:value-type="float">
            <text:p>45.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20-3.7+SIN(PI()/180*[.A12])*3.7" office:value-type="float" office:value="118.474805433482" calcext:value-type="float">
            <text:p>118.47</text:p>
          </table:table-cell>
          <table:table-cell table:formula="of:=45+3.7-3.7*COS(PI()/180*[.A12])" office:value-type="float" office:value="45.7066371208127" calcext:value-type="float">
            <text:p>45.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20-3.7+SIN(PI()/180*[.A13])*3.7" office:value-type="float" office:value="118.628485446884" calcext:value-type="float">
            <text:p>118.63</text:p>
          </table:table-cell>
          <table:table-cell table:formula="of:=45+3.7-3.7*COS(PI()/180*[.A13])" office:value-type="float" office:value="45.8245599426092" calcext:value-type="float">
            <text:p>45.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20-3.7+SIN(PI()/180*[.A14])*3.7" office:value-type="float" office:value="118.775783243528" calcext:value-type="float">
            <text:p>118.78</text:p>
          </table:table-cell>
          <table:table-cell table:formula="of:=45+3.7-3.7*COS(PI()/180*[.A14])" office:value-type="float" office:value="45.9503641457336" calcext:value-type="float">
            <text:p>45.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20-3.7+SIN(PI()/180*[.A15])*3.7" office:value-type="float" office:value="118.91629509039" calcext:value-type="float">
            <text:p>118.92</text:p>
          </table:table-cell>
          <table:table-cell table:formula="of:=45+3.7-3.7*COS(PI()/180*[.A15])" office:value-type="float" office:value="46.0837049096098" calcext:value-type="float">
            <text:p>46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20-3.7+SIN(PI()/180*[.A16])*3.7" office:value-type="float" office:value="119.049635854266" calcext:value-type="float">
            <text:p>119.05</text:p>
          </table:table-cell>
          <table:table-cell table:formula="of:=45+3.7-3.7*COS(PI()/180*[.A16])" office:value-type="float" office:value="46.2242167564722" calcext:value-type="float">
            <text:p>46.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20-3.7+SIN(PI()/180*[.A17])*3.7" office:value-type="float" office:value="119.175440057391" calcext:value-type="float">
            <text:p>119.18</text:p>
          </table:table-cell>
          <table:table-cell table:formula="of:=45+3.7-3.7*COS(PI()/180*[.A17])" office:value-type="float" office:value="46.3715145531156" calcext:value-type="float">
            <text:p>46.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20-3.7+SIN(PI()/180*[.A18])*3.7" office:value-type="float" office:value="119.293362879187" calcext:value-type="float">
            <text:p>119.29</text:p>
          </table:table-cell>
          <table:table-cell table:formula="of:=45+3.7-3.7*COS(PI()/180*[.A18])" office:value-type="float" office:value="46.5251945665179" calcext:value-type="float">
            <text:p>46.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20-3.7+SIN(PI()/180*[.A19])*3.7" office:value-type="float" office:value="119.403081101398" calcext:value-type="float">
            <text:p>119.40</text:p>
          </table:table-cell>
          <table:table-cell table:formula="of:=45+3.7-3.7*COS(PI()/180*[.A19])" office:value-type="float" office:value="46.6848355704444" calcext:value-type="float">
            <text:p>46.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20-3.7+SIN(PI()/180*[.A20])*3.7" office:value-type="float" office:value="119.504293994002" calcext:value-type="float">
            <text:p>119.50</text:p>
          </table:table-cell>
          <table:table-cell table:formula="of:=45+3.7-3.7*COS(PI()/180*[.A20])" office:value-type="float" office:value="46.85" calcext:value-type="float">
            <text:p>46.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20-3.7+SIN(PI()/180*[.A21])*3.7" office:value-type="float" office:value="119.596724139497" calcext:value-type="float">
            <text:p>119.60</text:p>
          </table:table-cell>
          <table:table-cell table:formula="of:=45+3.7-3.7*COS(PI()/180*[.A21])" office:value-type="float" office:value="47.0202351509637" calcext:value-type="float">
            <text:p>47.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20-3.7+SIN(PI()/180*[.A22])*3.7" office:value-type="float" office:value="119.680118193278" calcext:value-type="float">
            <text:p>119.68</text:p>
          </table:table-cell>
          <table:table-cell table:formula="of:=45+3.7-3.7*COS(PI()/180*[.A22])" office:value-type="float" office:value="47.1950744206195" calcext:value-type="float">
            <text:p>47.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20-3.7+SIN(PI()/180*[.A23])*3.7" office:value-type="float" office:value="119.75424757804" calcext:value-type="float">
            <text:p>119.75</text:p>
          </table:table-cell>
          <table:table-cell table:formula="of:=45+3.7-3.7*COS(PI()/180*[.A23])" office:value-type="float" office:value="47.3740385866824" calcext:value-type="float">
            <text:p>47.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20-3.7+SIN(PI()/180*[.A24])*3.7" office:value-type="float" office:value="119.818909110292" calcext:value-type="float">
            <text:p>119.82</text:p>
          </table:table-cell>
          <table:table-cell table:formula="of:=45+3.7-3.7*COS(PI()/180*[.A24])" office:value-type="float" office:value="47.5566371208127" calcext:value-type="float">
            <text:p>47.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20-3.7+SIN(PI()/180*[.A25])*3.7" office:value-type="float" office:value="119.87392555727" calcext:value-type="float">
            <text:p>119.87</text:p>
          </table:table-cell>
          <table:table-cell table:formula="of:=45+3.7-3.7*COS(PI()/180*[.A25])" office:value-type="float" office:value="47.7423695331207" calcext:value-type="float">
            <text:p>47.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20-3.7+SIN(PI()/180*[.A26])*3.7" office:value-type="float" office:value="119.919146122715" calcext:value-type="float">
            <text:p>119.92</text:p>
          </table:table-cell>
          <table:table-cell table:formula="of:=45+3.7-3.7*COS(PI()/180*[.A26])" office:value-type="float" office:value="47.9307267439743" calcext:value-type="float">
            <text:p>47.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20-3.7+SIN(PI()/180*[.A27])*3.7" office:value-type="float" office:value="119.954446860202" calcext:value-type="float">
            <text:p>119.95</text:p>
          </table:table-cell>
          <table:table-cell table:formula="of:=45+3.7-3.7*COS(PI()/180*[.A27])" office:value-type="float" office:value="48.1211924793512" calcext:value-type="float">
            <text:p>48.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20-3.7+SIN(PI()/180*[.A28])*3.7" office:value-type="float" office:value="119.979731012863" calcext:value-type="float">
            <text:p>119.98</text:p>
          </table:table-cell>
          <table:table-cell table:formula="of:=45+3.7-3.7*COS(PI()/180*[.A28])" office:value-type="float" office:value="48.3132446859097" calcext:value-type="float">
            <text:p>48.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20-3.7+SIN(PI()/180*[.A29])*3.7" office:value-type="float" office:value="119.994929278592" calcext:value-type="float">
            <text:p>119.99</text:p>
          </table:table-cell>
          <table:table-cell table:formula="of:=45+3.7-3.7*COS(PI()/180*[.A29])" office:value-type="float" office:value="48.5063569619011" calcext:value-type="float">
            <text:p>48.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20-3.7+SIN(PI()/180*[.A30])*3.7" office:value-type="float" office:value="120" calcext:value-type="float">
            <text:p>120.00</text:p>
          </table:table-cell>
          <table:table-cell table:formula="of:=45+3.7-3.7*COS(PI()/180*[.A30])" office:value-type="float" office:value="48.7" calcext:value-type="float">
            <text:p>48.70</text:p>
          </table:table-cell>
        </table:table-row>
      </table:table>
      <table:table table:name="5" table:style-name="ta1">
        <table:table-column table:style-name="co1" table:number-columns-repeated="2" table:default-cell-style-name="ce1"/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48.7" calcext:value-type="float">
            <text:p>4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49.7" calcext:value-type="float">
            <text:p>4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0.7" calcext:value-type="float">
            <text:p>5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1.7" calcext:value-type="float">
            <text:p>5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2.7" calcext:value-type="float">
            <text:p>5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3.7" calcext:value-type="float">
            <text:p>5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4.7" calcext:value-type="float">
            <text:p>5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5.7" calcext:value-type="float">
            <text:p>5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6.7" calcext:value-type="float">
            <text:p>5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7.7" calcext:value-type="float">
            <text:p>5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8.7" calcext:value-type="float">
            <text:p>5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59.7" calcext:value-type="float">
            <text:p>5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0.7" calcext:value-type="float">
            <text:p>6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1.7" calcext:value-type="float">
            <text:p>6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2.7" calcext:value-type="float">
            <text:p>6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3.7" calcext:value-type="float">
            <text:p>6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4.7" calcext:value-type="float">
            <text:p>6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5.7" calcext:value-type="float">
            <text:p>6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6.7" calcext:value-type="float">
            <text:p>6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7.7" calcext:value-type="float">
            <text:p>6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8.7" calcext:value-type="float">
            <text:p>6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69.7" calcext:value-type="float">
            <text:p>6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1.7" calcext:value-type="float">
            <text:p>7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2.7" calcext:value-type="float">
            <text:p>7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3.7" calcext:value-type="float">
            <text:p>7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4.7" calcext:value-type="float">
            <text:p>7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5.7" calcext:value-type="float">
            <text:p>7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6.7" calcext:value-type="float">
            <text:p>7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7.7" calcext:value-type="float">
            <text:p>7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8.7" calcext:value-type="float">
            <text:p>7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79.7" calcext:value-type="float">
            <text:p>7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0.7" calcext:value-type="float">
            <text:p>8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1.7" calcext:value-type="float">
            <text:p>8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2.7" calcext:value-type="float">
            <text:p>8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3.7" calcext:value-type="float">
            <text:p>8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4.7" calcext:value-type="float">
            <text:p>8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5.7" calcext:value-type="float">
            <text:p>8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6.7" calcext:value-type="float">
            <text:p>8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7.7" calcext:value-type="float">
            <text:p>8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8.7" calcext:value-type="float">
            <text:p>8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89.7" calcext:value-type="float">
            <text:p>8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0.7" calcext:value-type="float">
            <text:p>9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1.7" calcext:value-type="float">
            <text:p>9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2.7" calcext:value-type="float">
            <text:p>9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3.7" calcext:value-type="float">
            <text:p>9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4.7" calcext:value-type="float">
            <text:p>9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5.7" calcext:value-type="float">
            <text:p>9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96.3" calcext:value-type="float">
            <text:p>96.30</text:p>
          </table:table-cell>
        </table:table-row>
      </table:table>
      <table:table table:name="5-6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3.7*COS(PI()/180*[.A1])-3.7+120" office:value-type="float" office:value="119.994929278592" calcext:value-type="float">
            <text:p>119.99</text:p>
          </table:table-cell>
          <table:table-cell table:formula="of:=3.7*SIN(PI()/180*[.A1])+100-3.7" office:value-type="float" office:value="96.4936430380989" calcext:value-type="float">
            <text:p>96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.7*COS(PI()/180*[.A2])-3.7+120" office:value-type="float" office:value="119.979731012863" calcext:value-type="float">
            <text:p>119.98</text:p>
          </table:table-cell>
          <table:table-cell table:formula="of:=3.7*SIN(PI()/180*[.A2])+100-3.7" office:value-type="float" office:value="96.6867553140903" calcext:value-type="float">
            <text:p>96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.7*COS(PI()/180*[.A3])-3.7+120" office:value-type="float" office:value="119.954446860202" calcext:value-type="float">
            <text:p>119.95</text:p>
          </table:table-cell>
          <table:table-cell table:formula="of:=3.7*SIN(PI()/180*[.A3])+100-3.7" office:value-type="float" office:value="96.8788075206489" calcext:value-type="float">
            <text:p>96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.7*COS(PI()/180*[.A4])-3.7+120" office:value-type="float" office:value="119.919146122715" calcext:value-type="float">
            <text:p>119.92</text:p>
          </table:table-cell>
          <table:table-cell table:formula="of:=3.7*SIN(PI()/180*[.A4])+100-3.7" office:value-type="float" office:value="97.0692732560257" calcext:value-type="float">
            <text:p>97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.7*COS(PI()/180*[.A5])-3.7+120" office:value-type="float" office:value="119.87392555727" calcext:value-type="float">
            <text:p>119.87</text:p>
          </table:table-cell>
          <table:table-cell table:formula="of:=3.7*SIN(PI()/180*[.A5])+100-3.7" office:value-type="float" office:value="97.2576304668793" calcext:value-type="float">
            <text:p>97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.7*COS(PI()/180*[.A6])-3.7+120" office:value-type="float" office:value="119.818909110292" calcext:value-type="float">
            <text:p>119.82</text:p>
          </table:table-cell>
          <table:table-cell table:formula="of:=3.7*SIN(PI()/180*[.A6])+100-3.7" office:value-type="float" office:value="97.4433628791873" calcext:value-type="float">
            <text:p>97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.7*COS(PI()/180*[.A7])-3.7+120" office:value-type="float" office:value="119.75424757804" calcext:value-type="float">
            <text:p>119.75</text:p>
          </table:table-cell>
          <table:table-cell table:formula="of:=3.7*SIN(PI()/180*[.A7])+100-3.7" office:value-type="float" office:value="97.6259614133176" calcext:value-type="float">
            <text:p>97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.7*COS(PI()/180*[.A8])-3.7+120" office:value-type="float" office:value="119.680118193278" calcext:value-type="float">
            <text:p>119.68</text:p>
          </table:table-cell>
          <table:table-cell table:formula="of:=3.7*SIN(PI()/180*[.A8])+100-3.7" office:value-type="float" office:value="97.8049255793805" calcext:value-type="float">
            <text:p>97.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.7*COS(PI()/180*[.A9])-3.7+120" office:value-type="float" office:value="119.596724139497" calcext:value-type="float">
            <text:p>119.60</text:p>
          </table:table-cell>
          <table:table-cell table:formula="of:=3.7*SIN(PI()/180*[.A9])+100-3.7" office:value-type="float" office:value="97.9797648490363" calcext:value-type="float">
            <text:p>97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.7*COS(PI()/180*[.A10])-3.7+120" office:value-type="float" office:value="119.504293994002" calcext:value-type="float">
            <text:p>119.50</text:p>
          </table:table-cell>
          <table:table-cell table:formula="of:=3.7*SIN(PI()/180*[.A10])+100-3.7" office:value-type="float" office:value="98.15" calcext:value-type="float">
            <text:p>98.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.7*COS(PI()/180*[.A11])-3.7+120" office:value-type="float" office:value="119.403081101398" calcext:value-type="float">
            <text:p>119.40</text:p>
          </table:table-cell>
          <table:table-cell table:formula="of:=3.7*SIN(PI()/180*[.A11])+100-3.7" office:value-type="float" office:value="98.3151644295556" calcext:value-type="float">
            <text:p>98.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.7*COS(PI()/180*[.A12])-3.7+120" office:value-type="float" office:value="119.293362879187" calcext:value-type="float">
            <text:p>119.29</text:p>
          </table:table-cell>
          <table:table-cell table:formula="of:=3.7*SIN(PI()/180*[.A12])+100-3.7" office:value-type="float" office:value="98.4748054334822" calcext:value-type="float">
            <text:p>98.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.7*COS(PI()/180*[.A13])-3.7+120" office:value-type="float" office:value="119.175440057391" calcext:value-type="float">
            <text:p>119.18</text:p>
          </table:table-cell>
          <table:table-cell table:formula="of:=3.7*SIN(PI()/180*[.A13])+100-3.7" office:value-type="float" office:value="98.6284854468844" calcext:value-type="float">
            <text:p>98.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.7*COS(PI()/180*[.A14])-3.7+120" office:value-type="float" office:value="119.049635854266" calcext:value-type="float">
            <text:p>119.05</text:p>
          </table:table-cell>
          <table:table-cell table:formula="of:=3.7*SIN(PI()/180*[.A14])+100-3.7" office:value-type="float" office:value="98.7757832435278" calcext:value-type="float">
            <text:p>98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.7*COS(PI()/180*[.A15])-3.7+120" office:value-type="float" office:value="118.91629509039" calcext:value-type="float">
            <text:p>118.92</text:p>
          </table:table-cell>
          <table:table-cell table:formula="of:=3.7*SIN(PI()/180*[.A15])+100-3.7" office:value-type="float" office:value="98.9162950903902" calcext:value-type="float">
            <text:p>98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3.7*COS(PI()/180*[.A16])-3.7+120" office:value-type="float" office:value="118.775783243528" calcext:value-type="float">
            <text:p>118.78</text:p>
          </table:table-cell>
          <table:table-cell table:formula="of:=3.7*SIN(PI()/180*[.A16])+100-3.7" office:value-type="float" office:value="99.0496358542664" calcext:value-type="float">
            <text:p>99.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3.7*COS(PI()/180*[.A17])-3.7+120" office:value-type="float" office:value="118.628485446884" calcext:value-type="float">
            <text:p>118.63</text:p>
          </table:table-cell>
          <table:table-cell table:formula="of:=3.7*SIN(PI()/180*[.A17])+100-3.7" office:value-type="float" office:value="99.1754400573908" calcext:value-type="float">
            <text:p>99.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3.7*COS(PI()/180*[.A18])-3.7+120" office:value-type="float" office:value="118.474805433482" calcext:value-type="float">
            <text:p>118.47</text:p>
          </table:table-cell>
          <table:table-cell table:formula="of:=3.7*SIN(PI()/180*[.A18])+100-3.7" office:value-type="float" office:value="99.2933628791873" calcext:value-type="float">
            <text:p>99.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3.7*COS(PI()/180*[.A19])-3.7+120" office:value-type="float" office:value="118.315164429556" calcext:value-type="float">
            <text:p>118.32</text:p>
          </table:table-cell>
          <table:table-cell table:formula="of:=3.7*SIN(PI()/180*[.A19])+100-3.7" office:value-type="float" office:value="99.4030811013981" calcext:value-type="float">
            <text:p>99.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3.7*COS(PI()/180*[.A20])-3.7+120" office:value-type="float" office:value="118.15" calcext:value-type="float">
            <text:p>118.15</text:p>
          </table:table-cell>
          <table:table-cell table:formula="of:=3.7*SIN(PI()/180*[.A20])+100-3.7" office:value-type="float" office:value="99.5042939940024" calcext:value-type="float">
            <text:p>99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3.7*COS(PI()/180*[.A21])-3.7+120" office:value-type="float" office:value="117.979764849036" calcext:value-type="float">
            <text:p>117.98</text:p>
          </table:table-cell>
          <table:table-cell table:formula="of:=3.7*SIN(PI()/180*[.A21])+100-3.7" office:value-type="float" office:value="99.596724139497" calcext:value-type="float">
            <text:p>99.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3.7*COS(PI()/180*[.A22])-3.7+120" office:value-type="float" office:value="117.80492557938" calcext:value-type="float">
            <text:p>117.80</text:p>
          </table:table-cell>
          <table:table-cell table:formula="of:=3.7*SIN(PI()/180*[.A22])+100-3.7" office:value-type="float" office:value="99.6801181932776" calcext:value-type="float">
            <text:p>99.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3.7*COS(PI()/180*[.A23])-3.7+120" office:value-type="float" office:value="117.625961413318" calcext:value-type="float">
            <text:p>117.63</text:p>
          </table:table-cell>
          <table:table-cell table:formula="of:=3.7*SIN(PI()/180*[.A23])+100-3.7" office:value-type="float" office:value="99.7542475780396" calcext:value-type="float">
            <text:p>99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3.7*COS(PI()/180*[.A24])-3.7+120" office:value-type="float" office:value="117.443362879187" calcext:value-type="float">
            <text:p>117.44</text:p>
          </table:table-cell>
          <table:table-cell table:formula="of:=3.7*SIN(PI()/180*[.A24])+100-3.7" office:value-type="float" office:value="99.8189091102921" calcext:value-type="float">
            <text:p>99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3.7*COS(PI()/180*[.A25])-3.7+120" office:value-type="float" office:value="117.257630466879" calcext:value-type="float">
            <text:p>117.26</text:p>
          </table:table-cell>
          <table:table-cell table:formula="of:=3.7*SIN(PI()/180*[.A25])+100-3.7" office:value-type="float" office:value="99.8739255572695" calcext:value-type="float">
            <text:p>99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3.7*COS(PI()/180*[.A26])-3.7+120" office:value-type="float" office:value="117.069273256026" calcext:value-type="float">
            <text:p>117.07</text:p>
          </table:table-cell>
          <table:table-cell table:formula="of:=3.7*SIN(PI()/180*[.A26])+100-3.7" office:value-type="float" office:value="99.9191461227151" calcext:value-type="float">
            <text:p>99.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3.7*COS(PI()/180*[.A27])-3.7+120" office:value-type="float" office:value="116.878807520649" calcext:value-type="float">
            <text:p>116.88</text:p>
          </table:table-cell>
          <table:table-cell table:formula="of:=3.7*SIN(PI()/180*[.A27])+100-3.7" office:value-type="float" office:value="99.954446860202" calcext:value-type="float">
            <text:p>99.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3.7*COS(PI()/180*[.A28])-3.7+120" office:value-type="float" office:value="116.68675531409" calcext:value-type="float">
            <text:p>116.69</text:p>
          </table:table-cell>
          <table:table-cell table:formula="of:=3.7*SIN(PI()/180*[.A28])+100-3.7" office:value-type="float" office:value="99.9797310128626" calcext:value-type="float">
            <text:p>99.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3.7*COS(PI()/180*[.A29])-3.7+120" office:value-type="float" office:value="116.493643038099" calcext:value-type="float">
            <text:p>116.49</text:p>
          </table:table-cell>
          <table:table-cell table:formula="of:=3.7*SIN(PI()/180*[.A29])+100-3.7" office:value-type="float" office:value="99.9949292785919" calcext:value-type="float">
            <text:p>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3.7*COS(PI()/180*[.A30])-3.7+120" office:value-type="float" office:value="116.3" calcext:value-type="float">
            <text:p>116.30</text:p>
          </table:table-cell>
          <table:table-cell table:formula="of:=3.7*SIN(PI()/180*[.A30])+100-3.7" office:value-type="float" office:value="100" calcext:value-type="float">
            <text:p>100.00</text:p>
          </table:table-cell>
        </table:table-row>
      </table:table>
      <table:table table:name="6,7" table:style-name="ta1">
        <table:table-column table:style-name="co1" table:number-columns-repeated="2" table:default-cell-style-name="Default"/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7-8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45+3.7-3.7*SIN(PI()/180*[.A1])" office:value-type="float" office:value="48.5063569619011" calcext:value-type="float">
            <text:p>48.51</text:p>
          </table:table-cell>
          <table:table-cell table:formula="of:=100-3.7+3.7*COS(PI()/180*[.A1])" office:value-type="float" office:value="99.9949292785919" calcext:value-type="float">
            <text:p>99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+3.7-3.7*SIN(PI()/180*[.A2])" office:value-type="float" office:value="48.3132446859097" calcext:value-type="float">
            <text:p>48.31</text:p>
          </table:table-cell>
          <table:table-cell table:formula="of:=100-3.7+3.7*COS(PI()/180*[.A2])" office:value-type="float" office:value="99.9797310128626" calcext:value-type="float">
            <text:p>99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5+3.7-3.7*SIN(PI()/180*[.A3])" office:value-type="float" office:value="48.1211924793512" calcext:value-type="float">
            <text:p>48.12</text:p>
          </table:table-cell>
          <table:table-cell table:formula="of:=100-3.7+3.7*COS(PI()/180*[.A3])" office:value-type="float" office:value="99.954446860202" calcext:value-type="float">
            <text:p>99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5+3.7-3.7*SIN(PI()/180*[.A4])" office:value-type="float" office:value="47.9307267439743" calcext:value-type="float">
            <text:p>47.93</text:p>
          </table:table-cell>
          <table:table-cell table:formula="of:=100-3.7+3.7*COS(PI()/180*[.A4])" office:value-type="float" office:value="99.9191461227151" calcext:value-type="float">
            <text:p>99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5+3.7-3.7*SIN(PI()/180*[.A5])" office:value-type="float" office:value="47.7423695331207" calcext:value-type="float">
            <text:p>47.74</text:p>
          </table:table-cell>
          <table:table-cell table:formula="of:=100-3.7+3.7*COS(PI()/180*[.A5])" office:value-type="float" office:value="99.8739255572695" calcext:value-type="float">
            <text:p>99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5+3.7-3.7*SIN(PI()/180*[.A6])" office:value-type="float" office:value="47.5566371208127" calcext:value-type="float">
            <text:p>47.56</text:p>
          </table:table-cell>
          <table:table-cell table:formula="of:=100-3.7+3.7*COS(PI()/180*[.A6])" office:value-type="float" office:value="99.8189091102921" calcext:value-type="float">
            <text:p>99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5+3.7-3.7*SIN(PI()/180*[.A7])" office:value-type="float" office:value="47.3740385866824" calcext:value-type="float">
            <text:p>47.37</text:p>
          </table:table-cell>
          <table:table-cell table:formula="of:=100-3.7+3.7*COS(PI()/180*[.A7])" office:value-type="float" office:value="99.7542475780396" calcext:value-type="float">
            <text:p>99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5+3.7-3.7*SIN(PI()/180*[.A8])" office:value-type="float" office:value="47.1950744206195" calcext:value-type="float">
            <text:p>47.20</text:p>
          </table:table-cell>
          <table:table-cell table:formula="of:=100-3.7+3.7*COS(PI()/180*[.A8])" office:value-type="float" office:value="99.6801181932776" calcext:value-type="float">
            <text:p>99.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5+3.7-3.7*SIN(PI()/180*[.A9])" office:value-type="float" office:value="47.0202351509637" calcext:value-type="float">
            <text:p>47.02</text:p>
          </table:table-cell>
          <table:table-cell table:formula="of:=100-3.7+3.7*COS(PI()/180*[.A9])" office:value-type="float" office:value="99.596724139497" calcext:value-type="float">
            <text:p>99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5+3.7-3.7*SIN(PI()/180*[.A10])" office:value-type="float" office:value="46.85" calcext:value-type="float">
            <text:p>46.85</text:p>
          </table:table-cell>
          <table:table-cell table:formula="of:=100-3.7+3.7*COS(PI()/180*[.A10])" office:value-type="float" office:value="99.5042939940024" calcext:value-type="float">
            <text:p>99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5+3.7-3.7*SIN(PI()/180*[.A11])" office:value-type="float" office:value="46.6848355704444" calcext:value-type="float">
            <text:p>46.68</text:p>
          </table:table-cell>
          <table:table-cell table:formula="of:=100-3.7+3.7*COS(PI()/180*[.A11])" office:value-type="float" office:value="99.4030811013981" calcext:value-type="float">
            <text:p>99.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5+3.7-3.7*SIN(PI()/180*[.A12])" office:value-type="float" office:value="46.5251945665179" calcext:value-type="float">
            <text:p>46.53</text:p>
          </table:table-cell>
          <table:table-cell table:formula="of:=100-3.7+3.7*COS(PI()/180*[.A12])" office:value-type="float" office:value="99.2933628791873" calcext:value-type="float">
            <text:p>99.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5+3.7-3.7*SIN(PI()/180*[.A13])" office:value-type="float" office:value="46.3715145531156" calcext:value-type="float">
            <text:p>46.37</text:p>
          </table:table-cell>
          <table:table-cell table:formula="of:=100-3.7+3.7*COS(PI()/180*[.A13])" office:value-type="float" office:value="99.1754400573908" calcext:value-type="float">
            <text:p>99.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5+3.7-3.7*SIN(PI()/180*[.A14])" office:value-type="float" office:value="46.2242167564722" calcext:value-type="float">
            <text:p>46.22</text:p>
          </table:table-cell>
          <table:table-cell table:formula="of:=100-3.7+3.7*COS(PI()/180*[.A14])" office:value-type="float" office:value="99.0496358542664" calcext:value-type="float">
            <text:p>99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5+3.7-3.7*SIN(PI()/180*[.A15])" office:value-type="float" office:value="46.0837049096098" calcext:value-type="float">
            <text:p>46.08</text:p>
          </table:table-cell>
          <table:table-cell table:formula="of:=100-3.7+3.7*COS(PI()/180*[.A15])" office:value-type="float" office:value="98.9162950903902" calcext:value-type="float">
            <text:p>98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5+3.7-3.7*SIN(PI()/180*[.A16])" office:value-type="float" office:value="45.9503641457336" calcext:value-type="float">
            <text:p>45.95</text:p>
          </table:table-cell>
          <table:table-cell table:formula="of:=100-3.7+3.7*COS(PI()/180*[.A16])" office:value-type="float" office:value="98.7757832435278" calcext:value-type="float">
            <text:p>98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5+3.7-3.7*SIN(PI()/180*[.A17])" office:value-type="float" office:value="45.8245599426092" calcext:value-type="float">
            <text:p>45.82</text:p>
          </table:table-cell>
          <table:table-cell table:formula="of:=100-3.7+3.7*COS(PI()/180*[.A17])" office:value-type="float" office:value="98.6284854468844" calcext:value-type="float">
            <text:p>98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5+3.7-3.7*SIN(PI()/180*[.A18])" office:value-type="float" office:value="45.7066371208127" calcext:value-type="float">
            <text:p>45.71</text:p>
          </table:table-cell>
          <table:table-cell table:formula="of:=100-3.7+3.7*COS(PI()/180*[.A18])" office:value-type="float" office:value="98.4748054334822" calcext:value-type="float">
            <text:p>98.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5+3.7-3.7*SIN(PI()/180*[.A19])" office:value-type="float" office:value="45.5969188986019" calcext:value-type="float">
            <text:p>45.60</text:p>
          </table:table-cell>
          <table:table-cell table:formula="of:=100-3.7+3.7*COS(PI()/180*[.A19])" office:value-type="float" office:value="98.3151644295556" calcext:value-type="float">
            <text:p>98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5+3.7-3.7*SIN(PI()/180*[.A20])" office:value-type="float" office:value="45.4957060059976" calcext:value-type="float">
            <text:p>45.50</text:p>
          </table:table-cell>
          <table:table-cell table:formula="of:=100-3.7+3.7*COS(PI()/180*[.A20])" office:value-type="float" office:value="98.15" calcext:value-type="float">
            <text:p>98.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5+3.7-3.7*SIN(PI()/180*[.A21])" office:value-type="float" office:value="45.4032758605031" calcext:value-type="float">
            <text:p>45.40</text:p>
          </table:table-cell>
          <table:table-cell table:formula="of:=100-3.7+3.7*COS(PI()/180*[.A21])" office:value-type="float" office:value="97.9797648490363" calcext:value-type="float">
            <text:p>97.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5+3.7-3.7*SIN(PI()/180*[.A22])" office:value-type="float" office:value="45.3198818067224" calcext:value-type="float">
            <text:p>45.32</text:p>
          </table:table-cell>
          <table:table-cell table:formula="of:=100-3.7+3.7*COS(PI()/180*[.A22])" office:value-type="float" office:value="97.8049255793805" calcext:value-type="float">
            <text:p>97.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5+3.7-3.7*SIN(PI()/180*[.A23])" office:value-type="float" office:value="45.2457524219604" calcext:value-type="float">
            <text:p>45.25</text:p>
          </table:table-cell>
          <table:table-cell table:formula="of:=100-3.7+3.7*COS(PI()/180*[.A23])" office:value-type="float" office:value="97.6259614133176" calcext:value-type="float">
            <text:p>97.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5+3.7-3.7*SIN(PI()/180*[.A24])" office:value-type="float" office:value="45.1810908897079" calcext:value-type="float">
            <text:p>45.18</text:p>
          </table:table-cell>
          <table:table-cell table:formula="of:=100-3.7+3.7*COS(PI()/180*[.A24])" office:value-type="float" office:value="97.4433628791873" calcext:value-type="float">
            <text:p>97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5+3.7-3.7*SIN(PI()/180*[.A25])" office:value-type="float" office:value="45.1260744427305" calcext:value-type="float">
            <text:p>45.13</text:p>
          </table:table-cell>
          <table:table-cell table:formula="of:=100-3.7+3.7*COS(PI()/180*[.A25])" office:value-type="float" office:value="97.2576304668793" calcext:value-type="float">
            <text:p>97.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5+3.7-3.7*SIN(PI()/180*[.A26])" office:value-type="float" office:value="45.0808538772849" calcext:value-type="float">
            <text:p>45.08</text:p>
          </table:table-cell>
          <table:table-cell table:formula="of:=100-3.7+3.7*COS(PI()/180*[.A26])" office:value-type="float" office:value="97.0692732560257" calcext:value-type="float">
            <text:p>97.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5+3.7-3.7*SIN(PI()/180*[.A27])" office:value-type="float" office:value="45.045553139798" calcext:value-type="float">
            <text:p>45.05</text:p>
          </table:table-cell>
          <table:table-cell table:formula="of:=100-3.7+3.7*COS(PI()/180*[.A27])" office:value-type="float" office:value="96.8788075206489" calcext:value-type="float">
            <text:p>96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5+3.7-3.7*SIN(PI()/180*[.A28])" office:value-type="float" office:value="45.0202689871374" calcext:value-type="float">
            <text:p>45.02</text:p>
          </table:table-cell>
          <table:table-cell table:formula="of:=100-3.7+3.7*COS(PI()/180*[.A28])" office:value-type="float" office:value="96.6867553140903" calcext:value-type="float">
            <text:p>96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5+3.7-3.7*SIN(PI()/180*[.A29])" office:value-type="float" office:value="45.0050707214081" calcext:value-type="float">
            <text:p>45.01</text:p>
          </table:table-cell>
          <table:table-cell table:formula="of:=100-3.7+3.7*COS(PI()/180*[.A29])" office:value-type="float" office:value="96.4936430380989" calcext:value-type="float">
            <text:p>96.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5+3.7-3.7*SIN(PI()/180*[.A30])" office:value-type="float" office:value="45" calcext:value-type="float">
            <text:p>45.00</text:p>
          </table:table-cell>
          <table:table-cell table:formula="of:=100-3.7+3.7*COS(PI()/180*[.A30])" office:value-type="float" office:value="96.3" calcext:value-type="float">
            <text:p>96.30</text:p>
          </table:table-cell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8" table:style-name="ta1">
        <table:table-column table:style-name="co1" table:number-columns-repeated="2" table:default-cell-style-name="ce1"/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5.3" calcext:value-type="float">
            <text:p>9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4.3" calcext:value-type="float">
            <text:p>9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3.3" calcext:value-type="float">
            <text:p>9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2.3" calcext:value-type="float">
            <text:p>9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1.3" calcext:value-type="float">
            <text:p>9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90.3" calcext:value-type="float">
            <text:p>9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9.3" calcext:value-type="float">
            <text:p>8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8.3" calcext:value-type="float">
            <text:p>8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7.3" calcext:value-type="float">
            <text:p>8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6.3" calcext:value-type="float">
            <text:p>8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5.3" calcext:value-type="float">
            <text:p>8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4.3" calcext:value-type="float">
            <text:p>8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3.3" calcext:value-type="float">
            <text:p>8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2.3" calcext:value-type="float">
            <text:p>8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1.3" calcext:value-type="float">
            <text:p>8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80.3" calcext:value-type="float">
            <text:p>8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9.3" calcext:value-type="float">
            <text:p>7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8.3" calcext:value-type="float">
            <text:p>7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7.3" calcext:value-type="float">
            <text:p>7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6.3" calcext:value-type="float">
            <text:p>7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5.3" calcext:value-type="float">
            <text:p>7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4.3" calcext:value-type="float">
            <text:p>7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3.3" calcext:value-type="float">
            <text:p>7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2.3" calcext:value-type="float">
            <text:p>7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1.3" calcext:value-type="float">
            <text:p>7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70.3" calcext:value-type="float">
            <text:p>7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9.3" calcext:value-type="float">
            <text:p>6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8.3" calcext:value-type="float">
            <text:p>6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7.3" calcext:value-type="float">
            <text:p>6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6.3" calcext:value-type="float">
            <text:p>6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5.3" calcext:value-type="float">
            <text:p>6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4.3" calcext:value-type="float">
            <text:p>6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3.3" calcext:value-type="float">
            <text:p>6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2.3" calcext:value-type="float">
            <text:p>6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1.3" calcext:value-type="float">
            <text:p>6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60.3" calcext:value-type="float">
            <text:p>6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9.3" calcext:value-type="float">
            <text:p>5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8.3" calcext:value-type="float">
            <text:p>5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7.3" calcext:value-type="float">
            <text:p>5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6.3" calcext:value-type="float">
            <text:p>5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5.3" calcext:value-type="float">
            <text:p>5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4.3" calcext:value-type="float">
            <text:p>5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3.3" calcext:value-type="float">
            <text:p>5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2.3" calcext:value-type="float">
            <text:p>5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1.3" calcext:value-type="float">
            <text:p>5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50.3" calcext:value-type="float">
            <text:p>5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49.3" calcext:value-type="float">
            <text:p>4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48.7" calcext:value-type="float">
            <text:p>48.70</text:p>
          </table:table-cell>
        </table:table-row>
        <table:table-row table:style-name="ro1" table:number-rows-repeated="10485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8-9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45-3.7+3.7*COS(PI()/180*[.A1])" office:value-type="float" office:value="44.9949292785919" calcext:value-type="float">
            <text:p>44.99</text:p>
          </table:table-cell>
          <table:table-cell table:formula="of:=45+3.7-3.7*SIN(PI()/180*[.A1])" office:value-type="float" office:value="48.5063569619011" calcext:value-type="float">
            <text:p>48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-3.7+3.7*COS(PI()/180*[.A2])" office:value-type="float" office:value="44.9797310128626" calcext:value-type="float">
            <text:p>44.98</text:p>
          </table:table-cell>
          <table:table-cell table:formula="of:=45+3.7-3.7*SIN(PI()/180*[.A2])" office:value-type="float" office:value="48.3132446859097" calcext:value-type="float">
            <text:p>48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5-3.7+3.7*COS(PI()/180*[.A3])" office:value-type="float" office:value="44.954446860202" calcext:value-type="float">
            <text:p>44.95</text:p>
          </table:table-cell>
          <table:table-cell table:formula="of:=45+3.7-3.7*SIN(PI()/180*[.A3])" office:value-type="float" office:value="48.1211924793512" calcext:value-type="float">
            <text:p>48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5-3.7+3.7*COS(PI()/180*[.A4])" office:value-type="float" office:value="44.9191461227151" calcext:value-type="float">
            <text:p>44.92</text:p>
          </table:table-cell>
          <table:table-cell table:formula="of:=45+3.7-3.7*SIN(PI()/180*[.A4])" office:value-type="float" office:value="47.9307267439743" calcext:value-type="float">
            <text:p>47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5-3.7+3.7*COS(PI()/180*[.A5])" office:value-type="float" office:value="44.8739255572696" calcext:value-type="float">
            <text:p>44.87</text:p>
          </table:table-cell>
          <table:table-cell table:formula="of:=45+3.7-3.7*SIN(PI()/180*[.A5])" office:value-type="float" office:value="47.7423695331207" calcext:value-type="float">
            <text:p>47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5-3.7+3.7*COS(PI()/180*[.A6])" office:value-type="float" office:value="44.8189091102921" calcext:value-type="float">
            <text:p>44.82</text:p>
          </table:table-cell>
          <table:table-cell table:formula="of:=45+3.7-3.7*SIN(PI()/180*[.A6])" office:value-type="float" office:value="47.5566371208127" calcext:value-type="float">
            <text:p>47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5-3.7+3.7*COS(PI()/180*[.A7])" office:value-type="float" office:value="44.7542475780397" calcext:value-type="float">
            <text:p>44.75</text:p>
          </table:table-cell>
          <table:table-cell table:formula="of:=45+3.7-3.7*SIN(PI()/180*[.A7])" office:value-type="float" office:value="47.3740385866824" calcext:value-type="float">
            <text:p>47.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5-3.7+3.7*COS(PI()/180*[.A8])" office:value-type="float" office:value="44.6801181932776" calcext:value-type="float">
            <text:p>44.68</text:p>
          </table:table-cell>
          <table:table-cell table:formula="of:=45+3.7-3.7*SIN(PI()/180*[.A8])" office:value-type="float" office:value="47.1950744206195" calcext:value-type="float">
            <text:p>47.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5-3.7+3.7*COS(PI()/180*[.A9])" office:value-type="float" office:value="44.596724139497" calcext:value-type="float">
            <text:p>44.60</text:p>
          </table:table-cell>
          <table:table-cell table:formula="of:=45+3.7-3.7*SIN(PI()/180*[.A9])" office:value-type="float" office:value="47.0202351509637" calcext:value-type="float">
            <text:p>47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5-3.7+3.7*COS(PI()/180*[.A10])" office:value-type="float" office:value="44.5042939940024" calcext:value-type="float">
            <text:p>44.50</text:p>
          </table:table-cell>
          <table:table-cell table:formula="of:=45+3.7-3.7*SIN(PI()/180*[.A10])" office:value-type="float" office:value="46.85" calcext:value-type="float">
            <text:p>46.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5-3.7+3.7*COS(PI()/180*[.A11])" office:value-type="float" office:value="44.4030811013981" calcext:value-type="float">
            <text:p>44.40</text:p>
          </table:table-cell>
          <table:table-cell table:formula="of:=45+3.7-3.7*SIN(PI()/180*[.A11])" office:value-type="float" office:value="46.6848355704444" calcext:value-type="float">
            <text:p>46.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5-3.7+3.7*COS(PI()/180*[.A12])" office:value-type="float" office:value="44.2933628791873" calcext:value-type="float">
            <text:p>44.29</text:p>
          </table:table-cell>
          <table:table-cell table:formula="of:=45+3.7-3.7*SIN(PI()/180*[.A12])" office:value-type="float" office:value="46.5251945665179" calcext:value-type="float">
            <text:p>46.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5-3.7+3.7*COS(PI()/180*[.A13])" office:value-type="float" office:value="44.1754400573908" calcext:value-type="float">
            <text:p>44.18</text:p>
          </table:table-cell>
          <table:table-cell table:formula="of:=45+3.7-3.7*SIN(PI()/180*[.A13])" office:value-type="float" office:value="46.3715145531156" calcext:value-type="float">
            <text:p>46.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5-3.7+3.7*COS(PI()/180*[.A14])" office:value-type="float" office:value="44.0496358542664" calcext:value-type="float">
            <text:p>44.05</text:p>
          </table:table-cell>
          <table:table-cell table:formula="of:=45+3.7-3.7*SIN(PI()/180*[.A14])" office:value-type="float" office:value="46.2242167564722" calcext:value-type="float">
            <text:p>46.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5-3.7+3.7*COS(PI()/180*[.A15])" office:value-type="float" office:value="43.9162950903902" calcext:value-type="float">
            <text:p>43.92</text:p>
          </table:table-cell>
          <table:table-cell table:formula="of:=45+3.7-3.7*SIN(PI()/180*[.A15])" office:value-type="float" office:value="46.0837049096098" calcext:value-type="float">
            <text:p>46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5-3.7+3.7*COS(PI()/180*[.A16])" office:value-type="float" office:value="43.7757832435278" calcext:value-type="float">
            <text:p>43.78</text:p>
          </table:table-cell>
          <table:table-cell table:formula="of:=45+3.7-3.7*SIN(PI()/180*[.A16])" office:value-type="float" office:value="45.9503641457336" calcext:value-type="float">
            <text:p>45.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5-3.7+3.7*COS(PI()/180*[.A17])" office:value-type="float" office:value="43.6284854468844" calcext:value-type="float">
            <text:p>43.63</text:p>
          </table:table-cell>
          <table:table-cell table:formula="of:=45+3.7-3.7*SIN(PI()/180*[.A17])" office:value-type="float" office:value="45.8245599426092" calcext:value-type="float">
            <text:p>45.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5-3.7+3.7*COS(PI()/180*[.A18])" office:value-type="float" office:value="43.4748054334821" calcext:value-type="float">
            <text:p>43.47</text:p>
          </table:table-cell>
          <table:table-cell table:formula="of:=45+3.7-3.7*SIN(PI()/180*[.A18])" office:value-type="float" office:value="45.7066371208127" calcext:value-type="float">
            <text:p>45.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5-3.7+3.7*COS(PI()/180*[.A19])" office:value-type="float" office:value="43.3151644295556" calcext:value-type="float">
            <text:p>43.32</text:p>
          </table:table-cell>
          <table:table-cell table:formula="of:=45+3.7-3.7*SIN(PI()/180*[.A19])" office:value-type="float" office:value="45.5969188986019" calcext:value-type="float">
            <text:p>45.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5-3.7+3.7*COS(PI()/180*[.A20])" office:value-type="float" office:value="43.15" calcext:value-type="float">
            <text:p>43.15</text:p>
          </table:table-cell>
          <table:table-cell table:formula="of:=45+3.7-3.7*SIN(PI()/180*[.A20])" office:value-type="float" office:value="45.4957060059976" calcext:value-type="float">
            <text:p>45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5-3.7+3.7*COS(PI()/180*[.A21])" office:value-type="float" office:value="42.9797648490363" calcext:value-type="float">
            <text:p>42.98</text:p>
          </table:table-cell>
          <table:table-cell table:formula="of:=45+3.7-3.7*SIN(PI()/180*[.A21])" office:value-type="float" office:value="45.4032758605031" calcext:value-type="float">
            <text:p>45.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5-3.7+3.7*COS(PI()/180*[.A22])" office:value-type="float" office:value="42.8049255793805" calcext:value-type="float">
            <text:p>42.80</text:p>
          </table:table-cell>
          <table:table-cell table:formula="of:=45+3.7-3.7*SIN(PI()/180*[.A22])" office:value-type="float" office:value="45.3198818067224" calcext:value-type="float">
            <text:p>45.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5-3.7+3.7*COS(PI()/180*[.A23])" office:value-type="float" office:value="42.6259614133176" calcext:value-type="float">
            <text:p>42.63</text:p>
          </table:table-cell>
          <table:table-cell table:formula="of:=45+3.7-3.7*SIN(PI()/180*[.A23])" office:value-type="float" office:value="45.2457524219604" calcext:value-type="float">
            <text:p>45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5-3.7+3.7*COS(PI()/180*[.A24])" office:value-type="float" office:value="42.4433628791873" calcext:value-type="float">
            <text:p>42.44</text:p>
          </table:table-cell>
          <table:table-cell table:formula="of:=45+3.7-3.7*SIN(PI()/180*[.A24])" office:value-type="float" office:value="45.1810908897079" calcext:value-type="float">
            <text:p>45.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5-3.7+3.7*COS(PI()/180*[.A25])" office:value-type="float" office:value="42.2576304668793" calcext:value-type="float">
            <text:p>42.26</text:p>
          </table:table-cell>
          <table:table-cell table:formula="of:=45+3.7-3.7*SIN(PI()/180*[.A25])" office:value-type="float" office:value="45.1260744427305" calcext:value-type="float">
            <text:p>45.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5-3.7+3.7*COS(PI()/180*[.A26])" office:value-type="float" office:value="42.0692732560257" calcext:value-type="float">
            <text:p>42.07</text:p>
          </table:table-cell>
          <table:table-cell table:formula="of:=45+3.7-3.7*SIN(PI()/180*[.A26])" office:value-type="float" office:value="45.0808538772849" calcext:value-type="float">
            <text:p>45.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5-3.7+3.7*COS(PI()/180*[.A27])" office:value-type="float" office:value="41.8788075206489" calcext:value-type="float">
            <text:p>41.88</text:p>
          </table:table-cell>
          <table:table-cell table:formula="of:=45+3.7-3.7*SIN(PI()/180*[.A27])" office:value-type="float" office:value="45.045553139798" calcext:value-type="float">
            <text:p>45.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5-3.7+3.7*COS(PI()/180*[.A28])" office:value-type="float" office:value="41.6867553140903" calcext:value-type="float">
            <text:p>41.69</text:p>
          </table:table-cell>
          <table:table-cell table:formula="of:=45+3.7-3.7*SIN(PI()/180*[.A28])" office:value-type="float" office:value="45.0202689871374" calcext:value-type="float">
            <text:p>45.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5-3.7+3.7*COS(PI()/180*[.A29])" office:value-type="float" office:value="41.4936430380989" calcext:value-type="float">
            <text:p>41.49</text:p>
          </table:table-cell>
          <table:table-cell table:formula="of:=45+3.7-3.7*SIN(PI()/180*[.A29])" office:value-type="float" office:value="45.0050707214081" calcext:value-type="float">
            <text:p>45.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5-3.7+3.7*COS(PI()/180*[.A30])" office:value-type="float" office:value="41.3" calcext:value-type="float">
            <text:p>41.30</text:p>
          </table:table-cell>
          <table:table-cell table:formula="of:=45+3.7-3.7*SIN(PI()/180*[.A30])" office:value-type="float" office:value="45" calcext:value-type="float">
            <text:p>45.00</text:p>
          </table:table-cell>
        </table:table-row>
      </table:table>
      <table:table table:name="9" table:style-name="ta1">
        <table:table-column table:style-name="co1" table:number-columns-repeated="2" table:default-cell-style-name="ce1"/>
        <table:table-row table:style-name="ro1">
          <table:table-cell office:value-type="float" office:value="40.3" calcext:value-type="float">
            <text:p>40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9.3" calcext:value-type="float">
            <text:p>39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8.3" calcext:value-type="float">
            <text:p>38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7.3" calcext:value-type="float">
            <text:p>37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6.3" calcext:value-type="float">
            <text:p>36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5.3" calcext:value-type="float">
            <text:p>35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4.3" calcext:value-type="float">
            <text:p>34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3.3" calcext:value-type="float">
            <text:p>33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2.3" calcext:value-type="float">
            <text:p>32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1.3" calcext:value-type="float">
            <text:p>31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0.3" calcext:value-type="float">
            <text:p>30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9.3" calcext:value-type="float">
            <text:p>29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8.3" calcext:value-type="float">
            <text:p>28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7.3" calcext:value-type="float">
            <text:p>27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6.3" calcext:value-type="float">
            <text:p>26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5.3" calcext:value-type="float">
            <text:p>25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4.3" calcext:value-type="float">
            <text:p>24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3.3" calcext:value-type="float">
            <text:p>23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2.3" calcext:value-type="float">
            <text:p>22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1.3" calcext:value-type="float">
            <text:p>21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0.3" calcext:value-type="float">
            <text:p>20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9.3" calcext:value-type="float">
            <text:p>19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8.3" calcext:value-type="float">
            <text:p>18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7.3" calcext:value-type="float">
            <text:p>17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6.3" calcext:value-type="float">
            <text:p>16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5.3" calcext:value-type="float">
            <text:p>15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4.3" calcext:value-type="float">
            <text:p>14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3.3" calcext:value-type="float">
            <text:p>13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2.3" calcext:value-type="float">
            <text:p>12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1.3" calcext:value-type="float">
            <text:p>11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0.3" calcext:value-type="float">
            <text:p>10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9.3" calcext:value-type="float">
            <text:p>9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8.3" calcext:value-type="float">
            <text:p>8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7.3" calcext:value-type="float">
            <text:p>7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6.3" calcext:value-type="float">
            <text:p>6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5.3" calcext:value-type="float">
            <text:p>5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4.3" calcext:value-type="float">
            <text:p>4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3.3" calcext:value-type="float">
            <text:p>3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2.3" calcext:value-type="float">
            <text:p>2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1.3" calcext:value-type="float">
            <text:p>1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0.299999999999997" calcext:value-type="float">
            <text:p>0.3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0.700000000000003" calcext:value-type="float">
            <text:p>-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1.7" calcext:value-type="float">
            <text:p>-1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2.7" calcext:value-type="float">
            <text:p>-2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3.7" calcext:value-type="float">
            <text:p>-3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4.7" calcext:value-type="float">
            <text:p>-4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5.7" calcext:value-type="float">
            <text:p>-5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6.7" calcext:value-type="float">
            <text:p>-6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7.7" calcext:value-type="float">
            <text:p>-7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8.7" calcext:value-type="float">
            <text:p>-8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9.7" calcext:value-type="float">
            <text:p>-9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10.7" calcext:value-type="float">
            <text:p>-10.70</text:p>
          </table:table-cell>
          <table:table-cell office:value-type="float" office:value="45" calcext:value-type="float">
            <text:p>45.00</text:p>
          </table:table-cell>
        </table:table-row>
        <table:table-row table:style-name="ro1">
          <table:table-cell office:value-type="float" office:value="-11.3" calcext:value-type="float">
            <text:p>-11.30</text:p>
          </table:table-cell>
          <table:table-cell office:value-type="float" office:value="45" calcext:value-type="float">
            <text:p>45.00</text:p>
          </table:table-cell>
        </table:table-row>
      </table:table>
      <table:table table:name="9-10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-15+3.7-3.7*SIN(PI()/180*[.A1])" office:value-type="float" office:value="-11.4936430380989" calcext:value-type="float">
            <text:p>-11.49</text:p>
          </table:table-cell>
          <table:table-cell table:formula="of:=45-3.7+3.7*COS(PI()/180*[.A1])" office:value-type="float" office:value="44.9949292785919" calcext:value-type="float">
            <text:p>44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5+3.7-3.7*SIN(PI()/180*[.A2])" office:value-type="float" office:value="-11.6867553140903" calcext:value-type="float">
            <text:p>-11.69</text:p>
          </table:table-cell>
          <table:table-cell table:formula="of:=45-3.7+3.7*COS(PI()/180*[.A2])" office:value-type="float" office:value="44.9797310128626" calcext:value-type="float">
            <text:p>44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5+3.7-3.7*SIN(PI()/180*[.A3])" office:value-type="float" office:value="-11.8788075206489" calcext:value-type="float">
            <text:p>-11.88</text:p>
          </table:table-cell>
          <table:table-cell table:formula="of:=45-3.7+3.7*COS(PI()/180*[.A3])" office:value-type="float" office:value="44.954446860202" calcext:value-type="float">
            <text:p>44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5+3.7-3.7*SIN(PI()/180*[.A4])" office:value-type="float" office:value="-12.0692732560257" calcext:value-type="float">
            <text:p>-12.07</text:p>
          </table:table-cell>
          <table:table-cell table:formula="of:=45-3.7+3.7*COS(PI()/180*[.A4])" office:value-type="float" office:value="44.9191461227151" calcext:value-type="float">
            <text:p>44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5+3.7-3.7*SIN(PI()/180*[.A5])" office:value-type="float" office:value="-12.2576304668793" calcext:value-type="float">
            <text:p>-12.26</text:p>
          </table:table-cell>
          <table:table-cell table:formula="of:=45-3.7+3.7*COS(PI()/180*[.A5])" office:value-type="float" office:value="44.8739255572696" calcext:value-type="float">
            <text:p>44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5+3.7-3.7*SIN(PI()/180*[.A6])" office:value-type="float" office:value="-12.4433628791873" calcext:value-type="float">
            <text:p>-12.44</text:p>
          </table:table-cell>
          <table:table-cell table:formula="of:=45-3.7+3.7*COS(PI()/180*[.A6])" office:value-type="float" office:value="44.8189091102921" calcext:value-type="float">
            <text:p>44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5+3.7-3.7*SIN(PI()/180*[.A7])" office:value-type="float" office:value="-12.6259614133176" calcext:value-type="float">
            <text:p>-12.63</text:p>
          </table:table-cell>
          <table:table-cell table:formula="of:=45-3.7+3.7*COS(PI()/180*[.A7])" office:value-type="float" office:value="44.7542475780397" calcext:value-type="float">
            <text:p>44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5+3.7-3.7*SIN(PI()/180*[.A8])" office:value-type="float" office:value="-12.8049255793805" calcext:value-type="float">
            <text:p>-12.80</text:p>
          </table:table-cell>
          <table:table-cell table:formula="of:=45-3.7+3.7*COS(PI()/180*[.A8])" office:value-type="float" office:value="44.6801181932776" calcext:value-type="float">
            <text:p>44.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5+3.7-3.7*SIN(PI()/180*[.A9])" office:value-type="float" office:value="-12.9797648490363" calcext:value-type="float">
            <text:p>-12.98</text:p>
          </table:table-cell>
          <table:table-cell table:formula="of:=45-3.7+3.7*COS(PI()/180*[.A9])" office:value-type="float" office:value="44.596724139497" calcext:value-type="float">
            <text:p>44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5+3.7-3.7*SIN(PI()/180*[.A10])" office:value-type="float" office:value="-13.15" calcext:value-type="float">
            <text:p>-13.15</text:p>
          </table:table-cell>
          <table:table-cell table:formula="of:=45-3.7+3.7*COS(PI()/180*[.A10])" office:value-type="float" office:value="44.5042939940024" calcext:value-type="float">
            <text:p>44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5+3.7-3.7*SIN(PI()/180*[.A11])" office:value-type="float" office:value="-13.3151644295556" calcext:value-type="float">
            <text:p>-13.32</text:p>
          </table:table-cell>
          <table:table-cell table:formula="of:=45-3.7+3.7*COS(PI()/180*[.A11])" office:value-type="float" office:value="44.4030811013981" calcext:value-type="float">
            <text:p>44.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5+3.7-3.7*SIN(PI()/180*[.A12])" office:value-type="float" office:value="-13.4748054334822" calcext:value-type="float">
            <text:p>-13.47</text:p>
          </table:table-cell>
          <table:table-cell table:formula="of:=45-3.7+3.7*COS(PI()/180*[.A12])" office:value-type="float" office:value="44.2933628791873" calcext:value-type="float">
            <text:p>44.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5+3.7-3.7*SIN(PI()/180*[.A13])" office:value-type="float" office:value="-13.6284854468844" calcext:value-type="float">
            <text:p>-13.63</text:p>
          </table:table-cell>
          <table:table-cell table:formula="of:=45-3.7+3.7*COS(PI()/180*[.A13])" office:value-type="float" office:value="44.1754400573908" calcext:value-type="float">
            <text:p>44.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15+3.7-3.7*SIN(PI()/180*[.A14])" office:value-type="float" office:value="-13.7757832435278" calcext:value-type="float">
            <text:p>-13.78</text:p>
          </table:table-cell>
          <table:table-cell table:formula="of:=45-3.7+3.7*COS(PI()/180*[.A14])" office:value-type="float" office:value="44.0496358542664" calcext:value-type="float">
            <text:p>44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15+3.7-3.7*SIN(PI()/180*[.A15])" office:value-type="float" office:value="-13.9162950903902" calcext:value-type="float">
            <text:p>-13.92</text:p>
          </table:table-cell>
          <table:table-cell table:formula="of:=45-3.7+3.7*COS(PI()/180*[.A15])" office:value-type="float" office:value="43.9162950903902" calcext:value-type="float">
            <text:p>43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15+3.7-3.7*SIN(PI()/180*[.A16])" office:value-type="float" office:value="-14.0496358542664" calcext:value-type="float">
            <text:p>-14.05</text:p>
          </table:table-cell>
          <table:table-cell table:formula="of:=45-3.7+3.7*COS(PI()/180*[.A16])" office:value-type="float" office:value="43.7757832435278" calcext:value-type="float">
            <text:p>43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15+3.7-3.7*SIN(PI()/180*[.A17])" office:value-type="float" office:value="-14.1754400573908" calcext:value-type="float">
            <text:p>-14.18</text:p>
          </table:table-cell>
          <table:table-cell table:formula="of:=45-3.7+3.7*COS(PI()/180*[.A17])" office:value-type="float" office:value="43.6284854468844" calcext:value-type="float">
            <text:p>43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15+3.7-3.7*SIN(PI()/180*[.A18])" office:value-type="float" office:value="-14.2933628791873" calcext:value-type="float">
            <text:p>-14.29</text:p>
          </table:table-cell>
          <table:table-cell table:formula="of:=45-3.7+3.7*COS(PI()/180*[.A18])" office:value-type="float" office:value="43.4748054334821" calcext:value-type="float">
            <text:p>43.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15+3.7-3.7*SIN(PI()/180*[.A19])" office:value-type="float" office:value="-14.4030811013981" calcext:value-type="float">
            <text:p>-14.40</text:p>
          </table:table-cell>
          <table:table-cell table:formula="of:=45-3.7+3.7*COS(PI()/180*[.A19])" office:value-type="float" office:value="43.3151644295556" calcext:value-type="float">
            <text:p>43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15+3.7-3.7*SIN(PI()/180*[.A20])" office:value-type="float" office:value="-14.5042939940024" calcext:value-type="float">
            <text:p>-14.50</text:p>
          </table:table-cell>
          <table:table-cell table:formula="of:=45-3.7+3.7*COS(PI()/180*[.A20])" office:value-type="float" office:value="43.15" calcext:value-type="float">
            <text:p>43.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15+3.7-3.7*SIN(PI()/180*[.A21])" office:value-type="float" office:value="-14.596724139497" calcext:value-type="float">
            <text:p>-14.60</text:p>
          </table:table-cell>
          <table:table-cell table:formula="of:=45-3.7+3.7*COS(PI()/180*[.A21])" office:value-type="float" office:value="42.9797648490363" calcext:value-type="float">
            <text:p>42.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15+3.7-3.7*SIN(PI()/180*[.A22])" office:value-type="float" office:value="-14.6801181932776" calcext:value-type="float">
            <text:p>-14.68</text:p>
          </table:table-cell>
          <table:table-cell table:formula="of:=45-3.7+3.7*COS(PI()/180*[.A22])" office:value-type="float" office:value="42.8049255793805" calcext:value-type="float">
            <text:p>42.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15+3.7-3.7*SIN(PI()/180*[.A23])" office:value-type="float" office:value="-14.7542475780396" calcext:value-type="float">
            <text:p>-14.75</text:p>
          </table:table-cell>
          <table:table-cell table:formula="of:=45-3.7+3.7*COS(PI()/180*[.A23])" office:value-type="float" office:value="42.6259614133176" calcext:value-type="float">
            <text:p>42.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15+3.7-3.7*SIN(PI()/180*[.A24])" office:value-type="float" office:value="-14.8189091102921" calcext:value-type="float">
            <text:p>-14.82</text:p>
          </table:table-cell>
          <table:table-cell table:formula="of:=45-3.7+3.7*COS(PI()/180*[.A24])" office:value-type="float" office:value="42.4433628791873" calcext:value-type="float">
            <text:p>42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15+3.7-3.7*SIN(PI()/180*[.A25])" office:value-type="float" office:value="-14.8739255572696" calcext:value-type="float">
            <text:p>-14.87</text:p>
          </table:table-cell>
          <table:table-cell table:formula="of:=45-3.7+3.7*COS(PI()/180*[.A25])" office:value-type="float" office:value="42.2576304668793" calcext:value-type="float">
            <text:p>42.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15+3.7-3.7*SIN(PI()/180*[.A26])" office:value-type="float" office:value="-14.9191461227151" calcext:value-type="float">
            <text:p>-14.92</text:p>
          </table:table-cell>
          <table:table-cell table:formula="of:=45-3.7+3.7*COS(PI()/180*[.A26])" office:value-type="float" office:value="42.0692732560257" calcext:value-type="float">
            <text:p>42.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15+3.7-3.7*SIN(PI()/180*[.A27])" office:value-type="float" office:value="-14.954446860202" calcext:value-type="float">
            <text:p>-14.95</text:p>
          </table:table-cell>
          <table:table-cell table:formula="of:=45-3.7+3.7*COS(PI()/180*[.A27])" office:value-type="float" office:value="41.8788075206489" calcext:value-type="float">
            <text:p>41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15+3.7-3.7*SIN(PI()/180*[.A28])" office:value-type="float" office:value="-14.9797310128626" calcext:value-type="float">
            <text:p>-14.98</text:p>
          </table:table-cell>
          <table:table-cell table:formula="of:=45-3.7+3.7*COS(PI()/180*[.A28])" office:value-type="float" office:value="41.6867553140903" calcext:value-type="float">
            <text:p>41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15+3.7-3.7*SIN(PI()/180*[.A29])" office:value-type="float" office:value="-14.9949292785919" calcext:value-type="float">
            <text:p>-14.99</text:p>
          </table:table-cell>
          <table:table-cell table:formula="of:=45-3.7+3.7*COS(PI()/180*[.A29])" office:value-type="float" office:value="41.4936430380989" calcext:value-type="float">
            <text:p>41.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15+3.7-3.7*SIN(PI()/180*[.A30])" office:value-type="float" office:value="-15" calcext:value-type="float">
            <text:p>-15.00</text:p>
          </table:table-cell>
          <table:table-cell table:formula="of:=45-3.7+3.7*COS(PI()/180*[.A30])" office:value-type="float" office:value="41.3" calcext:value-type="float">
            <text:p>41.30</text:p>
          </table:table-cell>
        </table:table-row>
      </table:table>
      <table:table table:name="10,11" table:style-name="ta1">
        <table:table-column table:style-name="co1" table:number-columns-repeated="2" table:default-cell-style-name="ce1"/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40.3" calcext:value-type="float">
            <text:p>4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9.3" calcext:value-type="float">
            <text:p>3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8.3" calcext:value-type="float">
            <text:p>3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7.3" calcext:value-type="float">
            <text:p>3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6.3" calcext:value-type="float">
            <text:p>3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5.3" calcext:value-type="float">
            <text:p>3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4.3" calcext:value-type="float">
            <text:p>3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3.3" calcext:value-type="float">
            <text:p>3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2.3" calcext:value-type="float">
            <text:p>3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1.3" calcext:value-type="float">
            <text:p>3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0.3" calcext:value-type="float">
            <text:p>3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9.3" calcext:value-type="float">
            <text:p>2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8.3" calcext:value-type="float">
            <text:p>2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7.3" calcext:value-type="float">
            <text:p>2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6.3" calcext:value-type="float">
            <text:p>2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5.3" calcext:value-type="float">
            <text:p>2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4.3" calcext:value-type="float">
            <text:p>2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3.3" calcext:value-type="float">
            <text:p>2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2.3" calcext:value-type="float">
            <text:p>2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1.3" calcext:value-type="float">
            <text:p>2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0.3" calcext:value-type="float">
            <text:p>2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9.3" calcext:value-type="float">
            <text:p>1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8.3" calcext:value-type="float">
            <text:p>1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7.3" calcext:value-type="float">
            <text:p>1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6.3" calcext:value-type="float">
            <text:p>1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5.3" calcext:value-type="float">
            <text:p>1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4.3" calcext:value-type="float">
            <text:p>1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3.3" calcext:value-type="float">
            <text:p>1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2.3" calcext:value-type="float">
            <text:p>1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1.3" calcext:value-type="float">
            <text:p>1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0.3" calcext:value-type="float">
            <text:p>1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9.3" calcext:value-type="float">
            <text:p>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8.3" calcext:value-type="float">
            <text:p>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7.3" calcext:value-type="float">
            <text:p>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6.3" calcext:value-type="float">
            <text:p>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5.3" calcext:value-type="float">
            <text:p>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4.3" calcext:value-type="float">
            <text:p>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3.3" calcext:value-type="float">
            <text:p>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2.3" calcext:value-type="float">
            <text:p>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1.3" calcext:value-type="float">
            <text:p>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0.299999999999997" calcext:value-type="float">
            <text:p>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0.700000000000003" calcext:value-type="float">
            <text:p>-0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.7" calcext:value-type="float">
            <text:p>-1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.7" calcext:value-type="float">
            <text:p>-2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.7" calcext:value-type="float">
            <text:p>-3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4.7" calcext:value-type="float">
            <text:p>-4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.7" calcext:value-type="float">
            <text:p>-5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.7" calcext:value-type="float">
            <text:p>-6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.7" calcext:value-type="float">
            <text:p>-7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.7" calcext:value-type="float">
            <text:p>-8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.7" calcext:value-type="float">
            <text:p>-9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0.7" calcext:value-type="float">
            <text:p>-10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1.7" calcext:value-type="float">
            <text:p>-11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2.7" calcext:value-type="float">
            <text:p>-12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3.7" calcext:value-type="float">
            <text:p>-13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4.7" calcext:value-type="float">
            <text:p>-14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5.7" calcext:value-type="float">
            <text:p>-15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6.7" calcext:value-type="float">
            <text:p>-16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7.7" calcext:value-type="float">
            <text:p>-17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8.7" calcext:value-type="float">
            <text:p>-18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19.7" calcext:value-type="float">
            <text:p>-19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0.7" calcext:value-type="float">
            <text:p>-20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1.7" calcext:value-type="float">
            <text:p>-21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2.7" calcext:value-type="float">
            <text:p>-22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3.7" calcext:value-type="float">
            <text:p>-23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4.7" calcext:value-type="float">
            <text:p>-24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5.7" calcext:value-type="float">
            <text:p>-25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6.7" calcext:value-type="float">
            <text:p>-26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7.7" calcext:value-type="float">
            <text:p>-27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8.7" calcext:value-type="float">
            <text:p>-28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29.7" calcext:value-type="float">
            <text:p>-29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0.7" calcext:value-type="float">
            <text:p>-30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1.7" calcext:value-type="float">
            <text:p>-31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2.7" calcext:value-type="float">
            <text:p>-32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3.7" calcext:value-type="float">
            <text:p>-33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4.7" calcext:value-type="float">
            <text:p>-34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5.7" calcext:value-type="float">
            <text:p>-35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6.7" calcext:value-type="float">
            <text:p>-36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7.7" calcext:value-type="float">
            <text:p>-37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8.7" calcext:value-type="float">
            <text:p>-38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39.7" calcext:value-type="float">
            <text:p>-39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40.7" calcext:value-type="float">
            <text:p>-40.7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41.3" calcext:value-type="float">
            <text:p>-41.30</text:p>
          </table:table-cell>
        </table:table-row>
        <table:table-row table:style-name="ro1" table:number-rows-repeated="104849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11-12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-15+3.7-3.7*COS(PI()/180*[.A1])" office:value-type="float" office:value="-14.9949292785919" calcext:value-type="float">
            <text:p>-14.99</text:p>
          </table:table-cell>
          <table:table-cell table:formula="of:=-45+3.7-3.7*SIN(PI()/180*[.A1])" office:value-type="float" office:value="-41.4936430380989" calcext:value-type="float">
            <text:p>-41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5+3.7-3.7*COS(PI()/180*[.A2])" office:value-type="float" office:value="-14.9797310128626" calcext:value-type="float">
            <text:p>-14.98</text:p>
          </table:table-cell>
          <table:table-cell table:formula="of:=-45+3.7-3.7*SIN(PI()/180*[.A2])" office:value-type="float" office:value="-41.6867553140903" calcext:value-type="float">
            <text:p>-41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5+3.7-3.7*COS(PI()/180*[.A3])" office:value-type="float" office:value="-14.954446860202" calcext:value-type="float">
            <text:p>-14.95</text:p>
          </table:table-cell>
          <table:table-cell table:formula="of:=-45+3.7-3.7*SIN(PI()/180*[.A3])" office:value-type="float" office:value="-41.8788075206489" calcext:value-type="float">
            <text:p>-41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5+3.7-3.7*COS(PI()/180*[.A4])" office:value-type="float" office:value="-14.9191461227151" calcext:value-type="float">
            <text:p>-14.92</text:p>
          </table:table-cell>
          <table:table-cell table:formula="of:=-45+3.7-3.7*SIN(PI()/180*[.A4])" office:value-type="float" office:value="-42.0692732560257" calcext:value-type="float">
            <text:p>-42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5+3.7-3.7*COS(PI()/180*[.A5])" office:value-type="float" office:value="-14.8739255572696" calcext:value-type="float">
            <text:p>-14.87</text:p>
          </table:table-cell>
          <table:table-cell table:formula="of:=-45+3.7-3.7*SIN(PI()/180*[.A5])" office:value-type="float" office:value="-42.2576304668793" calcext:value-type="float">
            <text:p>-42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5+3.7-3.7*COS(PI()/180*[.A6])" office:value-type="float" office:value="-14.8189091102921" calcext:value-type="float">
            <text:p>-14.82</text:p>
          </table:table-cell>
          <table:table-cell table:formula="of:=-45+3.7-3.7*SIN(PI()/180*[.A6])" office:value-type="float" office:value="-42.4433628791873" calcext:value-type="float">
            <text:p>-42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5+3.7-3.7*COS(PI()/180*[.A7])" office:value-type="float" office:value="-14.7542475780396" calcext:value-type="float">
            <text:p>-14.75</text:p>
          </table:table-cell>
          <table:table-cell table:formula="of:=-45+3.7-3.7*SIN(PI()/180*[.A7])" office:value-type="float" office:value="-42.6259614133176" calcext:value-type="float">
            <text:p>-42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5+3.7-3.7*COS(PI()/180*[.A8])" office:value-type="float" office:value="-14.6801181932776" calcext:value-type="float">
            <text:p>-14.68</text:p>
          </table:table-cell>
          <table:table-cell table:formula="of:=-45+3.7-3.7*SIN(PI()/180*[.A8])" office:value-type="float" office:value="-42.8049255793805" calcext:value-type="float">
            <text:p>-42.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5+3.7-3.7*COS(PI()/180*[.A9])" office:value-type="float" office:value="-14.596724139497" calcext:value-type="float">
            <text:p>-14.60</text:p>
          </table:table-cell>
          <table:table-cell table:formula="of:=-45+3.7-3.7*SIN(PI()/180*[.A9])" office:value-type="float" office:value="-42.9797648490363" calcext:value-type="float">
            <text:p>-42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5+3.7-3.7*COS(PI()/180*[.A10])" office:value-type="float" office:value="-14.5042939940024" calcext:value-type="float">
            <text:p>-14.50</text:p>
          </table:table-cell>
          <table:table-cell table:formula="of:=-45+3.7-3.7*SIN(PI()/180*[.A10])" office:value-type="float" office:value="-43.15" calcext:value-type="float">
            <text:p>-43.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5+3.7-3.7*COS(PI()/180*[.A11])" office:value-type="float" office:value="-14.4030811013981" calcext:value-type="float">
            <text:p>-14.40</text:p>
          </table:table-cell>
          <table:table-cell table:formula="of:=-45+3.7-3.7*SIN(PI()/180*[.A11])" office:value-type="float" office:value="-43.3151644295556" calcext:value-type="float">
            <text:p>-43.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5+3.7-3.7*COS(PI()/180*[.A12])" office:value-type="float" office:value="-14.2933628791873" calcext:value-type="float">
            <text:p>-14.29</text:p>
          </table:table-cell>
          <table:table-cell table:formula="of:=-45+3.7-3.7*SIN(PI()/180*[.A12])" office:value-type="float" office:value="-43.4748054334821" calcext:value-type="float">
            <text:p>-43.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5+3.7-3.7*COS(PI()/180*[.A13])" office:value-type="float" office:value="-14.1754400573908" calcext:value-type="float">
            <text:p>-14.18</text:p>
          </table:table-cell>
          <table:table-cell table:formula="of:=-45+3.7-3.7*SIN(PI()/180*[.A13])" office:value-type="float" office:value="-43.6284854468844" calcext:value-type="float">
            <text:p>-43.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15+3.7-3.7*COS(PI()/180*[.A14])" office:value-type="float" office:value="-14.0496358542664" calcext:value-type="float">
            <text:p>-14.05</text:p>
          </table:table-cell>
          <table:table-cell table:formula="of:=-45+3.7-3.7*SIN(PI()/180*[.A14])" office:value-type="float" office:value="-43.7757832435278" calcext:value-type="float">
            <text:p>-43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15+3.7-3.7*COS(PI()/180*[.A15])" office:value-type="float" office:value="-13.9162950903902" calcext:value-type="float">
            <text:p>-13.92</text:p>
          </table:table-cell>
          <table:table-cell table:formula="of:=-45+3.7-3.7*SIN(PI()/180*[.A15])" office:value-type="float" office:value="-43.9162950903902" calcext:value-type="float">
            <text:p>-43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15+3.7-3.7*COS(PI()/180*[.A16])" office:value-type="float" office:value="-13.7757832435278" calcext:value-type="float">
            <text:p>-13.78</text:p>
          </table:table-cell>
          <table:table-cell table:formula="of:=-45+3.7-3.7*SIN(PI()/180*[.A16])" office:value-type="float" office:value="-44.0496358542664" calcext:value-type="float">
            <text:p>-44.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15+3.7-3.7*COS(PI()/180*[.A17])" office:value-type="float" office:value="-13.6284854468844" calcext:value-type="float">
            <text:p>-13.63</text:p>
          </table:table-cell>
          <table:table-cell table:formula="of:=-45+3.7-3.7*SIN(PI()/180*[.A17])" office:value-type="float" office:value="-44.1754400573908" calcext:value-type="float">
            <text:p>-44.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15+3.7-3.7*COS(PI()/180*[.A18])" office:value-type="float" office:value="-13.4748054334822" calcext:value-type="float">
            <text:p>-13.47</text:p>
          </table:table-cell>
          <table:table-cell table:formula="of:=-45+3.7-3.7*SIN(PI()/180*[.A18])" office:value-type="float" office:value="-44.2933628791873" calcext:value-type="float">
            <text:p>-44.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15+3.7-3.7*COS(PI()/180*[.A19])" office:value-type="float" office:value="-13.3151644295556" calcext:value-type="float">
            <text:p>-13.32</text:p>
          </table:table-cell>
          <table:table-cell table:formula="of:=-45+3.7-3.7*SIN(PI()/180*[.A19])" office:value-type="float" office:value="-44.4030811013981" calcext:value-type="float">
            <text:p>-44.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15+3.7-3.7*COS(PI()/180*[.A20])" office:value-type="float" office:value="-13.15" calcext:value-type="float">
            <text:p>-13.15</text:p>
          </table:table-cell>
          <table:table-cell table:formula="of:=-45+3.7-3.7*SIN(PI()/180*[.A20])" office:value-type="float" office:value="-44.5042939940024" calcext:value-type="float">
            <text:p>-44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15+3.7-3.7*COS(PI()/180*[.A21])" office:value-type="float" office:value="-12.9797648490363" calcext:value-type="float">
            <text:p>-12.98</text:p>
          </table:table-cell>
          <table:table-cell table:formula="of:=-45+3.7-3.7*SIN(PI()/180*[.A21])" office:value-type="float" office:value="-44.596724139497" calcext:value-type="float">
            <text:p>-44.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15+3.7-3.7*COS(PI()/180*[.A22])" office:value-type="float" office:value="-12.8049255793805" calcext:value-type="float">
            <text:p>-12.80</text:p>
          </table:table-cell>
          <table:table-cell table:formula="of:=-45+3.7-3.7*SIN(PI()/180*[.A22])" office:value-type="float" office:value="-44.6801181932776" calcext:value-type="float">
            <text:p>-44.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15+3.7-3.7*COS(PI()/180*[.A23])" office:value-type="float" office:value="-12.6259614133176" calcext:value-type="float">
            <text:p>-12.63</text:p>
          </table:table-cell>
          <table:table-cell table:formula="of:=-45+3.7-3.7*SIN(PI()/180*[.A23])" office:value-type="float" office:value="-44.7542475780397" calcext:value-type="float">
            <text:p>-44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15+3.7-3.7*COS(PI()/180*[.A24])" office:value-type="float" office:value="-12.4433628791873" calcext:value-type="float">
            <text:p>-12.44</text:p>
          </table:table-cell>
          <table:table-cell table:formula="of:=-45+3.7-3.7*SIN(PI()/180*[.A24])" office:value-type="float" office:value="-44.8189091102921" calcext:value-type="float">
            <text:p>-44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15+3.7-3.7*COS(PI()/180*[.A25])" office:value-type="float" office:value="-12.2576304668793" calcext:value-type="float">
            <text:p>-12.26</text:p>
          </table:table-cell>
          <table:table-cell table:formula="of:=-45+3.7-3.7*SIN(PI()/180*[.A25])" office:value-type="float" office:value="-44.8739255572696" calcext:value-type="float">
            <text:p>-44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15+3.7-3.7*COS(PI()/180*[.A26])" office:value-type="float" office:value="-12.0692732560257" calcext:value-type="float">
            <text:p>-12.07</text:p>
          </table:table-cell>
          <table:table-cell table:formula="of:=-45+3.7-3.7*SIN(PI()/180*[.A26])" office:value-type="float" office:value="-44.9191461227151" calcext:value-type="float">
            <text:p>-44.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15+3.7-3.7*COS(PI()/180*[.A27])" office:value-type="float" office:value="-11.8788075206489" calcext:value-type="float">
            <text:p>-11.88</text:p>
          </table:table-cell>
          <table:table-cell table:formula="of:=-45+3.7-3.7*SIN(PI()/180*[.A27])" office:value-type="float" office:value="-44.954446860202" calcext:value-type="float">
            <text:p>-44.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15+3.7-3.7*COS(PI()/180*[.A28])" office:value-type="float" office:value="-11.6867553140903" calcext:value-type="float">
            <text:p>-11.69</text:p>
          </table:table-cell>
          <table:table-cell table:formula="of:=-45+3.7-3.7*SIN(PI()/180*[.A28])" office:value-type="float" office:value="-44.9797310128626" calcext:value-type="float">
            <text:p>-44.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15+3.7-3.7*COS(PI()/180*[.A29])" office:value-type="float" office:value="-11.4936430380989" calcext:value-type="float">
            <text:p>-11.49</text:p>
          </table:table-cell>
          <table:table-cell table:formula="of:=-45+3.7-3.7*SIN(PI()/180*[.A29])" office:value-type="float" office:value="-44.9949292785919" calcext:value-type="float">
            <text:p>-44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15+3.7-3.7*COS(PI()/180*[.A30])" office:value-type="float" office:value="-11.3" calcext:value-type="float">
            <text:p>-11.30</text:p>
          </table:table-cell>
          <table:table-cell table:formula="of:=-45+3.7-3.7*SIN(PI()/180*[.A30])" office:value-type="float" office:value="-45" calcext:value-type="float">
            <text:p>-45.00</text:p>
          </table:table-cell>
        </table:table-row>
      </table:table>
      <table:table table:name="12" table:style-name="ta1">
        <table:table-column table:style-name="co1" table:number-columns-repeated="2" table:default-cell-style-name="ce1"/>
        <table:table-row table:style-name="ro1">
          <table:table-cell office:value-type="float" office:value="-10.3" calcext:value-type="float">
            <text:p>-10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9.3" calcext:value-type="float">
            <text:p>-9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8.3" calcext:value-type="float">
            <text:p>-8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7.3" calcext:value-type="float">
            <text:p>-7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6.3" calcext:value-type="float">
            <text:p>-6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5.3" calcext:value-type="float">
            <text:p>-5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4.3" calcext:value-type="float">
            <text:p>-4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.3" calcext:value-type="float">
            <text:p>-3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.3" calcext:value-type="float">
            <text:p>-2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1.3" calcext:value-type="float">
            <text:p>-1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0.300000000000001" calcext:value-type="float">
            <text:p>-0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0.699999999999999" calcext:value-type="float">
            <text:p>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.7" calcext:value-type="float">
            <text:p>1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.7" calcext:value-type="float">
            <text:p>2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.7" calcext:value-type="float">
            <text:p>3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4.7" calcext:value-type="float">
            <text:p>4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5.7" calcext:value-type="float">
            <text:p>5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6.7" calcext:value-type="float">
            <text:p>6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7.7" calcext:value-type="float">
            <text:p>7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8.7" calcext:value-type="float">
            <text:p>8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9.7" calcext:value-type="float">
            <text:p>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0.7" calcext:value-type="float">
            <text:p>1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1.7" calcext:value-type="float">
            <text:p>11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2.7" calcext:value-type="float">
            <text:p>12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3.7" calcext:value-type="float">
            <text:p>13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4.7" calcext:value-type="float">
            <text:p>14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5.7" calcext:value-type="float">
            <text:p>15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6.7" calcext:value-type="float">
            <text:p>16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7.7" calcext:value-type="float">
            <text:p>17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8.7" calcext:value-type="float">
            <text:p>18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9.7" calcext:value-type="float">
            <text:p>1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0.7" calcext:value-type="float">
            <text:p>2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1.7" calcext:value-type="float">
            <text:p>21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2.7" calcext:value-type="float">
            <text:p>22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3.7" calcext:value-type="float">
            <text:p>23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4.7" calcext:value-type="float">
            <text:p>24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5.7" calcext:value-type="float">
            <text:p>25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6.7" calcext:value-type="float">
            <text:p>26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7.7" calcext:value-type="float">
            <text:p>27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8.7" calcext:value-type="float">
            <text:p>28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29.7" calcext:value-type="float">
            <text:p>2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0.7" calcext:value-type="float">
            <text:p>3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1.7" calcext:value-type="float">
            <text:p>31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2.7" calcext:value-type="float">
            <text:p>32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3.7" calcext:value-type="float">
            <text:p>33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4.7" calcext:value-type="float">
            <text:p>34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5.7" calcext:value-type="float">
            <text:p>35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6.7" calcext:value-type="float">
            <text:p>36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7.7" calcext:value-type="float">
            <text:p>37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8.7" calcext:value-type="float">
            <text:p>38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39.7" calcext:value-type="float">
            <text:p>3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40.7" calcext:value-type="float">
            <text:p>4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41.3" calcext:value-type="float">
            <text:p>41.30</text:p>
          </table:table-cell>
          <table:table-cell office:value-type="float" office:value="-45" calcext:value-type="float">
            <text:p>-45.00</text:p>
          </table:table-cell>
        </table:table-row>
      </table:table>
      <table:table table:name="12-13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45-3.7+3.7*SIN(PI()/180*[.A1])" office:value-type="float" office:value="41.4936430380989" calcext:value-type="float">
            <text:p>41.49</text:p>
          </table:table-cell>
          <table:table-cell table:formula="of:=-45+3.7-3.7*COS(PI()/180*[.A1])" office:value-type="float" office:value="-44.9949292785919" calcext:value-type="float">
            <text:p>-44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-3.7+3.7*SIN(PI()/180*[.A2])" office:value-type="float" office:value="41.6867553140903" calcext:value-type="float">
            <text:p>41.69</text:p>
          </table:table-cell>
          <table:table-cell table:formula="of:=-45+3.7-3.7*COS(PI()/180*[.A2])" office:value-type="float" office:value="-44.9797310128626" calcext:value-type="float">
            <text:p>-44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5-3.7+3.7*SIN(PI()/180*[.A3])" office:value-type="float" office:value="41.8788075206489" calcext:value-type="float">
            <text:p>41.88</text:p>
          </table:table-cell>
          <table:table-cell table:formula="of:=-45+3.7-3.7*COS(PI()/180*[.A3])" office:value-type="float" office:value="-44.954446860202" calcext:value-type="float">
            <text:p>-44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5-3.7+3.7*SIN(PI()/180*[.A4])" office:value-type="float" office:value="42.0692732560257" calcext:value-type="float">
            <text:p>42.07</text:p>
          </table:table-cell>
          <table:table-cell table:formula="of:=-45+3.7-3.7*COS(PI()/180*[.A4])" office:value-type="float" office:value="-44.9191461227151" calcext:value-type="float">
            <text:p>-44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5-3.7+3.7*SIN(PI()/180*[.A5])" office:value-type="float" office:value="42.2576304668793" calcext:value-type="float">
            <text:p>42.26</text:p>
          </table:table-cell>
          <table:table-cell table:formula="of:=-45+3.7-3.7*COS(PI()/180*[.A5])" office:value-type="float" office:value="-44.8739255572696" calcext:value-type="float">
            <text:p>-44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5-3.7+3.7*SIN(PI()/180*[.A6])" office:value-type="float" office:value="42.4433628791873" calcext:value-type="float">
            <text:p>42.44</text:p>
          </table:table-cell>
          <table:table-cell table:formula="of:=-45+3.7-3.7*COS(PI()/180*[.A6])" office:value-type="float" office:value="-44.8189091102921" calcext:value-type="float">
            <text:p>-44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5-3.7+3.7*SIN(PI()/180*[.A7])" office:value-type="float" office:value="42.6259614133176" calcext:value-type="float">
            <text:p>42.63</text:p>
          </table:table-cell>
          <table:table-cell table:formula="of:=-45+3.7-3.7*COS(PI()/180*[.A7])" office:value-type="float" office:value="-44.7542475780397" calcext:value-type="float">
            <text:p>-44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5-3.7+3.7*SIN(PI()/180*[.A8])" office:value-type="float" office:value="42.8049255793805" calcext:value-type="float">
            <text:p>42.80</text:p>
          </table:table-cell>
          <table:table-cell table:formula="of:=-45+3.7-3.7*COS(PI()/180*[.A8])" office:value-type="float" office:value="-44.6801181932776" calcext:value-type="float">
            <text:p>-44.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5-3.7+3.7*SIN(PI()/180*[.A9])" office:value-type="float" office:value="42.9797648490363" calcext:value-type="float">
            <text:p>42.98</text:p>
          </table:table-cell>
          <table:table-cell table:formula="of:=-45+3.7-3.7*COS(PI()/180*[.A9])" office:value-type="float" office:value="-44.596724139497" calcext:value-type="float">
            <text:p>-44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5-3.7+3.7*SIN(PI()/180*[.A10])" office:value-type="float" office:value="43.15" calcext:value-type="float">
            <text:p>43.15</text:p>
          </table:table-cell>
          <table:table-cell table:formula="of:=-45+3.7-3.7*COS(PI()/180*[.A10])" office:value-type="float" office:value="-44.5042939940024" calcext:value-type="float">
            <text:p>-44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5-3.7+3.7*SIN(PI()/180*[.A11])" office:value-type="float" office:value="43.3151644295556" calcext:value-type="float">
            <text:p>43.32</text:p>
          </table:table-cell>
          <table:table-cell table:formula="of:=-45+3.7-3.7*COS(PI()/180*[.A11])" office:value-type="float" office:value="-44.4030811013981" calcext:value-type="float">
            <text:p>-44.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5-3.7+3.7*SIN(PI()/180*[.A12])" office:value-type="float" office:value="43.4748054334821" calcext:value-type="float">
            <text:p>43.47</text:p>
          </table:table-cell>
          <table:table-cell table:formula="of:=-45+3.7-3.7*COS(PI()/180*[.A12])" office:value-type="float" office:value="-44.2933628791873" calcext:value-type="float">
            <text:p>-44.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5-3.7+3.7*SIN(PI()/180*[.A13])" office:value-type="float" office:value="43.6284854468844" calcext:value-type="float">
            <text:p>43.63</text:p>
          </table:table-cell>
          <table:table-cell table:formula="of:=-45+3.7-3.7*COS(PI()/180*[.A13])" office:value-type="float" office:value="-44.1754400573908" calcext:value-type="float">
            <text:p>-44.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5-3.7+3.7*SIN(PI()/180*[.A14])" office:value-type="float" office:value="43.7757832435278" calcext:value-type="float">
            <text:p>43.78</text:p>
          </table:table-cell>
          <table:table-cell table:formula="of:=-45+3.7-3.7*COS(PI()/180*[.A14])" office:value-type="float" office:value="-44.0496358542664" calcext:value-type="float">
            <text:p>-44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5-3.7+3.7*SIN(PI()/180*[.A15])" office:value-type="float" office:value="43.9162950903902" calcext:value-type="float">
            <text:p>43.92</text:p>
          </table:table-cell>
          <table:table-cell table:formula="of:=-45+3.7-3.7*COS(PI()/180*[.A15])" office:value-type="float" office:value="-43.9162950903902" calcext:value-type="float">
            <text:p>-43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5-3.7+3.7*SIN(PI()/180*[.A16])" office:value-type="float" office:value="44.0496358542664" calcext:value-type="float">
            <text:p>44.05</text:p>
          </table:table-cell>
          <table:table-cell table:formula="of:=-45+3.7-3.7*COS(PI()/180*[.A16])" office:value-type="float" office:value="-43.7757832435278" calcext:value-type="float">
            <text:p>-43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5-3.7+3.7*SIN(PI()/180*[.A17])" office:value-type="float" office:value="44.1754400573908" calcext:value-type="float">
            <text:p>44.18</text:p>
          </table:table-cell>
          <table:table-cell table:formula="of:=-45+3.7-3.7*COS(PI()/180*[.A17])" office:value-type="float" office:value="-43.6284854468844" calcext:value-type="float">
            <text:p>-43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5-3.7+3.7*SIN(PI()/180*[.A18])" office:value-type="float" office:value="44.2933628791873" calcext:value-type="float">
            <text:p>44.29</text:p>
          </table:table-cell>
          <table:table-cell table:formula="of:=-45+3.7-3.7*COS(PI()/180*[.A18])" office:value-type="float" office:value="-43.4748054334821" calcext:value-type="float">
            <text:p>-43.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5-3.7+3.7*SIN(PI()/180*[.A19])" office:value-type="float" office:value="44.4030811013981" calcext:value-type="float">
            <text:p>44.40</text:p>
          </table:table-cell>
          <table:table-cell table:formula="of:=-45+3.7-3.7*COS(PI()/180*[.A19])" office:value-type="float" office:value="-43.3151644295556" calcext:value-type="float">
            <text:p>-43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5-3.7+3.7*SIN(PI()/180*[.A20])" office:value-type="float" office:value="44.5042939940024" calcext:value-type="float">
            <text:p>44.50</text:p>
          </table:table-cell>
          <table:table-cell table:formula="of:=-45+3.7-3.7*COS(PI()/180*[.A20])" office:value-type="float" office:value="-43.15" calcext:value-type="float">
            <text:p>-43.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5-3.7+3.7*SIN(PI()/180*[.A21])" office:value-type="float" office:value="44.596724139497" calcext:value-type="float">
            <text:p>44.60</text:p>
          </table:table-cell>
          <table:table-cell table:formula="of:=-45+3.7-3.7*COS(PI()/180*[.A21])" office:value-type="float" office:value="-42.9797648490363" calcext:value-type="float">
            <text:p>-42.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5-3.7+3.7*SIN(PI()/180*[.A22])" office:value-type="float" office:value="44.6801181932776" calcext:value-type="float">
            <text:p>44.68</text:p>
          </table:table-cell>
          <table:table-cell table:formula="of:=-45+3.7-3.7*COS(PI()/180*[.A22])" office:value-type="float" office:value="-42.8049255793805" calcext:value-type="float">
            <text:p>-42.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5-3.7+3.7*SIN(PI()/180*[.A23])" office:value-type="float" office:value="44.7542475780397" calcext:value-type="float">
            <text:p>44.75</text:p>
          </table:table-cell>
          <table:table-cell table:formula="of:=-45+3.7-3.7*COS(PI()/180*[.A23])" office:value-type="float" office:value="-42.6259614133176" calcext:value-type="float">
            <text:p>-42.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5-3.7+3.7*SIN(PI()/180*[.A24])" office:value-type="float" office:value="44.8189091102921" calcext:value-type="float">
            <text:p>44.82</text:p>
          </table:table-cell>
          <table:table-cell table:formula="of:=-45+3.7-3.7*COS(PI()/180*[.A24])" office:value-type="float" office:value="-42.4433628791873" calcext:value-type="float">
            <text:p>-42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5-3.7+3.7*SIN(PI()/180*[.A25])" office:value-type="float" office:value="44.8739255572696" calcext:value-type="float">
            <text:p>44.87</text:p>
          </table:table-cell>
          <table:table-cell table:formula="of:=-45+3.7-3.7*COS(PI()/180*[.A25])" office:value-type="float" office:value="-42.2576304668793" calcext:value-type="float">
            <text:p>-42.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5-3.7+3.7*SIN(PI()/180*[.A26])" office:value-type="float" office:value="44.9191461227151" calcext:value-type="float">
            <text:p>44.92</text:p>
          </table:table-cell>
          <table:table-cell table:formula="of:=-45+3.7-3.7*COS(PI()/180*[.A26])" office:value-type="float" office:value="-42.0692732560257" calcext:value-type="float">
            <text:p>-42.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5-3.7+3.7*SIN(PI()/180*[.A27])" office:value-type="float" office:value="44.954446860202" calcext:value-type="float">
            <text:p>44.95</text:p>
          </table:table-cell>
          <table:table-cell table:formula="of:=-45+3.7-3.7*COS(PI()/180*[.A27])" office:value-type="float" office:value="-41.8788075206489" calcext:value-type="float">
            <text:p>-41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5-3.7+3.7*SIN(PI()/180*[.A28])" office:value-type="float" office:value="44.9797310128626" calcext:value-type="float">
            <text:p>44.98</text:p>
          </table:table-cell>
          <table:table-cell table:formula="of:=-45+3.7-3.7*COS(PI()/180*[.A28])" office:value-type="float" office:value="-41.6867553140903" calcext:value-type="float">
            <text:p>-41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5-3.7+3.7*SIN(PI()/180*[.A29])" office:value-type="float" office:value="44.9949292785919" calcext:value-type="float">
            <text:p>44.99</text:p>
          </table:table-cell>
          <table:table-cell table:formula="of:=-45+3.7-3.7*COS(PI()/180*[.A29])" office:value-type="float" office:value="-41.4936430380989" calcext:value-type="float">
            <text:p>-41.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5-3.7+3.7*SIN(PI()/180*[.A30])" office:value-type="float" office:value="45" calcext:value-type="float">
            <text:p>45.00</text:p>
          </table:table-cell>
          <table:table-cell table:formula="of:=-45+3.7-3.7*COS(PI()/180*[.A30])" office:value-type="float" office:value="-41.3" calcext:value-type="float">
            <text:p>-41.30</text:p>
          </table:table-cell>
        </table:table-row>
      </table:table>
      <table:table table:name="13" table:style-name="ta1">
        <table:table-column table:style-name="co1" table:number-columns-repeated="2" table:default-cell-style-name="ce1"/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40.3" calcext:value-type="float">
            <text:p>-4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9.3" calcext:value-type="float">
            <text:p>-3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8.3" calcext:value-type="float">
            <text:p>-3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7.3" calcext:value-type="float">
            <text:p>-3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6.3" calcext:value-type="float">
            <text:p>-3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5.3" calcext:value-type="float">
            <text:p>-3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4.3" calcext:value-type="float">
            <text:p>-3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3.3" calcext:value-type="float">
            <text:p>-3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2.3" calcext:value-type="float">
            <text:p>-3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1.3" calcext:value-type="float">
            <text:p>-3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0.3" calcext:value-type="float">
            <text:p>-3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9.3" calcext:value-type="float">
            <text:p>-2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8.3" calcext:value-type="float">
            <text:p>-2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7.3" calcext:value-type="float">
            <text:p>-2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6.3" calcext:value-type="float">
            <text:p>-2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5.3" calcext:value-type="float">
            <text:p>-2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4.3" calcext:value-type="float">
            <text:p>-2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3.3" calcext:value-type="float">
            <text:p>-2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2.3" calcext:value-type="float">
            <text:p>-2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1.3" calcext:value-type="float">
            <text:p>-2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20.3" calcext:value-type="float">
            <text:p>-2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9.3" calcext:value-type="float">
            <text:p>-1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8.3" calcext:value-type="float">
            <text:p>-1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7.3" calcext:value-type="float">
            <text:p>-1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6.3" calcext:value-type="float">
            <text:p>-1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5.3" calcext:value-type="float">
            <text:p>-1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4.3" calcext:value-type="float">
            <text:p>-1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3.3" calcext:value-type="float">
            <text:p>-13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2.3" calcext:value-type="float">
            <text:p>-12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1.3" calcext:value-type="float">
            <text:p>-11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10.3" calcext:value-type="float">
            <text:p>-10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9.3" calcext:value-type="float">
            <text:p>-9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8.3" calcext:value-type="float">
            <text:p>-8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7.3" calcext:value-type="float">
            <text:p>-7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6.3" calcext:value-type="float">
            <text:p>-6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5.3" calcext:value-type="float">
            <text:p>-5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4.3" calcext:value-type="float">
            <text:p>-4.30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float" office:value="-3.7" calcext:value-type="float">
            <text:p>-3.70</text:p>
          </table:table-cell>
        </table:table-row>
      </table:table>
      <table:table table:name="13-14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45+3.7-3.7*COS(PI()/180*[.A1])" office:value-type="float" office:value="45.0050707214081" calcext:value-type="float">
            <text:p>45.01</text:p>
          </table:table-cell>
          <table:table-cell table:formula="of:=3.7*SIN(PI()/180*[.A1])-3.7" office:value-type="float" office:value="-3.50635696190111" calcext:value-type="float">
            <text:p>-3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+3.7-3.7*COS(PI()/180*[.A2])" office:value-type="float" office:value="45.0202689871374" calcext:value-type="float">
            <text:p>45.02</text:p>
          </table:table-cell>
          <table:table-cell table:formula="of:=3.7*SIN(PI()/180*[.A2])-3.7" office:value-type="float" office:value="-3.31324468590968" calcext:value-type="float">
            <text:p>-3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5+3.7-3.7*COS(PI()/180*[.A3])" office:value-type="float" office:value="45.045553139798" calcext:value-type="float">
            <text:p>45.05</text:p>
          </table:table-cell>
          <table:table-cell table:formula="of:=3.7*SIN(PI()/180*[.A3])-3.7" office:value-type="float" office:value="-3.12119247935115" calcext:value-type="float">
            <text:p>-3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5+3.7-3.7*COS(PI()/180*[.A4])" office:value-type="float" office:value="45.0808538772849" calcext:value-type="float">
            <text:p>45.08</text:p>
          </table:table-cell>
          <table:table-cell table:formula="of:=3.7*SIN(PI()/180*[.A4])-3.7" office:value-type="float" office:value="-2.93072674397429" calcext:value-type="float">
            <text:p>-2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5+3.7-3.7*COS(PI()/180*[.A5])" office:value-type="float" office:value="45.1260744427305" calcext:value-type="float">
            <text:p>45.13</text:p>
          </table:table-cell>
          <table:table-cell table:formula="of:=3.7*SIN(PI()/180*[.A5])-3.7" office:value-type="float" office:value="-2.74236953312067" calcext:value-type="float">
            <text:p>-2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5+3.7-3.7*COS(PI()/180*[.A6])" office:value-type="float" office:value="45.1810908897079" calcext:value-type="float">
            <text:p>45.18</text:p>
          </table:table-cell>
          <table:table-cell table:formula="of:=3.7*SIN(PI()/180*[.A6])-3.7" office:value-type="float" office:value="-2.55663712081269" calcext:value-type="float">
            <text:p>-2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5+3.7-3.7*COS(PI()/180*[.A7])" office:value-type="float" office:value="45.2457524219604" calcext:value-type="float">
            <text:p>45.25</text:p>
          </table:table-cell>
          <table:table-cell table:formula="of:=3.7*SIN(PI()/180*[.A7])-3.7" office:value-type="float" office:value="-2.37403858668239" calcext:value-type="float">
            <text:p>-2.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5+3.7-3.7*COS(PI()/180*[.A8])" office:value-type="float" office:value="45.3198818067224" calcext:value-type="float">
            <text:p>45.32</text:p>
          </table:table-cell>
          <table:table-cell table:formula="of:=3.7*SIN(PI()/180*[.A8])-3.7" office:value-type="float" office:value="-2.19507442061954" calcext:value-type="float">
            <text:p>-2.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5+3.7-3.7*COS(PI()/180*[.A9])" office:value-type="float" office:value="45.4032758605031" calcext:value-type="float">
            <text:p>45.40</text:p>
          </table:table-cell>
          <table:table-cell table:formula="of:=3.7*SIN(PI()/180*[.A9])-3.7" office:value-type="float" office:value="-2.02023515096368" calcext:value-type="float">
            <text:p>-2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5+3.7-3.7*COS(PI()/180*[.A10])" office:value-type="float" office:value="45.4957060059976" calcext:value-type="float">
            <text:p>45.50</text:p>
          </table:table-cell>
          <table:table-cell table:formula="of:=3.7*SIN(PI()/180*[.A10])-3.7" office:value-type="float" office:value="-1.85" calcext:value-type="float">
            <text:p>-1.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5+3.7-3.7*COS(PI()/180*[.A11])" office:value-type="float" office:value="45.5969188986019" calcext:value-type="float">
            <text:p>45.60</text:p>
          </table:table-cell>
          <table:table-cell table:formula="of:=3.7*SIN(PI()/180*[.A11])-3.7" office:value-type="float" office:value="-1.6848355704444" calcext:value-type="float">
            <text:p>-1.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5+3.7-3.7*COS(PI()/180*[.A12])" office:value-type="float" office:value="45.7066371208127" calcext:value-type="float">
            <text:p>45.71</text:p>
          </table:table-cell>
          <table:table-cell table:formula="of:=3.7*SIN(PI()/180*[.A12])-3.7" office:value-type="float" office:value="-1.52519456651785" calcext:value-type="float">
            <text:p>-1.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5+3.7-3.7*COS(PI()/180*[.A13])" office:value-type="float" office:value="45.8245599426092" calcext:value-type="float">
            <text:p>45.82</text:p>
          </table:table-cell>
          <table:table-cell table:formula="of:=3.7*SIN(PI()/180*[.A13])-3.7" office:value-type="float" office:value="-1.3715145531156" calcext:value-type="float">
            <text:p>-1.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5+3.7-3.7*COS(PI()/180*[.A14])" office:value-type="float" office:value="45.9503641457336" calcext:value-type="float">
            <text:p>45.95</text:p>
          </table:table-cell>
          <table:table-cell table:formula="of:=3.7*SIN(PI()/180*[.A14])-3.7" office:value-type="float" office:value="-1.22421675647222" calcext:value-type="float">
            <text:p>-1.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5+3.7-3.7*COS(PI()/180*[.A15])" office:value-type="float" office:value="46.0837049096098" calcext:value-type="float">
            <text:p>46.08</text:p>
          </table:table-cell>
          <table:table-cell table:formula="of:=3.7*SIN(PI()/180*[.A15])-3.7" office:value-type="float" office:value="-1.08370490960977" calcext:value-type="float">
            <text:p>-1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5+3.7-3.7*COS(PI()/180*[.A16])" office:value-type="float" office:value="46.2242167564722" calcext:value-type="float">
            <text:p>46.22</text:p>
          </table:table-cell>
          <table:table-cell table:formula="of:=3.7*SIN(PI()/180*[.A16])-3.7" office:value-type="float" office:value="-0.950364145733641" calcext:value-type="float">
            <text:p>-0.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5+3.7-3.7*COS(PI()/180*[.A17])" office:value-type="float" office:value="46.3715145531156" calcext:value-type="float">
            <text:p>46.37</text:p>
          </table:table-cell>
          <table:table-cell table:formula="of:=3.7*SIN(PI()/180*[.A17])-3.7" office:value-type="float" office:value="-0.824559942609208" calcext:value-type="float">
            <text:p>-0.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5+3.7-3.7*COS(PI()/180*[.A18])" office:value-type="float" office:value="46.5251945665179" calcext:value-type="float">
            <text:p>46.53</text:p>
          </table:table-cell>
          <table:table-cell table:formula="of:=3.7*SIN(PI()/180*[.A18])-3.7" office:value-type="float" office:value="-0.706637120812694" calcext:value-type="float">
            <text:p>-0.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5+3.7-3.7*COS(PI()/180*[.A19])" office:value-type="float" office:value="46.6848355704444" calcext:value-type="float">
            <text:p>46.68</text:p>
          </table:table-cell>
          <table:table-cell table:formula="of:=3.7*SIN(PI()/180*[.A19])-3.7" office:value-type="float" office:value="-0.596918898601931" calcext:value-type="float">
            <text:p>-0.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5+3.7-3.7*COS(PI()/180*[.A20])" office:value-type="float" office:value="46.85" calcext:value-type="float">
            <text:p>46.85</text:p>
          </table:table-cell>
          <table:table-cell table:formula="of:=3.7*SIN(PI()/180*[.A20])-3.7" office:value-type="float" office:value="-0.495706005997577" calcext:value-type="float">
            <text:p>-0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5+3.7-3.7*COS(PI()/180*[.A21])" office:value-type="float" office:value="47.0202351509637" calcext:value-type="float">
            <text:p>47.02</text:p>
          </table:table-cell>
          <table:table-cell table:formula="of:=3.7*SIN(PI()/180*[.A21])-3.7" office:value-type="float" office:value="-0.403275860503039" calcext:value-type="float">
            <text:p>-0.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5+3.7-3.7*COS(PI()/180*[.A22])" office:value-type="float" office:value="47.1950744206195" calcext:value-type="float">
            <text:p>47.20</text:p>
          </table:table-cell>
          <table:table-cell table:formula="of:=3.7*SIN(PI()/180*[.A22])-3.7" office:value-type="float" office:value="-0.319881806722377" calcext:value-type="float">
            <text:p>-0.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5+3.7-3.7*COS(PI()/180*[.A23])" office:value-type="float" office:value="47.3740385866824" calcext:value-type="float">
            <text:p>47.37</text:p>
          </table:table-cell>
          <table:table-cell table:formula="of:=3.7*SIN(PI()/180*[.A23])-3.7" office:value-type="float" office:value="-0.245752421960354" calcext:value-type="float">
            <text:p>-0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5+3.7-3.7*COS(PI()/180*[.A24])" office:value-type="float" office:value="47.5566371208127" calcext:value-type="float">
            <text:p>47.56</text:p>
          </table:table-cell>
          <table:table-cell table:formula="of:=3.7*SIN(PI()/180*[.A24])-3.7" office:value-type="float" office:value="-0.181090889707932" calcext:value-type="float">
            <text:p>-0.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5+3.7-3.7*COS(PI()/180*[.A25])" office:value-type="float" office:value="47.7423695331207" calcext:value-type="float">
            <text:p>47.74</text:p>
          </table:table-cell>
          <table:table-cell table:formula="of:=3.7*SIN(PI()/180*[.A25])-3.7" office:value-type="float" office:value="-0.126074442730447" calcext:value-type="float">
            <text:p>-0.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5+3.7-3.7*COS(PI()/180*[.A26])" office:value-type="float" office:value="47.9307267439743" calcext:value-type="float">
            <text:p>47.93</text:p>
          </table:table-cell>
          <table:table-cell table:formula="of:=3.7*SIN(PI()/180*[.A26])-3.7" office:value-type="float" office:value="-0.0808538772849192" calcext:value-type="float">
            <text:p>-0.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5+3.7-3.7*COS(PI()/180*[.A27])" office:value-type="float" office:value="48.1211924793512" calcext:value-type="float">
            <text:p>48.12</text:p>
          </table:table-cell>
          <table:table-cell table:formula="of:=3.7*SIN(PI()/180*[.A27])-3.7" office:value-type="float" office:value="-0.0455531397979905" calcext:value-type="float">
            <text:p>-0.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5+3.7-3.7*COS(PI()/180*[.A28])" office:value-type="float" office:value="48.3132446859097" calcext:value-type="float">
            <text:p>48.31</text:p>
          </table:table-cell>
          <table:table-cell table:formula="of:=3.7*SIN(PI()/180*[.A28])-3.7" office:value-type="float" office:value="-0.0202689871373889" calcext:value-type="float">
            <text:p>-0.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5+3.7-3.7*COS(PI()/180*[.A29])" office:value-type="float" office:value="48.5063569619011" calcext:value-type="float">
            <text:p>48.51</text:p>
          </table:table-cell>
          <table:table-cell table:formula="of:=3.7*SIN(PI()/180*[.A29])-3.7" office:value-type="float" office:value="-0.00507072140807674" calcext:value-type="float">
            <text:p>-0.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5+3.7-3.7*COS(PI()/180*[.A30])" office:value-type="float" office:value="48.7" calcext:value-type="float">
            <text:p>48.70</text:p>
          </table:table-cell>
          <table:table-cell table:formula="of:=3.7*SIN(PI()/180*[.A30])-3.7" office:value-type="float" office:value="0" calcext:value-type="float">
            <text:p>0.00</text:p>
          </table:table-cell>
        </table:table-row>
      </table:table>
      <table:table table:name="14,15" table:style-name="ta1">
        <table:table-column table:style-name="co1" table:number-columns-repeated="2" table:default-cell-style-name="ce1"/>
        <table:table-row table:style-name="ro1">
          <table:table-cell office:value-type="float" office:value="49.7" calcext:value-type="float">
            <text:p>4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0.7" calcext:value-type="float">
            <text:p>5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1.7" calcext:value-type="float">
            <text:p>5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2.7" calcext:value-type="float">
            <text:p>5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3.7" calcext:value-type="float">
            <text:p>5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4.7" calcext:value-type="float">
            <text:p>5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5.7" calcext:value-type="float">
            <text:p>5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6.7" calcext:value-type="float">
            <text:p>5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7.7" calcext:value-type="float">
            <text:p>5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8.7" calcext:value-type="float">
            <text:p>5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9.7" calcext:value-type="float">
            <text:p>5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0.7" calcext:value-type="float">
            <text:p>6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1.7" calcext:value-type="float">
            <text:p>6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2.7" calcext:value-type="float">
            <text:p>6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3.7" calcext:value-type="float">
            <text:p>6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4.7" calcext:value-type="float">
            <text:p>6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5.7" calcext:value-type="float">
            <text:p>6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6.7" calcext:value-type="float">
            <text:p>6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7.7" calcext:value-type="float">
            <text:p>6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8.7" calcext:value-type="float">
            <text:p>6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9.7" calcext:value-type="float">
            <text:p>6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0.7" calcext:value-type="float">
            <text:p>7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1.7" calcext:value-type="float">
            <text:p>7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2.7" calcext:value-type="float">
            <text:p>7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3.7" calcext:value-type="float">
            <text:p>7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4.7" calcext:value-type="float">
            <text:p>7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5.7" calcext:value-type="float">
            <text:p>7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6.7" calcext:value-type="float">
            <text:p>7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7.7" calcext:value-type="float">
            <text:p>7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8.7" calcext:value-type="float">
            <text:p>7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9.7" calcext:value-type="float">
            <text:p>7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0.7" calcext:value-type="float">
            <text:p>8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1.7" calcext:value-type="float">
            <text:p>8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2.7" calcext:value-type="float">
            <text:p>8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3.7" calcext:value-type="float">
            <text:p>8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4.7" calcext:value-type="float">
            <text:p>8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5.7" calcext:value-type="float">
            <text:p>8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6.7" calcext:value-type="float">
            <text:p>8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7.7" calcext:value-type="float">
            <text:p>8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8.7" calcext:value-type="float">
            <text:p>8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9.7" calcext:value-type="float">
            <text:p>8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0.7" calcext:value-type="float">
            <text:p>9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1.7" calcext:value-type="float">
            <text:p>9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2.7" calcext:value-type="float">
            <text:p>9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3.7" calcext:value-type="float">
            <text:p>9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4.7" calcext:value-type="float">
            <text:p>9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5.7" calcext:value-type="float">
            <text:p>9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7.7" calcext:value-type="float">
            <text:p>9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8.7" calcext:value-type="float">
            <text:p>9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9.7" calcext:value-type="float">
            <text:p>9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0.7" calcext:value-type="float">
            <text:p>10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1.7" calcext:value-type="float">
            <text:p>10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2.7" calcext:value-type="float">
            <text:p>10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3.7" calcext:value-type="float">
            <text:p>10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4.7" calcext:value-type="float">
            <text:p>10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5.7" calcext:value-type="float">
            <text:p>10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6.7" calcext:value-type="float">
            <text:p>106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7.7" calcext:value-type="float">
            <text:p>107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8.7" calcext:value-type="float">
            <text:p>108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9.7" calcext:value-type="float">
            <text:p>109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0.7" calcext:value-type="float">
            <text:p>110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1.7" calcext:value-type="float">
            <text:p>111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2.7" calcext:value-type="float">
            <text:p>112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3.7" calcext:value-type="float">
            <text:p>113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4.7" calcext:value-type="float">
            <text:p>114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5.7" calcext:value-type="float">
            <text:p>115.7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6.3" calcext:value-type="float">
            <text:p>116.30</text:p>
          </table:table-cell>
          <table:table-cell office:value-type="float" office:value="0" calcext:value-type="float">
            <text:p>0.00</text:p>
          </table:table-cell>
        </table:table-row>
      </table:table>
      <table:table table:name="15-16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120-3.7+3.7*SIN(PI()/180*[.A1])" office:value-type="float" office:value="116.493643038099" calcext:value-type="float">
            <text:p>116.49</text:p>
          </table:table-cell>
          <table:table-cell table:formula="of:=-3.7+3.7*COS(PI()/180*[.A1])" office:value-type="float" office:value="-0.00507072140807674" calcext:value-type="float">
            <text:p>-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20-3.7+3.7*SIN(PI()/180*[.A2])" office:value-type="float" office:value="116.68675531409" calcext:value-type="float">
            <text:p>116.69</text:p>
          </table:table-cell>
          <table:table-cell table:formula="of:=-3.7+3.7*COS(PI()/180*[.A2])" office:value-type="float" office:value="-0.0202689871373889" calcext:value-type="float">
            <text:p>-0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20-3.7+3.7*SIN(PI()/180*[.A3])" office:value-type="float" office:value="116.878807520649" calcext:value-type="float">
            <text:p>116.88</text:p>
          </table:table-cell>
          <table:table-cell table:formula="of:=-3.7+3.7*COS(PI()/180*[.A3])" office:value-type="float" office:value="-0.0455531397979905" calcext:value-type="float">
            <text:p>-0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20-3.7+3.7*SIN(PI()/180*[.A4])" office:value-type="float" office:value="117.069273256026" calcext:value-type="float">
            <text:p>117.07</text:p>
          </table:table-cell>
          <table:table-cell table:formula="of:=-3.7+3.7*COS(PI()/180*[.A4])" office:value-type="float" office:value="-0.0808538772849188" calcext:value-type="float">
            <text:p>-0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20-3.7+3.7*SIN(PI()/180*[.A5])" office:value-type="float" office:value="117.257630466879" calcext:value-type="float">
            <text:p>117.26</text:p>
          </table:table-cell>
          <table:table-cell table:formula="of:=-3.7+3.7*COS(PI()/180*[.A5])" office:value-type="float" office:value="-0.126074442730447" calcext:value-type="float">
            <text:p>-0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20-3.7+3.7*SIN(PI()/180*[.A6])" office:value-type="float" office:value="117.443362879187" calcext:value-type="float">
            <text:p>117.44</text:p>
          </table:table-cell>
          <table:table-cell table:formula="of:=-3.7+3.7*COS(PI()/180*[.A6])" office:value-type="float" office:value="-0.181090889707932" calcext:value-type="float">
            <text:p>-0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20-3.7+3.7*SIN(PI()/180*[.A7])" office:value-type="float" office:value="117.625961413318" calcext:value-type="float">
            <text:p>117.63</text:p>
          </table:table-cell>
          <table:table-cell table:formula="of:=-3.7+3.7*COS(PI()/180*[.A7])" office:value-type="float" office:value="-0.245752421960354" calcext:value-type="float">
            <text:p>-0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20-3.7+3.7*SIN(PI()/180*[.A8])" office:value-type="float" office:value="117.80492557938" calcext:value-type="float">
            <text:p>117.80</text:p>
          </table:table-cell>
          <table:table-cell table:formula="of:=-3.7+3.7*COS(PI()/180*[.A8])" office:value-type="float" office:value="-0.319881806722377" calcext:value-type="float">
            <text:p>-0.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20-3.7+3.7*SIN(PI()/180*[.A9])" office:value-type="float" office:value="117.979764849036" calcext:value-type="float">
            <text:p>117.98</text:p>
          </table:table-cell>
          <table:table-cell table:formula="of:=-3.7+3.7*COS(PI()/180*[.A9])" office:value-type="float" office:value="-0.403275860503039" calcext:value-type="float">
            <text:p>-0.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20-3.7+3.7*SIN(PI()/180*[.A10])" office:value-type="float" office:value="118.15" calcext:value-type="float">
            <text:p>118.15</text:p>
          </table:table-cell>
          <table:table-cell table:formula="of:=-3.7+3.7*COS(PI()/180*[.A10])" office:value-type="float" office:value="-0.495706005997577" calcext:value-type="float">
            <text:p>-0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20-3.7+3.7*SIN(PI()/180*[.A11])" office:value-type="float" office:value="118.315164429556" calcext:value-type="float">
            <text:p>118.32</text:p>
          </table:table-cell>
          <table:table-cell table:formula="of:=-3.7+3.7*COS(PI()/180*[.A11])" office:value-type="float" office:value="-0.596918898601931" calcext:value-type="float">
            <text:p>-0.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20-3.7+3.7*SIN(PI()/180*[.A12])" office:value-type="float" office:value="118.474805433482" calcext:value-type="float">
            <text:p>118.47</text:p>
          </table:table-cell>
          <table:table-cell table:formula="of:=-3.7+3.7*COS(PI()/180*[.A12])" office:value-type="float" office:value="-0.706637120812694" calcext:value-type="float">
            <text:p>-0.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20-3.7+3.7*SIN(PI()/180*[.A13])" office:value-type="float" office:value="118.628485446884" calcext:value-type="float">
            <text:p>118.63</text:p>
          </table:table-cell>
          <table:table-cell table:formula="of:=-3.7+3.7*COS(PI()/180*[.A13])" office:value-type="float" office:value="-0.824559942609208" calcext:value-type="float">
            <text:p>-0.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20-3.7+3.7*SIN(PI()/180*[.A14])" office:value-type="float" office:value="118.775783243528" calcext:value-type="float">
            <text:p>118.78</text:p>
          </table:table-cell>
          <table:table-cell table:formula="of:=-3.7+3.7*COS(PI()/180*[.A14])" office:value-type="float" office:value="-0.950364145733641" calcext:value-type="float">
            <text:p>-0.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20-3.7+3.7*SIN(PI()/180*[.A15])" office:value-type="float" office:value="118.91629509039" calcext:value-type="float">
            <text:p>118.92</text:p>
          </table:table-cell>
          <table:table-cell table:formula="of:=-3.7+3.7*COS(PI()/180*[.A15])" office:value-type="float" office:value="-1.08370490960977" calcext:value-type="float">
            <text:p>-1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20-3.7+3.7*SIN(PI()/180*[.A16])" office:value-type="float" office:value="119.049635854266" calcext:value-type="float">
            <text:p>119.05</text:p>
          </table:table-cell>
          <table:table-cell table:formula="of:=-3.7+3.7*COS(PI()/180*[.A16])" office:value-type="float" office:value="-1.22421675647222" calcext:value-type="float">
            <text:p>-1.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20-3.7+3.7*SIN(PI()/180*[.A17])" office:value-type="float" office:value="119.175440057391" calcext:value-type="float">
            <text:p>119.18</text:p>
          </table:table-cell>
          <table:table-cell table:formula="of:=-3.7+3.7*COS(PI()/180*[.A17])" office:value-type="float" office:value="-1.3715145531156" calcext:value-type="float">
            <text:p>-1.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20-3.7+3.7*SIN(PI()/180*[.A18])" office:value-type="float" office:value="119.293362879187" calcext:value-type="float">
            <text:p>119.29</text:p>
          </table:table-cell>
          <table:table-cell table:formula="of:=-3.7+3.7*COS(PI()/180*[.A18])" office:value-type="float" office:value="-1.52519456651785" calcext:value-type="float">
            <text:p>-1.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20-3.7+3.7*SIN(PI()/180*[.A19])" office:value-type="float" office:value="119.403081101398" calcext:value-type="float">
            <text:p>119.40</text:p>
          </table:table-cell>
          <table:table-cell table:formula="of:=-3.7+3.7*COS(PI()/180*[.A19])" office:value-type="float" office:value="-1.6848355704444" calcext:value-type="float">
            <text:p>-1.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20-3.7+3.7*SIN(PI()/180*[.A20])" office:value-type="float" office:value="119.504293994002" calcext:value-type="float">
            <text:p>119.50</text:p>
          </table:table-cell>
          <table:table-cell table:formula="of:=-3.7+3.7*COS(PI()/180*[.A20])" office:value-type="float" office:value="-1.85" calcext:value-type="float">
            <text:p>-1.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20-3.7+3.7*SIN(PI()/180*[.A21])" office:value-type="float" office:value="119.596724139497" calcext:value-type="float">
            <text:p>119.60</text:p>
          </table:table-cell>
          <table:table-cell table:formula="of:=-3.7+3.7*COS(PI()/180*[.A21])" office:value-type="float" office:value="-2.02023515096368" calcext:value-type="float">
            <text:p>-2.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20-3.7+3.7*SIN(PI()/180*[.A22])" office:value-type="float" office:value="119.680118193278" calcext:value-type="float">
            <text:p>119.68</text:p>
          </table:table-cell>
          <table:table-cell table:formula="of:=-3.7+3.7*COS(PI()/180*[.A22])" office:value-type="float" office:value="-2.19507442061954" calcext:value-type="float">
            <text:p>-2.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20-3.7+3.7*SIN(PI()/180*[.A23])" office:value-type="float" office:value="119.75424757804" calcext:value-type="float">
            <text:p>119.75</text:p>
          </table:table-cell>
          <table:table-cell table:formula="of:=-3.7+3.7*COS(PI()/180*[.A23])" office:value-type="float" office:value="-2.37403858668239" calcext:value-type="float">
            <text:p>-2.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20-3.7+3.7*SIN(PI()/180*[.A24])" office:value-type="float" office:value="119.818909110292" calcext:value-type="float">
            <text:p>119.82</text:p>
          </table:table-cell>
          <table:table-cell table:formula="of:=-3.7+3.7*COS(PI()/180*[.A24])" office:value-type="float" office:value="-2.55663712081269" calcext:value-type="float">
            <text:p>-2.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20-3.7+3.7*SIN(PI()/180*[.A25])" office:value-type="float" office:value="119.87392555727" calcext:value-type="float">
            <text:p>119.87</text:p>
          </table:table-cell>
          <table:table-cell table:formula="of:=-3.7+3.7*COS(PI()/180*[.A25])" office:value-type="float" office:value="-2.74236953312067" calcext:value-type="float">
            <text:p>-2.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20-3.7+3.7*SIN(PI()/180*[.A26])" office:value-type="float" office:value="119.919146122715" calcext:value-type="float">
            <text:p>119.92</text:p>
          </table:table-cell>
          <table:table-cell table:formula="of:=-3.7+3.7*COS(PI()/180*[.A26])" office:value-type="float" office:value="-2.93072674397429" calcext:value-type="float">
            <text:p>-2.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20-3.7+3.7*SIN(PI()/180*[.A27])" office:value-type="float" office:value="119.954446860202" calcext:value-type="float">
            <text:p>119.95</text:p>
          </table:table-cell>
          <table:table-cell table:formula="of:=-3.7+3.7*COS(PI()/180*[.A27])" office:value-type="float" office:value="-3.12119247935115" calcext:value-type="float">
            <text:p>-3.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20-3.7+3.7*SIN(PI()/180*[.A28])" office:value-type="float" office:value="119.979731012863" calcext:value-type="float">
            <text:p>119.98</text:p>
          </table:table-cell>
          <table:table-cell table:formula="of:=-3.7+3.7*COS(PI()/180*[.A28])" office:value-type="float" office:value="-3.31324468590968" calcext:value-type="float">
            <text:p>-3.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20-3.7+3.7*SIN(PI()/180*[.A29])" office:value-type="float" office:value="119.994929278592" calcext:value-type="float">
            <text:p>119.99</text:p>
          </table:table-cell>
          <table:table-cell table:formula="of:=-3.7+3.7*COS(PI()/180*[.A29])" office:value-type="float" office:value="-3.50635696190111" calcext:value-type="float">
            <text:p>-3.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20-3.7+3.7*SIN(PI()/180*[.A30])" office:value-type="float" office:value="120" calcext:value-type="float">
            <text:p>120.00</text:p>
          </table:table-cell>
          <table:table-cell table:formula="of:=-3.7+3.7*COS(PI()/180*[.A30])" office:value-type="float" office:value="-3.7" calcext:value-type="float">
            <text:p>-3.70</text:p>
          </table:table-cell>
        </table:table-row>
      </table:table>
      <table:table table:name="16" table:style-name="ta1">
        <table:table-column table:style-name="co1" table:number-columns-repeated="2" table:default-cell-style-name="ce1"/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4.7" calcext:value-type="float">
            <text:p>-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5.7" calcext:value-type="float">
            <text:p>-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6.7" calcext:value-type="float">
            <text:p>-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7.7" calcext:value-type="float">
            <text:p>-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8.7" calcext:value-type="float">
            <text:p>-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9.7" calcext:value-type="float">
            <text:p>-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0.7" calcext:value-type="float">
            <text:p>-1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1.7" calcext:value-type="float">
            <text:p>-1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2.7" calcext:value-type="float">
            <text:p>-1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3.7" calcext:value-type="float">
            <text:p>-1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4.7" calcext:value-type="float">
            <text:p>-1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5.7" calcext:value-type="float">
            <text:p>-1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6.7" calcext:value-type="float">
            <text:p>-1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7.7" calcext:value-type="float">
            <text:p>-1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8.7" calcext:value-type="float">
            <text:p>-1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19.7" calcext:value-type="float">
            <text:p>-1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0.7" calcext:value-type="float">
            <text:p>-2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1.7" calcext:value-type="float">
            <text:p>-2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2.7" calcext:value-type="float">
            <text:p>-2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3.7" calcext:value-type="float">
            <text:p>-2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4.7" calcext:value-type="float">
            <text:p>-2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5.7" calcext:value-type="float">
            <text:p>-2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6.7" calcext:value-type="float">
            <text:p>-2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7.7" calcext:value-type="float">
            <text:p>-2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8.7" calcext:value-type="float">
            <text:p>-2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29.7" calcext:value-type="float">
            <text:p>-2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0.7" calcext:value-type="float">
            <text:p>-3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1.7" calcext:value-type="float">
            <text:p>-31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2.7" calcext:value-type="float">
            <text:p>-32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3.7" calcext:value-type="float">
            <text:p>-33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4.7" calcext:value-type="float">
            <text:p>-34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5.7" calcext:value-type="float">
            <text:p>-35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6.7" calcext:value-type="float">
            <text:p>-36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7.7" calcext:value-type="float">
            <text:p>-37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8.7" calcext:value-type="float">
            <text:p>-38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39.7" calcext:value-type="float">
            <text:p>-39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40.7" calcext:value-type="float">
            <text:p>-40.70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float" office:value="-41.3" calcext:value-type="float">
            <text:p>-41.30</text:p>
          </table:table-cell>
        </table:table-row>
      </table:table>
      <table:table table:name="16-17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120-3.7+3.7*COS(PI()/180*[.A1])" office:value-type="float" office:value="119.994929278592" calcext:value-type="float">
            <text:p>119.99</text:p>
          </table:table-cell>
          <table:table-cell table:formula="of:=-45+3.7-3.7*SIN(PI()/180*[.A1])" office:value-type="float" office:value="-41.4936430380989" calcext:value-type="float">
            <text:p>-41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20-3.7+3.7*COS(PI()/180*[.A2])" office:value-type="float" office:value="119.979731012863" calcext:value-type="float">
            <text:p>119.98</text:p>
          </table:table-cell>
          <table:table-cell table:formula="of:=-45+3.7-3.7*SIN(PI()/180*[.A2])" office:value-type="float" office:value="-41.6867553140903" calcext:value-type="float">
            <text:p>-41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20-3.7+3.7*COS(PI()/180*[.A3])" office:value-type="float" office:value="119.954446860202" calcext:value-type="float">
            <text:p>119.95</text:p>
          </table:table-cell>
          <table:table-cell table:formula="of:=-45+3.7-3.7*SIN(PI()/180*[.A3])" office:value-type="float" office:value="-41.8788075206489" calcext:value-type="float">
            <text:p>-41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20-3.7+3.7*COS(PI()/180*[.A4])" office:value-type="float" office:value="119.919146122715" calcext:value-type="float">
            <text:p>119.92</text:p>
          </table:table-cell>
          <table:table-cell table:formula="of:=-45+3.7-3.7*SIN(PI()/180*[.A4])" office:value-type="float" office:value="-42.0692732560257" calcext:value-type="float">
            <text:p>-42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20-3.7+3.7*COS(PI()/180*[.A5])" office:value-type="float" office:value="119.87392555727" calcext:value-type="float">
            <text:p>119.87</text:p>
          </table:table-cell>
          <table:table-cell table:formula="of:=-45+3.7-3.7*SIN(PI()/180*[.A5])" office:value-type="float" office:value="-42.2576304668793" calcext:value-type="float">
            <text:p>-42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20-3.7+3.7*COS(PI()/180*[.A6])" office:value-type="float" office:value="119.818909110292" calcext:value-type="float">
            <text:p>119.82</text:p>
          </table:table-cell>
          <table:table-cell table:formula="of:=-45+3.7-3.7*SIN(PI()/180*[.A6])" office:value-type="float" office:value="-42.4433628791873" calcext:value-type="float">
            <text:p>-42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20-3.7+3.7*COS(PI()/180*[.A7])" office:value-type="float" office:value="119.75424757804" calcext:value-type="float">
            <text:p>119.75</text:p>
          </table:table-cell>
          <table:table-cell table:formula="of:=-45+3.7-3.7*SIN(PI()/180*[.A7])" office:value-type="float" office:value="-42.6259614133176" calcext:value-type="float">
            <text:p>-42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20-3.7+3.7*COS(PI()/180*[.A8])" office:value-type="float" office:value="119.680118193278" calcext:value-type="float">
            <text:p>119.68</text:p>
          </table:table-cell>
          <table:table-cell table:formula="of:=-45+3.7-3.7*SIN(PI()/180*[.A8])" office:value-type="float" office:value="-42.8049255793805" calcext:value-type="float">
            <text:p>-42.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20-3.7+3.7*COS(PI()/180*[.A9])" office:value-type="float" office:value="119.596724139497" calcext:value-type="float">
            <text:p>119.60</text:p>
          </table:table-cell>
          <table:table-cell table:formula="of:=-45+3.7-3.7*SIN(PI()/180*[.A9])" office:value-type="float" office:value="-42.9797648490363" calcext:value-type="float">
            <text:p>-42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20-3.7+3.7*COS(PI()/180*[.A10])" office:value-type="float" office:value="119.504293994002" calcext:value-type="float">
            <text:p>119.50</text:p>
          </table:table-cell>
          <table:table-cell table:formula="of:=-45+3.7-3.7*SIN(PI()/180*[.A10])" office:value-type="float" office:value="-43.15" calcext:value-type="float">
            <text:p>-43.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20-3.7+3.7*COS(PI()/180*[.A11])" office:value-type="float" office:value="119.403081101398" calcext:value-type="float">
            <text:p>119.40</text:p>
          </table:table-cell>
          <table:table-cell table:formula="of:=-45+3.7-3.7*SIN(PI()/180*[.A11])" office:value-type="float" office:value="-43.3151644295556" calcext:value-type="float">
            <text:p>-43.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20-3.7+3.7*COS(PI()/180*[.A12])" office:value-type="float" office:value="119.293362879187" calcext:value-type="float">
            <text:p>119.29</text:p>
          </table:table-cell>
          <table:table-cell table:formula="of:=-45+3.7-3.7*SIN(PI()/180*[.A12])" office:value-type="float" office:value="-43.4748054334821" calcext:value-type="float">
            <text:p>-43.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20-3.7+3.7*COS(PI()/180*[.A13])" office:value-type="float" office:value="119.175440057391" calcext:value-type="float">
            <text:p>119.18</text:p>
          </table:table-cell>
          <table:table-cell table:formula="of:=-45+3.7-3.7*SIN(PI()/180*[.A13])" office:value-type="float" office:value="-43.6284854468844" calcext:value-type="float">
            <text:p>-43.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20-3.7+3.7*COS(PI()/180*[.A14])" office:value-type="float" office:value="119.049635854266" calcext:value-type="float">
            <text:p>119.05</text:p>
          </table:table-cell>
          <table:table-cell table:formula="of:=-45+3.7-3.7*SIN(PI()/180*[.A14])" office:value-type="float" office:value="-43.7757832435278" calcext:value-type="float">
            <text:p>-43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20-3.7+3.7*COS(PI()/180*[.A15])" office:value-type="float" office:value="118.91629509039" calcext:value-type="float">
            <text:p>118.92</text:p>
          </table:table-cell>
          <table:table-cell table:formula="of:=-45+3.7-3.7*SIN(PI()/180*[.A15])" office:value-type="float" office:value="-43.9162950903902" calcext:value-type="float">
            <text:p>-43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20-3.7+3.7*COS(PI()/180*[.A16])" office:value-type="float" office:value="118.775783243528" calcext:value-type="float">
            <text:p>118.78</text:p>
          </table:table-cell>
          <table:table-cell table:formula="of:=-45+3.7-3.7*SIN(PI()/180*[.A16])" office:value-type="float" office:value="-44.0496358542664" calcext:value-type="float">
            <text:p>-44.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20-3.7+3.7*COS(PI()/180*[.A17])" office:value-type="float" office:value="118.628485446884" calcext:value-type="float">
            <text:p>118.63</text:p>
          </table:table-cell>
          <table:table-cell table:formula="of:=-45+3.7-3.7*SIN(PI()/180*[.A17])" office:value-type="float" office:value="-44.1754400573908" calcext:value-type="float">
            <text:p>-44.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20-3.7+3.7*COS(PI()/180*[.A18])" office:value-type="float" office:value="118.474805433482" calcext:value-type="float">
            <text:p>118.47</text:p>
          </table:table-cell>
          <table:table-cell table:formula="of:=-45+3.7-3.7*SIN(PI()/180*[.A18])" office:value-type="float" office:value="-44.2933628791873" calcext:value-type="float">
            <text:p>-44.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20-3.7+3.7*COS(PI()/180*[.A19])" office:value-type="float" office:value="118.315164429556" calcext:value-type="float">
            <text:p>118.32</text:p>
          </table:table-cell>
          <table:table-cell table:formula="of:=-45+3.7-3.7*SIN(PI()/180*[.A19])" office:value-type="float" office:value="-44.4030811013981" calcext:value-type="float">
            <text:p>-44.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20-3.7+3.7*COS(PI()/180*[.A20])" office:value-type="float" office:value="118.15" calcext:value-type="float">
            <text:p>118.15</text:p>
          </table:table-cell>
          <table:table-cell table:formula="of:=-45+3.7-3.7*SIN(PI()/180*[.A20])" office:value-type="float" office:value="-44.5042939940024" calcext:value-type="float">
            <text:p>-44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20-3.7+3.7*COS(PI()/180*[.A21])" office:value-type="float" office:value="117.979764849036" calcext:value-type="float">
            <text:p>117.98</text:p>
          </table:table-cell>
          <table:table-cell table:formula="of:=-45+3.7-3.7*SIN(PI()/180*[.A21])" office:value-type="float" office:value="-44.596724139497" calcext:value-type="float">
            <text:p>-44.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20-3.7+3.7*COS(PI()/180*[.A22])" office:value-type="float" office:value="117.80492557938" calcext:value-type="float">
            <text:p>117.80</text:p>
          </table:table-cell>
          <table:table-cell table:formula="of:=-45+3.7-3.7*SIN(PI()/180*[.A22])" office:value-type="float" office:value="-44.6801181932776" calcext:value-type="float">
            <text:p>-44.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20-3.7+3.7*COS(PI()/180*[.A23])" office:value-type="float" office:value="117.625961413318" calcext:value-type="float">
            <text:p>117.63</text:p>
          </table:table-cell>
          <table:table-cell table:formula="of:=-45+3.7-3.7*SIN(PI()/180*[.A23])" office:value-type="float" office:value="-44.7542475780397" calcext:value-type="float">
            <text:p>-44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20-3.7+3.7*COS(PI()/180*[.A24])" office:value-type="float" office:value="117.443362879187" calcext:value-type="float">
            <text:p>117.44</text:p>
          </table:table-cell>
          <table:table-cell table:formula="of:=-45+3.7-3.7*SIN(PI()/180*[.A24])" office:value-type="float" office:value="-44.8189091102921" calcext:value-type="float">
            <text:p>-44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20-3.7+3.7*COS(PI()/180*[.A25])" office:value-type="float" office:value="117.257630466879" calcext:value-type="float">
            <text:p>117.26</text:p>
          </table:table-cell>
          <table:table-cell table:formula="of:=-45+3.7-3.7*SIN(PI()/180*[.A25])" office:value-type="float" office:value="-44.8739255572696" calcext:value-type="float">
            <text:p>-44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20-3.7+3.7*COS(PI()/180*[.A26])" office:value-type="float" office:value="117.069273256026" calcext:value-type="float">
            <text:p>117.07</text:p>
          </table:table-cell>
          <table:table-cell table:formula="of:=-45+3.7-3.7*SIN(PI()/180*[.A26])" office:value-type="float" office:value="-44.9191461227151" calcext:value-type="float">
            <text:p>-44.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20-3.7+3.7*COS(PI()/180*[.A27])" office:value-type="float" office:value="116.878807520649" calcext:value-type="float">
            <text:p>116.88</text:p>
          </table:table-cell>
          <table:table-cell table:formula="of:=-45+3.7-3.7*SIN(PI()/180*[.A27])" office:value-type="float" office:value="-44.954446860202" calcext:value-type="float">
            <text:p>-44.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20-3.7+3.7*COS(PI()/180*[.A28])" office:value-type="float" office:value="116.68675531409" calcext:value-type="float">
            <text:p>116.69</text:p>
          </table:table-cell>
          <table:table-cell table:formula="of:=-45+3.7-3.7*SIN(PI()/180*[.A28])" office:value-type="float" office:value="-44.9797310128626" calcext:value-type="float">
            <text:p>-44.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20-3.7+3.7*COS(PI()/180*[.A29])" office:value-type="float" office:value="116.493643038099" calcext:value-type="float">
            <text:p>116.49</text:p>
          </table:table-cell>
          <table:table-cell table:formula="of:=-45+3.7-3.7*SIN(PI()/180*[.A29])" office:value-type="float" office:value="-44.9949292785919" calcext:value-type="float">
            <text:p>-44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20-3.7+3.7*COS(PI()/180*[.A30])" office:value-type="float" office:value="116.3" calcext:value-type="float">
            <text:p>116.30</text:p>
          </table:table-cell>
          <table:table-cell table:formula="of:=-45+3.7-3.7*SIN(PI()/180*[.A30])" office:value-type="float" office:value="-45" calcext:value-type="float">
            <text:p>-45.00</text:p>
          </table:table-cell>
        </table:table-row>
      </table:table>
      <table:table table:name="17" table:style-name="ta1">
        <table:table-column table:style-name="co1" table:number-columns-repeated="2" table:default-cell-style-name="ce1"/>
        <table:table-row table:style-name="ro1">
          <table:table-cell office:value-type="float" office:value="115.3" calcext:value-type="float">
            <text:p>115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14.3" calcext:value-type="float">
            <text:p>114.3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113.7" calcext:value-type="float">
            <text:p>113.70</text:p>
          </table:table-cell>
          <table:table-cell office:value-type="float" office:value="-45" calcext:value-type="float">
            <text:p>-45.00</text:p>
          </table:table-cell>
        </table:table-row>
      </table:table>
      <table:table table:name="17-18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110+3.7-3.7*SIN(PI()/180*[.A1])" office:value-type="float" office:value="113.506356961901" calcext:value-type="float">
            <text:p>113.51</text:p>
          </table:table-cell>
          <table:table-cell table:formula="of:=-45-3.7+3.7*COS(PI()/180*[.A1])" office:value-type="float" office:value="-45.0050707214081" calcext:value-type="float">
            <text:p>-45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10+3.7-3.7*SIN(PI()/180*[.A2])" office:value-type="float" office:value="113.31324468591" calcext:value-type="float">
            <text:p>113.31</text:p>
          </table:table-cell>
          <table:table-cell table:formula="of:=-45-3.7+3.7*COS(PI()/180*[.A2])" office:value-type="float" office:value="-45.0202689871374" calcext:value-type="float">
            <text:p>-45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10+3.7-3.7*SIN(PI()/180*[.A3])" office:value-type="float" office:value="113.121192479351" calcext:value-type="float">
            <text:p>113.12</text:p>
          </table:table-cell>
          <table:table-cell table:formula="of:=-45-3.7+3.7*COS(PI()/180*[.A3])" office:value-type="float" office:value="-45.045553139798" calcext:value-type="float">
            <text:p>-45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10+3.7-3.7*SIN(PI()/180*[.A4])" office:value-type="float" office:value="112.930726743974" calcext:value-type="float">
            <text:p>112.93</text:p>
          </table:table-cell>
          <table:table-cell table:formula="of:=-45-3.7+3.7*COS(PI()/180*[.A4])" office:value-type="float" office:value="-45.0808538772849" calcext:value-type="float">
            <text:p>-45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10+3.7-3.7*SIN(PI()/180*[.A5])" office:value-type="float" office:value="112.742369533121" calcext:value-type="float">
            <text:p>112.74</text:p>
          </table:table-cell>
          <table:table-cell table:formula="of:=-45-3.7+3.7*COS(PI()/180*[.A5])" office:value-type="float" office:value="-45.1260744427305" calcext:value-type="float">
            <text:p>-45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10+3.7-3.7*SIN(PI()/180*[.A6])" office:value-type="float" office:value="112.556637120813" calcext:value-type="float">
            <text:p>112.56</text:p>
          </table:table-cell>
          <table:table-cell table:formula="of:=-45-3.7+3.7*COS(PI()/180*[.A6])" office:value-type="float" office:value="-45.1810908897079" calcext:value-type="float">
            <text:p>-45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10+3.7-3.7*SIN(PI()/180*[.A7])" office:value-type="float" office:value="112.374038586682" calcext:value-type="float">
            <text:p>112.37</text:p>
          </table:table-cell>
          <table:table-cell table:formula="of:=-45-3.7+3.7*COS(PI()/180*[.A7])" office:value-type="float" office:value="-45.2457524219604" calcext:value-type="float">
            <text:p>-45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10+3.7-3.7*SIN(PI()/180*[.A8])" office:value-type="float" office:value="112.19507442062" calcext:value-type="float">
            <text:p>112.20</text:p>
          </table:table-cell>
          <table:table-cell table:formula="of:=-45-3.7+3.7*COS(PI()/180*[.A8])" office:value-type="float" office:value="-45.3198818067224" calcext:value-type="float">
            <text:p>-45.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10+3.7-3.7*SIN(PI()/180*[.A9])" office:value-type="float" office:value="112.020235150964" calcext:value-type="float">
            <text:p>112.02</text:p>
          </table:table-cell>
          <table:table-cell table:formula="of:=-45-3.7+3.7*COS(PI()/180*[.A9])" office:value-type="float" office:value="-45.4032758605031" calcext:value-type="float">
            <text:p>-45.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10+3.7-3.7*SIN(PI()/180*[.A10])" office:value-type="float" office:value="111.85" calcext:value-type="float">
            <text:p>111.85</text:p>
          </table:table-cell>
          <table:table-cell table:formula="of:=-45-3.7+3.7*COS(PI()/180*[.A10])" office:value-type="float" office:value="-45.4957060059976" calcext:value-type="float">
            <text:p>-45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10+3.7-3.7*SIN(PI()/180*[.A11])" office:value-type="float" office:value="111.684835570444" calcext:value-type="float">
            <text:p>111.68</text:p>
          </table:table-cell>
          <table:table-cell table:formula="of:=-45-3.7+3.7*COS(PI()/180*[.A11])" office:value-type="float" office:value="-45.5969188986019" calcext:value-type="float">
            <text:p>-45.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10+3.7-3.7*SIN(PI()/180*[.A12])" office:value-type="float" office:value="111.525194566518" calcext:value-type="float">
            <text:p>111.53</text:p>
          </table:table-cell>
          <table:table-cell table:formula="of:=-45-3.7+3.7*COS(PI()/180*[.A12])" office:value-type="float" office:value="-45.7066371208127" calcext:value-type="float">
            <text:p>-45.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10+3.7-3.7*SIN(PI()/180*[.A13])" office:value-type="float" office:value="111.371514553116" calcext:value-type="float">
            <text:p>111.37</text:p>
          </table:table-cell>
          <table:table-cell table:formula="of:=-45-3.7+3.7*COS(PI()/180*[.A13])" office:value-type="float" office:value="-45.8245599426092" calcext:value-type="float">
            <text:p>-45.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10+3.7-3.7*SIN(PI()/180*[.A14])" office:value-type="float" office:value="111.224216756472" calcext:value-type="float">
            <text:p>111.22</text:p>
          </table:table-cell>
          <table:table-cell table:formula="of:=-45-3.7+3.7*COS(PI()/180*[.A14])" office:value-type="float" office:value="-45.9503641457336" calcext:value-type="float">
            <text:p>-45.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10+3.7-3.7*SIN(PI()/180*[.A15])" office:value-type="float" office:value="111.08370490961" calcext:value-type="float">
            <text:p>111.08</text:p>
          </table:table-cell>
          <table:table-cell table:formula="of:=-45-3.7+3.7*COS(PI()/180*[.A15])" office:value-type="float" office:value="-46.0837049096098" calcext:value-type="float">
            <text:p>-46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10+3.7-3.7*SIN(PI()/180*[.A16])" office:value-type="float" office:value="110.950364145734" calcext:value-type="float">
            <text:p>110.95</text:p>
          </table:table-cell>
          <table:table-cell table:formula="of:=-45-3.7+3.7*COS(PI()/180*[.A16])" office:value-type="float" office:value="-46.2242167564722" calcext:value-type="float">
            <text:p>-46.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10+3.7-3.7*SIN(PI()/180*[.A17])" office:value-type="float" office:value="110.824559942609" calcext:value-type="float">
            <text:p>110.82</text:p>
          </table:table-cell>
          <table:table-cell table:formula="of:=-45-3.7+3.7*COS(PI()/180*[.A17])" office:value-type="float" office:value="-46.3715145531156" calcext:value-type="float">
            <text:p>-46.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10+3.7-3.7*SIN(PI()/180*[.A18])" office:value-type="float" office:value="110.706637120813" calcext:value-type="float">
            <text:p>110.71</text:p>
          </table:table-cell>
          <table:table-cell table:formula="of:=-45-3.7+3.7*COS(PI()/180*[.A18])" office:value-type="float" office:value="-46.5251945665179" calcext:value-type="float">
            <text:p>-46.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10+3.7-3.7*SIN(PI()/180*[.A19])" office:value-type="float" office:value="110.596918898602" calcext:value-type="float">
            <text:p>110.60</text:p>
          </table:table-cell>
          <table:table-cell table:formula="of:=-45-3.7+3.7*COS(PI()/180*[.A19])" office:value-type="float" office:value="-46.6848355704444" calcext:value-type="float">
            <text:p>-46.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10+3.7-3.7*SIN(PI()/180*[.A20])" office:value-type="float" office:value="110.495706005998" calcext:value-type="float">
            <text:p>110.50</text:p>
          </table:table-cell>
          <table:table-cell table:formula="of:=-45-3.7+3.7*COS(PI()/180*[.A20])" office:value-type="float" office:value="-46.85" calcext:value-type="float">
            <text:p>-46.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10+3.7-3.7*SIN(PI()/180*[.A21])" office:value-type="float" office:value="110.403275860503" calcext:value-type="float">
            <text:p>110.40</text:p>
          </table:table-cell>
          <table:table-cell table:formula="of:=-45-3.7+3.7*COS(PI()/180*[.A21])" office:value-type="float" office:value="-47.0202351509637" calcext:value-type="float">
            <text:p>-47.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10+3.7-3.7*SIN(PI()/180*[.A22])" office:value-type="float" office:value="110.319881806722" calcext:value-type="float">
            <text:p>110.32</text:p>
          </table:table-cell>
          <table:table-cell table:formula="of:=-45-3.7+3.7*COS(PI()/180*[.A22])" office:value-type="float" office:value="-47.1950744206195" calcext:value-type="float">
            <text:p>-47.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10+3.7-3.7*SIN(PI()/180*[.A23])" office:value-type="float" office:value="110.24575242196" calcext:value-type="float">
            <text:p>110.25</text:p>
          </table:table-cell>
          <table:table-cell table:formula="of:=-45-3.7+3.7*COS(PI()/180*[.A23])" office:value-type="float" office:value="-47.3740385866824" calcext:value-type="float">
            <text:p>-47.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10+3.7-3.7*SIN(PI()/180*[.A24])" office:value-type="float" office:value="110.181090889708" calcext:value-type="float">
            <text:p>110.18</text:p>
          </table:table-cell>
          <table:table-cell table:formula="of:=-45-3.7+3.7*COS(PI()/180*[.A24])" office:value-type="float" office:value="-47.5566371208127" calcext:value-type="float">
            <text:p>-47.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10+3.7-3.7*SIN(PI()/180*[.A25])" office:value-type="float" office:value="110.12607444273" calcext:value-type="float">
            <text:p>110.13</text:p>
          </table:table-cell>
          <table:table-cell table:formula="of:=-45-3.7+3.7*COS(PI()/180*[.A25])" office:value-type="float" office:value="-47.7423695331207" calcext:value-type="float">
            <text:p>-47.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10+3.7-3.7*SIN(PI()/180*[.A26])" office:value-type="float" office:value="110.080853877285" calcext:value-type="float">
            <text:p>110.08</text:p>
          </table:table-cell>
          <table:table-cell table:formula="of:=-45-3.7+3.7*COS(PI()/180*[.A26])" office:value-type="float" office:value="-47.9307267439743" calcext:value-type="float">
            <text:p>-47.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10+3.7-3.7*SIN(PI()/180*[.A27])" office:value-type="float" office:value="110.045553139798" calcext:value-type="float">
            <text:p>110.05</text:p>
          </table:table-cell>
          <table:table-cell table:formula="of:=-45-3.7+3.7*COS(PI()/180*[.A27])" office:value-type="float" office:value="-48.1211924793512" calcext:value-type="float">
            <text:p>-48.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10+3.7-3.7*SIN(PI()/180*[.A28])" office:value-type="float" office:value="110.020268987137" calcext:value-type="float">
            <text:p>110.02</text:p>
          </table:table-cell>
          <table:table-cell table:formula="of:=-45-3.7+3.7*COS(PI()/180*[.A28])" office:value-type="float" office:value="-48.3132446859097" calcext:value-type="float">
            <text:p>-48.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10+3.7-3.7*SIN(PI()/180*[.A29])" office:value-type="float" office:value="110.005070721408" calcext:value-type="float">
            <text:p>110.01</text:p>
          </table:table-cell>
          <table:table-cell table:formula="of:=-45-3.7+3.7*COS(PI()/180*[.A29])" office:value-type="float" office:value="-48.5063569619011" calcext:value-type="float">
            <text:p>-48.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10+3.7-3.7*SIN(PI()/180*[.A30])" office:value-type="float" office:value="110" calcext:value-type="float">
            <text:p>110.00</text:p>
          </table:table-cell>
          <table:table-cell table:formula="of:=-45-3.7+3.7*COS(PI()/180*[.A30])" office:value-type="float" office:value="-48.7" calcext:value-type="float">
            <text:p>-48.70</text:p>
          </table:table-cell>
        </table:table-row>
      </table:table>
      <table:table table:name="18" table:style-name="ta1">
        <table:table-column table:style-name="co1" table:number-columns-repeated="2" table:default-cell-style-name="ce1"/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49.7" calcext:value-type="float">
            <text:p>-49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0.7" calcext:value-type="float">
            <text:p>-50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1.7" calcext:value-type="float">
            <text:p>-51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2.7" calcext:value-type="float">
            <text:p>-52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3.7" calcext:value-type="float">
            <text:p>-53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4.7" calcext:value-type="float">
            <text:p>-54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5.7" calcext:value-type="float">
            <text:p>-55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6.7" calcext:value-type="float">
            <text:p>-56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7.7" calcext:value-type="float">
            <text:p>-57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8.7" calcext:value-type="float">
            <text:p>-58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59.7" calcext:value-type="float">
            <text:p>-59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0.7" calcext:value-type="float">
            <text:p>-60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1.7" calcext:value-type="float">
            <text:p>-61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2.7" calcext:value-type="float">
            <text:p>-62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3.7" calcext:value-type="float">
            <text:p>-63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4.7" calcext:value-type="float">
            <text:p>-64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5.7" calcext:value-type="float">
            <text:p>-65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6.7" calcext:value-type="float">
            <text:p>-66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7.7" calcext:value-type="float">
            <text:p>-67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8.7" calcext:value-type="float">
            <text:p>-68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69.7" calcext:value-type="float">
            <text:p>-69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0.7" calcext:value-type="float">
            <text:p>-70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1.7" calcext:value-type="float">
            <text:p>-71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2.7" calcext:value-type="float">
            <text:p>-72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3.7" calcext:value-type="float">
            <text:p>-73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4.7" calcext:value-type="float">
            <text:p>-74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5.7" calcext:value-type="float">
            <text:p>-75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6.7" calcext:value-type="float">
            <text:p>-76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7.7" calcext:value-type="float">
            <text:p>-77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8.7" calcext:value-type="float">
            <text:p>-78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79.7" calcext:value-type="float">
            <text:p>-79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0.7" calcext:value-type="float">
            <text:p>-80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1.7" calcext:value-type="float">
            <text:p>-81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2.7" calcext:value-type="float">
            <text:p>-82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3.7" calcext:value-type="float">
            <text:p>-83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4.7" calcext:value-type="float">
            <text:p>-84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5.7" calcext:value-type="float">
            <text:p>-85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6.7" calcext:value-type="float">
            <text:p>-86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7.7" calcext:value-type="float">
            <text:p>-87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8.7" calcext:value-type="float">
            <text:p>-88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89.7" calcext:value-type="float">
            <text:p>-89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0.7" calcext:value-type="float">
            <text:p>-90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1.7" calcext:value-type="float">
            <text:p>-91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2.7" calcext:value-type="float">
            <text:p>-92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3.7" calcext:value-type="float">
            <text:p>-93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4.7" calcext:value-type="float">
            <text:p>-94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5.7" calcext:value-type="float">
            <text:p>-95.70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float" office:value="-96.3" calcext:value-type="float">
            <text:p>-96.30</text:p>
          </table:table-cell>
        </table:table-row>
      </table:table>
      <table:table table:name="18-19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110-3.7+3.7*COS(PI()/180*[.A1])" office:value-type="float" office:value="109.994929278592" calcext:value-type="float">
            <text:p>109.99</text:p>
          </table:table-cell>
          <table:table-cell table:formula="of:=-100+3.7-3.7*SIN(PI()/180*[.A1])" office:value-type="float" office:value="-96.4936430380989" calcext:value-type="float">
            <text:p>-96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10-3.7+3.7*COS(PI()/180*[.A2])" office:value-type="float" office:value="109.979731012863" calcext:value-type="float">
            <text:p>109.98</text:p>
          </table:table-cell>
          <table:table-cell table:formula="of:=-100+3.7-3.7*SIN(PI()/180*[.A2])" office:value-type="float" office:value="-96.6867553140903" calcext:value-type="float">
            <text:p>-96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10-3.7+3.7*COS(PI()/180*[.A3])" office:value-type="float" office:value="109.954446860202" calcext:value-type="float">
            <text:p>109.95</text:p>
          </table:table-cell>
          <table:table-cell table:formula="of:=-100+3.7-3.7*SIN(PI()/180*[.A3])" office:value-type="float" office:value="-96.8788075206489" calcext:value-type="float">
            <text:p>-96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10-3.7+3.7*COS(PI()/180*[.A4])" office:value-type="float" office:value="109.919146122715" calcext:value-type="float">
            <text:p>109.92</text:p>
          </table:table-cell>
          <table:table-cell table:formula="of:=-100+3.7-3.7*SIN(PI()/180*[.A4])" office:value-type="float" office:value="-97.0692732560257" calcext:value-type="float">
            <text:p>-97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10-3.7+3.7*COS(PI()/180*[.A5])" office:value-type="float" office:value="109.87392555727" calcext:value-type="float">
            <text:p>109.87</text:p>
          </table:table-cell>
          <table:table-cell table:formula="of:=-100+3.7-3.7*SIN(PI()/180*[.A5])" office:value-type="float" office:value="-97.2576304668793" calcext:value-type="float">
            <text:p>-97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10-3.7+3.7*COS(PI()/180*[.A6])" office:value-type="float" office:value="109.818909110292" calcext:value-type="float">
            <text:p>109.82</text:p>
          </table:table-cell>
          <table:table-cell table:formula="of:=-100+3.7-3.7*SIN(PI()/180*[.A6])" office:value-type="float" office:value="-97.4433628791873" calcext:value-type="float">
            <text:p>-97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10-3.7+3.7*COS(PI()/180*[.A7])" office:value-type="float" office:value="109.75424757804" calcext:value-type="float">
            <text:p>109.75</text:p>
          </table:table-cell>
          <table:table-cell table:formula="of:=-100+3.7-3.7*SIN(PI()/180*[.A7])" office:value-type="float" office:value="-97.6259614133176" calcext:value-type="float">
            <text:p>-97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10-3.7+3.7*COS(PI()/180*[.A8])" office:value-type="float" office:value="109.680118193278" calcext:value-type="float">
            <text:p>109.68</text:p>
          </table:table-cell>
          <table:table-cell table:formula="of:=-100+3.7-3.7*SIN(PI()/180*[.A8])" office:value-type="float" office:value="-97.8049255793805" calcext:value-type="float">
            <text:p>-97.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10-3.7+3.7*COS(PI()/180*[.A9])" office:value-type="float" office:value="109.596724139497" calcext:value-type="float">
            <text:p>109.60</text:p>
          </table:table-cell>
          <table:table-cell table:formula="of:=-100+3.7-3.7*SIN(PI()/180*[.A9])" office:value-type="float" office:value="-97.9797648490363" calcext:value-type="float">
            <text:p>-97.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10-3.7+3.7*COS(PI()/180*[.A10])" office:value-type="float" office:value="109.504293994002" calcext:value-type="float">
            <text:p>109.50</text:p>
          </table:table-cell>
          <table:table-cell table:formula="of:=-100+3.7-3.7*SIN(PI()/180*[.A10])" office:value-type="float" office:value="-98.15" calcext:value-type="float">
            <text:p>-98.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10-3.7+3.7*COS(PI()/180*[.A11])" office:value-type="float" office:value="109.403081101398" calcext:value-type="float">
            <text:p>109.40</text:p>
          </table:table-cell>
          <table:table-cell table:formula="of:=-100+3.7-3.7*SIN(PI()/180*[.A11])" office:value-type="float" office:value="-98.3151644295556" calcext:value-type="float">
            <text:p>-98.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10-3.7+3.7*COS(PI()/180*[.A12])" office:value-type="float" office:value="109.293362879187" calcext:value-type="float">
            <text:p>109.29</text:p>
          </table:table-cell>
          <table:table-cell table:formula="of:=-100+3.7-3.7*SIN(PI()/180*[.A12])" office:value-type="float" office:value="-98.4748054334822" calcext:value-type="float">
            <text:p>-98.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10-3.7+3.7*COS(PI()/180*[.A13])" office:value-type="float" office:value="109.175440057391" calcext:value-type="float">
            <text:p>109.18</text:p>
          </table:table-cell>
          <table:table-cell table:formula="of:=-100+3.7-3.7*SIN(PI()/180*[.A13])" office:value-type="float" office:value="-98.6284854468844" calcext:value-type="float">
            <text:p>-98.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10-3.7+3.7*COS(PI()/180*[.A14])" office:value-type="float" office:value="109.049635854266" calcext:value-type="float">
            <text:p>109.05</text:p>
          </table:table-cell>
          <table:table-cell table:formula="of:=-100+3.7-3.7*SIN(PI()/180*[.A14])" office:value-type="float" office:value="-98.7757832435278" calcext:value-type="float">
            <text:p>-98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10-3.7+3.7*COS(PI()/180*[.A15])" office:value-type="float" office:value="108.91629509039" calcext:value-type="float">
            <text:p>108.92</text:p>
          </table:table-cell>
          <table:table-cell table:formula="of:=-100+3.7-3.7*SIN(PI()/180*[.A15])" office:value-type="float" office:value="-98.9162950903902" calcext:value-type="float">
            <text:p>-98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10-3.7+3.7*COS(PI()/180*[.A16])" office:value-type="float" office:value="108.775783243528" calcext:value-type="float">
            <text:p>108.78</text:p>
          </table:table-cell>
          <table:table-cell table:formula="of:=-100+3.7-3.7*SIN(PI()/180*[.A16])" office:value-type="float" office:value="-99.0496358542664" calcext:value-type="float">
            <text:p>-99.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10-3.7+3.7*COS(PI()/180*[.A17])" office:value-type="float" office:value="108.628485446884" calcext:value-type="float">
            <text:p>108.63</text:p>
          </table:table-cell>
          <table:table-cell table:formula="of:=-100+3.7-3.7*SIN(PI()/180*[.A17])" office:value-type="float" office:value="-99.1754400573908" calcext:value-type="float">
            <text:p>-99.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10-3.7+3.7*COS(PI()/180*[.A18])" office:value-type="float" office:value="108.474805433482" calcext:value-type="float">
            <text:p>108.47</text:p>
          </table:table-cell>
          <table:table-cell table:formula="of:=-100+3.7-3.7*SIN(PI()/180*[.A18])" office:value-type="float" office:value="-99.2933628791873" calcext:value-type="float">
            <text:p>-99.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10-3.7+3.7*COS(PI()/180*[.A19])" office:value-type="float" office:value="108.315164429556" calcext:value-type="float">
            <text:p>108.32</text:p>
          </table:table-cell>
          <table:table-cell table:formula="of:=-100+3.7-3.7*SIN(PI()/180*[.A19])" office:value-type="float" office:value="-99.4030811013981" calcext:value-type="float">
            <text:p>-99.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10-3.7+3.7*COS(PI()/180*[.A20])" office:value-type="float" office:value="108.15" calcext:value-type="float">
            <text:p>108.15</text:p>
          </table:table-cell>
          <table:table-cell table:formula="of:=-100+3.7-3.7*SIN(PI()/180*[.A20])" office:value-type="float" office:value="-99.5042939940024" calcext:value-type="float">
            <text:p>-99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10-3.7+3.7*COS(PI()/180*[.A21])" office:value-type="float" office:value="107.979764849036" calcext:value-type="float">
            <text:p>107.98</text:p>
          </table:table-cell>
          <table:table-cell table:formula="of:=-100+3.7-3.7*SIN(PI()/180*[.A21])" office:value-type="float" office:value="-99.596724139497" calcext:value-type="float">
            <text:p>-99.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10-3.7+3.7*COS(PI()/180*[.A22])" office:value-type="float" office:value="107.80492557938" calcext:value-type="float">
            <text:p>107.80</text:p>
          </table:table-cell>
          <table:table-cell table:formula="of:=-100+3.7-3.7*SIN(PI()/180*[.A22])" office:value-type="float" office:value="-99.6801181932776" calcext:value-type="float">
            <text:p>-99.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10-3.7+3.7*COS(PI()/180*[.A23])" office:value-type="float" office:value="107.625961413318" calcext:value-type="float">
            <text:p>107.63</text:p>
          </table:table-cell>
          <table:table-cell table:formula="of:=-100+3.7-3.7*SIN(PI()/180*[.A23])" office:value-type="float" office:value="-99.7542475780396" calcext:value-type="float">
            <text:p>-99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10-3.7+3.7*COS(PI()/180*[.A24])" office:value-type="float" office:value="107.443362879187" calcext:value-type="float">
            <text:p>107.44</text:p>
          </table:table-cell>
          <table:table-cell table:formula="of:=-100+3.7-3.7*SIN(PI()/180*[.A24])" office:value-type="float" office:value="-99.8189091102921" calcext:value-type="float">
            <text:p>-99.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10-3.7+3.7*COS(PI()/180*[.A25])" office:value-type="float" office:value="107.257630466879" calcext:value-type="float">
            <text:p>107.26</text:p>
          </table:table-cell>
          <table:table-cell table:formula="of:=-100+3.7-3.7*SIN(PI()/180*[.A25])" office:value-type="float" office:value="-99.8739255572695" calcext:value-type="float">
            <text:p>-99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10-3.7+3.7*COS(PI()/180*[.A26])" office:value-type="float" office:value="107.069273256026" calcext:value-type="float">
            <text:p>107.07</text:p>
          </table:table-cell>
          <table:table-cell table:formula="of:=-100+3.7-3.7*SIN(PI()/180*[.A26])" office:value-type="float" office:value="-99.9191461227151" calcext:value-type="float">
            <text:p>-99.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10-3.7+3.7*COS(PI()/180*[.A27])" office:value-type="float" office:value="106.878807520649" calcext:value-type="float">
            <text:p>106.88</text:p>
          </table:table-cell>
          <table:table-cell table:formula="of:=-100+3.7-3.7*SIN(PI()/180*[.A27])" office:value-type="float" office:value="-99.954446860202" calcext:value-type="float">
            <text:p>-99.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10-3.7+3.7*COS(PI()/180*[.A28])" office:value-type="float" office:value="106.68675531409" calcext:value-type="float">
            <text:p>106.69</text:p>
          </table:table-cell>
          <table:table-cell table:formula="of:=-100+3.7-3.7*SIN(PI()/180*[.A28])" office:value-type="float" office:value="-99.9797310128626" calcext:value-type="float">
            <text:p>-99.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10-3.7+3.7*COS(PI()/180*[.A29])" office:value-type="float" office:value="106.493643038099" calcext:value-type="float">
            <text:p>106.49</text:p>
          </table:table-cell>
          <table:table-cell table:formula="of:=-100+3.7-3.7*SIN(PI()/180*[.A29])" office:value-type="float" office:value="-99.994929278591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10-3.7+3.7*COS(PI()/180*[.A30])" office:value-type="float" office:value="106.3" calcext:value-type="float">
            <text:p>106.30</text:p>
          </table:table-cell>
          <table:table-cell table:formula="of:=-100+3.7-3.7*SIN(PI()/180*[.A30])" office:value-type="float" office:value="-100" calcext:value-type="float">
            <text:p>-100.00</text:p>
          </table:table-cell>
        </table:table-row>
      </table:table>
      <table:table table:name="19-20" table:style-name="ta1">
        <table:table-column table:style-name="co1" table:number-columns-repeated="2" table:default-cell-style-name="ce1"/>
        <table:table-row table:style-name="ro1">
          <table:table-cell office:value-type="float" office:value="95.3" calcext:value-type="float">
            <text:p>9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94.3" calcext:value-type="float">
            <text:p>9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93.3" calcext:value-type="float">
            <text:p>9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92.3" calcext:value-type="float">
            <text:p>9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91.3" calcext:value-type="float">
            <text:p>9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90.3" calcext:value-type="float">
            <text:p>9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9.3" calcext:value-type="float">
            <text:p>8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8.3" calcext:value-type="float">
            <text:p>8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7.3" calcext:value-type="float">
            <text:p>8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6.3" calcext:value-type="float">
            <text:p>8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5.3" calcext:value-type="float">
            <text:p>8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4.3" calcext:value-type="float">
            <text:p>8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2.3" calcext:value-type="float">
            <text:p>8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1.3" calcext:value-type="float">
            <text:p>8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0.3" calcext:value-type="float">
            <text:p>8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9.3" calcext:value-type="float">
            <text:p>7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8.3" calcext:value-type="float">
            <text:p>7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7.3" calcext:value-type="float">
            <text:p>7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6.3" calcext:value-type="float">
            <text:p>7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5.3" calcext:value-type="float">
            <text:p>7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4.3" calcext:value-type="float">
            <text:p>7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3.3" calcext:value-type="float">
            <text:p>7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2.3" calcext:value-type="float">
            <text:p>7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1.3" calcext:value-type="float">
            <text:p>7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0.3" calcext:value-type="float">
            <text:p>7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9.3" calcext:value-type="float">
            <text:p>6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8.3" calcext:value-type="float">
            <text:p>6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7.3" calcext:value-type="float">
            <text:p>6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6.3" calcext:value-type="float">
            <text:p>6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5.3" calcext:value-type="float">
            <text:p>6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4.3" calcext:value-type="float">
            <text:p>6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3.3" calcext:value-type="float">
            <text:p>6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2.3" calcext:value-type="float">
            <text:p>6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1.3" calcext:value-type="float">
            <text:p>6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0.3" calcext:value-type="float">
            <text:p>6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9.3" calcext:value-type="float">
            <text:p>5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8.3" calcext:value-type="float">
            <text:p>5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7.3" calcext:value-type="float">
            <text:p>5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6.3" calcext:value-type="float">
            <text:p>5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5.3" calcext:value-type="float">
            <text:p>5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4.3" calcext:value-type="float">
            <text:p>5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3.3" calcext:value-type="float">
            <text:p>5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2.3" calcext:value-type="float">
            <text:p>5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1.3" calcext:value-type="float">
            <text:p>5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0.3" calcext:value-type="float">
            <text:p>5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9.3" calcext:value-type="float">
            <text:p>4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8.3" calcext:value-type="float">
            <text:p>4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7.3" calcext:value-type="float">
            <text:p>4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6.3" calcext:value-type="float">
            <text:p>4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5.3" calcext:value-type="float">
            <text:p>4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4.3" calcext:value-type="float">
            <text:p>4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3.3" calcext:value-type="float">
            <text:p>4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2.3" calcext:value-type="float">
            <text:p>4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1.3" calcext:value-type="float">
            <text:p>4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0.3" calcext:value-type="float">
            <text:p>4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9.3" calcext:value-type="float">
            <text:p>3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8.3" calcext:value-type="float">
            <text:p>3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7.3" calcext:value-type="float">
            <text:p>3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6.3" calcext:value-type="float">
            <text:p>3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5.3" calcext:value-type="float">
            <text:p>3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4.3" calcext:value-type="float">
            <text:p>3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3.3" calcext:value-type="float">
            <text:p>3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2.3" calcext:value-type="float">
            <text:p>3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1.3" calcext:value-type="float">
            <text:p>3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0.3" calcext:value-type="float">
            <text:p>3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9.3" calcext:value-type="float">
            <text:p>2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8.3" calcext:value-type="float">
            <text:p>2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7.3" calcext:value-type="float">
            <text:p>2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6.3" calcext:value-type="float">
            <text:p>2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5.3" calcext:value-type="float">
            <text:p>2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4.3" calcext:value-type="float">
            <text:p>2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3.3" calcext:value-type="float">
            <text:p>2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2.3" calcext:value-type="float">
            <text:p>2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1.3" calcext:value-type="float">
            <text:p>2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0.3" calcext:value-type="float">
            <text:p>2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9.3" calcext:value-type="float">
            <text:p>1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8.3" calcext:value-type="float">
            <text:p>1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7.3" calcext:value-type="float">
            <text:p>1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6.3" calcext:value-type="float">
            <text:p>1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5.3" calcext:value-type="float">
            <text:p>1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4.3" calcext:value-type="float">
            <text:p>1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3.3" calcext:value-type="float">
            <text:p>1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2.3" calcext:value-type="float">
            <text:p>1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1.3" calcext:value-type="float">
            <text:p>1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0.3" calcext:value-type="float">
            <text:p>1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9.3" calcext:value-type="float">
            <text:p>9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8.3" calcext:value-type="float">
            <text:p>8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7.3" calcext:value-type="float">
            <text:p>7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6.3" calcext:value-type="float">
            <text:p>6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5.3" calcext:value-type="float">
            <text:p>5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4.3" calcext:value-type="float">
            <text:p>4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3.3" calcext:value-type="float">
            <text:p>3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2.3" calcext:value-type="float">
            <text:p>2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1.3" calcext:value-type="float">
            <text:p>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0.299999999999997" calcext:value-type="float">
            <text:p>0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0.700000000000003" calcext:value-type="float">
            <text:p>-0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1.7" calcext:value-type="float">
            <text:p>-1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2.7" calcext:value-type="float">
            <text:p>-2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3.7" calcext:value-type="float">
            <text:p>-3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4.7" calcext:value-type="float">
            <text:p>-4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5.7" calcext:value-type="float">
            <text:p>-5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6.7" calcext:value-type="float">
            <text:p>-6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7.7" calcext:value-type="float">
            <text:p>-7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8.7" calcext:value-type="float">
            <text:p>-8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9.7" calcext:value-type="float">
            <text:p>-9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10.7" calcext:value-type="float">
            <text:p>-10.7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11.3" calcext:value-type="float">
            <text:p>-11.30</text:p>
          </table:table-cell>
          <table:table-cell office:value-type="float" office:value="-100" calcext:value-type="float">
            <text:p>-100.00</text:p>
          </table:table-cell>
        </table:table-row>
        <table:table-row table:style-name="ro1" table:number-rows-repeated="10484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0-2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-15+3.7-3.7*SIN(PI()/180*[.A1])" office:value-type="float" office:value="-11.4936430380989" calcext:value-type="float">
            <text:p>-11.49</text:p>
          </table:table-cell>
          <table:table-cell table:formula="of:=-100+3.7-3.7*COS(PI()/180*[.A1])" office:value-type="float" office:value="-99.9949292785919" calcext:value-type="float">
            <text:p>-99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5+3.7-3.7*SIN(PI()/180*[.A2])" office:value-type="float" office:value="-11.6867553140903" calcext:value-type="float">
            <text:p>-11.69</text:p>
          </table:table-cell>
          <table:table-cell table:formula="of:=-100+3.7-3.7*COS(PI()/180*[.A2])" office:value-type="float" office:value="-99.9797310128626" calcext:value-type="float">
            <text:p>-99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5+3.7-3.7*SIN(PI()/180*[.A3])" office:value-type="float" office:value="-11.8788075206489" calcext:value-type="float">
            <text:p>-11.88</text:p>
          </table:table-cell>
          <table:table-cell table:formula="of:=-100+3.7-3.7*COS(PI()/180*[.A3])" office:value-type="float" office:value="-99.954446860202" calcext:value-type="float">
            <text:p>-99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5+3.7-3.7*SIN(PI()/180*[.A4])" office:value-type="float" office:value="-12.0692732560257" calcext:value-type="float">
            <text:p>-12.07</text:p>
          </table:table-cell>
          <table:table-cell table:formula="of:=-100+3.7-3.7*COS(PI()/180*[.A4])" office:value-type="float" office:value="-99.9191461227151" calcext:value-type="float">
            <text:p>-99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5+3.7-3.7*SIN(PI()/180*[.A5])" office:value-type="float" office:value="-12.2576304668793" calcext:value-type="float">
            <text:p>-12.26</text:p>
          </table:table-cell>
          <table:table-cell table:formula="of:=-100+3.7-3.7*COS(PI()/180*[.A5])" office:value-type="float" office:value="-99.8739255572695" calcext:value-type="float">
            <text:p>-99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5+3.7-3.7*SIN(PI()/180*[.A6])" office:value-type="float" office:value="-12.4433628791873" calcext:value-type="float">
            <text:p>-12.44</text:p>
          </table:table-cell>
          <table:table-cell table:formula="of:=-100+3.7-3.7*COS(PI()/180*[.A6])" office:value-type="float" office:value="-99.8189091102921" calcext:value-type="float">
            <text:p>-99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5+3.7-3.7*SIN(PI()/180*[.A7])" office:value-type="float" office:value="-12.6259614133176" calcext:value-type="float">
            <text:p>-12.63</text:p>
          </table:table-cell>
          <table:table-cell table:formula="of:=-100+3.7-3.7*COS(PI()/180*[.A7])" office:value-type="float" office:value="-99.7542475780396" calcext:value-type="float">
            <text:p>-99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5+3.7-3.7*SIN(PI()/180*[.A8])" office:value-type="float" office:value="-12.8049255793805" calcext:value-type="float">
            <text:p>-12.80</text:p>
          </table:table-cell>
          <table:table-cell table:formula="of:=-100+3.7-3.7*COS(PI()/180*[.A8])" office:value-type="float" office:value="-99.6801181932776" calcext:value-type="float">
            <text:p>-99.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5+3.7-3.7*SIN(PI()/180*[.A9])" office:value-type="float" office:value="-12.9797648490363" calcext:value-type="float">
            <text:p>-12.98</text:p>
          </table:table-cell>
          <table:table-cell table:formula="of:=-100+3.7-3.7*COS(PI()/180*[.A9])" office:value-type="float" office:value="-99.596724139497" calcext:value-type="float">
            <text:p>-99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5+3.7-3.7*SIN(PI()/180*[.A10])" office:value-type="float" office:value="-13.15" calcext:value-type="float">
            <text:p>-13.15</text:p>
          </table:table-cell>
          <table:table-cell table:formula="of:=-100+3.7-3.7*COS(PI()/180*[.A10])" office:value-type="float" office:value="-99.5042939940024" calcext:value-type="float">
            <text:p>-99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5+3.7-3.7*SIN(PI()/180*[.A11])" office:value-type="float" office:value="-13.3151644295556" calcext:value-type="float">
            <text:p>-13.32</text:p>
          </table:table-cell>
          <table:table-cell table:formula="of:=-100+3.7-3.7*COS(PI()/180*[.A11])" office:value-type="float" office:value="-99.4030811013981" calcext:value-type="float">
            <text:p>-99.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5+3.7-3.7*SIN(PI()/180*[.A12])" office:value-type="float" office:value="-13.4748054334822" calcext:value-type="float">
            <text:p>-13.47</text:p>
          </table:table-cell>
          <table:table-cell table:formula="of:=-100+3.7-3.7*COS(PI()/180*[.A12])" office:value-type="float" office:value="-99.2933628791873" calcext:value-type="float">
            <text:p>-99.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5+3.7-3.7*SIN(PI()/180*[.A13])" office:value-type="float" office:value="-13.6284854468844" calcext:value-type="float">
            <text:p>-13.63</text:p>
          </table:table-cell>
          <table:table-cell table:formula="of:=-100+3.7-3.7*COS(PI()/180*[.A13])" office:value-type="float" office:value="-99.1754400573908" calcext:value-type="float">
            <text:p>-99.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15+3.7-3.7*SIN(PI()/180*[.A14])" office:value-type="float" office:value="-13.7757832435278" calcext:value-type="float">
            <text:p>-13.78</text:p>
          </table:table-cell>
          <table:table-cell table:formula="of:=-100+3.7-3.7*COS(PI()/180*[.A14])" office:value-type="float" office:value="-99.0496358542664" calcext:value-type="float">
            <text:p>-99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15+3.7-3.7*SIN(PI()/180*[.A15])" office:value-type="float" office:value="-13.9162950903902" calcext:value-type="float">
            <text:p>-13.92</text:p>
          </table:table-cell>
          <table:table-cell table:formula="of:=-100+3.7-3.7*COS(PI()/180*[.A15])" office:value-type="float" office:value="-98.9162950903902" calcext:value-type="float">
            <text:p>-98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15+3.7-3.7*SIN(PI()/180*[.A16])" office:value-type="float" office:value="-14.0496358542664" calcext:value-type="float">
            <text:p>-14.05</text:p>
          </table:table-cell>
          <table:table-cell table:formula="of:=-100+3.7-3.7*COS(PI()/180*[.A16])" office:value-type="float" office:value="-98.7757832435278" calcext:value-type="float">
            <text:p>-98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15+3.7-3.7*SIN(PI()/180*[.A17])" office:value-type="float" office:value="-14.1754400573908" calcext:value-type="float">
            <text:p>-14.18</text:p>
          </table:table-cell>
          <table:table-cell table:formula="of:=-100+3.7-3.7*COS(PI()/180*[.A17])" office:value-type="float" office:value="-98.6284854468844" calcext:value-type="float">
            <text:p>-98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15+3.7-3.7*SIN(PI()/180*[.A18])" office:value-type="float" office:value="-14.2933628791873" calcext:value-type="float">
            <text:p>-14.29</text:p>
          </table:table-cell>
          <table:table-cell table:formula="of:=-100+3.7-3.7*COS(PI()/180*[.A18])" office:value-type="float" office:value="-98.4748054334822" calcext:value-type="float">
            <text:p>-98.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15+3.7-3.7*SIN(PI()/180*[.A19])" office:value-type="float" office:value="-14.4030811013981" calcext:value-type="float">
            <text:p>-14.40</text:p>
          </table:table-cell>
          <table:table-cell table:formula="of:=-100+3.7-3.7*COS(PI()/180*[.A19])" office:value-type="float" office:value="-98.3151644295556" calcext:value-type="float">
            <text:p>-98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15+3.7-3.7*SIN(PI()/180*[.A20])" office:value-type="float" office:value="-14.5042939940024" calcext:value-type="float">
            <text:p>-14.50</text:p>
          </table:table-cell>
          <table:table-cell table:formula="of:=-100+3.7-3.7*COS(PI()/180*[.A20])" office:value-type="float" office:value="-98.15" calcext:value-type="float">
            <text:p>-98.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15+3.7-3.7*SIN(PI()/180*[.A21])" office:value-type="float" office:value="-14.596724139497" calcext:value-type="float">
            <text:p>-14.60</text:p>
          </table:table-cell>
          <table:table-cell table:formula="of:=-100+3.7-3.7*COS(PI()/180*[.A21])" office:value-type="float" office:value="-97.9797648490363" calcext:value-type="float">
            <text:p>-97.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15+3.7-3.7*SIN(PI()/180*[.A22])" office:value-type="float" office:value="-14.6801181932776" calcext:value-type="float">
            <text:p>-14.68</text:p>
          </table:table-cell>
          <table:table-cell table:formula="of:=-100+3.7-3.7*COS(PI()/180*[.A22])" office:value-type="float" office:value="-97.8049255793805" calcext:value-type="float">
            <text:p>-97.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15+3.7-3.7*SIN(PI()/180*[.A23])" office:value-type="float" office:value="-14.7542475780396" calcext:value-type="float">
            <text:p>-14.75</text:p>
          </table:table-cell>
          <table:table-cell table:formula="of:=-100+3.7-3.7*COS(PI()/180*[.A23])" office:value-type="float" office:value="-97.6259614133176" calcext:value-type="float">
            <text:p>-97.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15+3.7-3.7*SIN(PI()/180*[.A24])" office:value-type="float" office:value="-14.8189091102921" calcext:value-type="float">
            <text:p>-14.82</text:p>
          </table:table-cell>
          <table:table-cell table:formula="of:=-100+3.7-3.7*COS(PI()/180*[.A24])" office:value-type="float" office:value="-97.4433628791873" calcext:value-type="float">
            <text:p>-97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15+3.7-3.7*SIN(PI()/180*[.A25])" office:value-type="float" office:value="-14.8739255572696" calcext:value-type="float">
            <text:p>-14.87</text:p>
          </table:table-cell>
          <table:table-cell table:formula="of:=-100+3.7-3.7*COS(PI()/180*[.A25])" office:value-type="float" office:value="-97.2576304668793" calcext:value-type="float">
            <text:p>-97.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15+3.7-3.7*SIN(PI()/180*[.A26])" office:value-type="float" office:value="-14.9191461227151" calcext:value-type="float">
            <text:p>-14.92</text:p>
          </table:table-cell>
          <table:table-cell table:formula="of:=-100+3.7-3.7*COS(PI()/180*[.A26])" office:value-type="float" office:value="-97.0692732560257" calcext:value-type="float">
            <text:p>-97.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15+3.7-3.7*SIN(PI()/180*[.A27])" office:value-type="float" office:value="-14.954446860202" calcext:value-type="float">
            <text:p>-14.95</text:p>
          </table:table-cell>
          <table:table-cell table:formula="of:=-100+3.7-3.7*COS(PI()/180*[.A27])" office:value-type="float" office:value="-96.8788075206489" calcext:value-type="float">
            <text:p>-96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15+3.7-3.7*SIN(PI()/180*[.A28])" office:value-type="float" office:value="-14.9797310128626" calcext:value-type="float">
            <text:p>-14.98</text:p>
          </table:table-cell>
          <table:table-cell table:formula="of:=-100+3.7-3.7*COS(PI()/180*[.A28])" office:value-type="float" office:value="-96.6867553140903" calcext:value-type="float">
            <text:p>-96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15+3.7-3.7*SIN(PI()/180*[.A29])" office:value-type="float" office:value="-14.9949292785919" calcext:value-type="float">
            <text:p>-14.99</text:p>
          </table:table-cell>
          <table:table-cell table:formula="of:=-100+3.7-3.7*COS(PI()/180*[.A29])" office:value-type="float" office:value="-96.4936430380989" calcext:value-type="float">
            <text:p>-96.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15+3.7-3.7*SIN(PI()/180*[.A30])" office:value-type="float" office:value="-15" calcext:value-type="float">
            <text:p>-15.00</text:p>
          </table:table-cell>
          <table:table-cell table:formula="of:=-100+3.7-3.7*COS(PI()/180*[.A30])" office:value-type="float" office:value="-96.3" calcext:value-type="float">
            <text:p>-96.30</text:p>
          </table:table-cell>
        </table:table-row>
      </table:table>
      <table:table table:name="21" table:style-name="ta1">
        <table:table-column table:style-name="co1" table:number-columns-repeated="2" table:default-cell-style-name="ce1"/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5.3" calcext:value-type="float">
            <text:p>-9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4.3" calcext:value-type="float">
            <text:p>-9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3.3" calcext:value-type="float">
            <text:p>-9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2.3" calcext:value-type="float">
            <text:p>-9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1.3" calcext:value-type="float">
            <text:p>-9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90.3" calcext:value-type="float">
            <text:p>-9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9.3" calcext:value-type="float">
            <text:p>-8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8.3" calcext:value-type="float">
            <text:p>-8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7.3" calcext:value-type="float">
            <text:p>-8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6.3" calcext:value-type="float">
            <text:p>-8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5.3" calcext:value-type="float">
            <text:p>-8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4.3" calcext:value-type="float">
            <text:p>-8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3.3" calcext:value-type="float">
            <text:p>-8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2.3" calcext:value-type="float">
            <text:p>-8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1.3" calcext:value-type="float">
            <text:p>-8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80.3" calcext:value-type="float">
            <text:p>-8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9.3" calcext:value-type="float">
            <text:p>-7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8.3" calcext:value-type="float">
            <text:p>-7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7.3" calcext:value-type="float">
            <text:p>-7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6.3" calcext:value-type="float">
            <text:p>-7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5.3" calcext:value-type="float">
            <text:p>-7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4.3" calcext:value-type="float">
            <text:p>-7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3.3" calcext:value-type="float">
            <text:p>-7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2.3" calcext:value-type="float">
            <text:p>-7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1.3" calcext:value-type="float">
            <text:p>-7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70.3" calcext:value-type="float">
            <text:p>-7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9.3" calcext:value-type="float">
            <text:p>-6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8.3" calcext:value-type="float">
            <text:p>-6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7.3" calcext:value-type="float">
            <text:p>-6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6.3" calcext:value-type="float">
            <text:p>-6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5.3" calcext:value-type="float">
            <text:p>-6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4.3" calcext:value-type="float">
            <text:p>-6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3.3" calcext:value-type="float">
            <text:p>-6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2.3" calcext:value-type="float">
            <text:p>-6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1.3" calcext:value-type="float">
            <text:p>-6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60.3" calcext:value-type="float">
            <text:p>-6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9.3" calcext:value-type="float">
            <text:p>-5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8.3" calcext:value-type="float">
            <text:p>-58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7.3" calcext:value-type="float">
            <text:p>-57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6.3" calcext:value-type="float">
            <text:p>-56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5.3" calcext:value-type="float">
            <text:p>-55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4.3" calcext:value-type="float">
            <text:p>-54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3.3" calcext:value-type="float">
            <text:p>-53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2.3" calcext:value-type="float">
            <text:p>-52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1.3" calcext:value-type="float">
            <text:p>-51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50.3" calcext:value-type="float">
            <text:p>-50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49.3" calcext:value-type="float">
            <text:p>-49.30</text:p>
          </table:table-cell>
        </table:table-row>
        <table:table-row table:style-name="ro1">
          <table:table-cell office:value-type="float" office:value="-15" calcext:value-type="float">
            <text:p>-15.00</text:p>
          </table:table-cell>
          <table:table-cell office:value-type="float" office:value="-48.7" calcext:value-type="float">
            <text:p>-48.70</text:p>
          </table:table-cell>
        </table:table-row>
        <table:table-row table:style-name="ro1" table:number-rows-repeated="10485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1-22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-15-3.7+3.7*COS(PI()/180*[.A1])" office:value-type="float" office:value="-15.0050707214081" calcext:value-type="float">
            <text:p>-15.01</text:p>
          </table:table-cell>
          <table:table-cell table:formula="of:=-45-3.7+3.7*SIN(PI()/180*[.A1])" office:value-type="float" office:value="-48.5063569619011" calcext:value-type="float">
            <text:p>-48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5-3.7+3.7*COS(PI()/180*[.A2])" office:value-type="float" office:value="-15.0202689871374" calcext:value-type="float">
            <text:p>-15.02</text:p>
          </table:table-cell>
          <table:table-cell table:formula="of:=-45-3.7+3.7*SIN(PI()/180*[.A2])" office:value-type="float" office:value="-48.3132446859097" calcext:value-type="float">
            <text:p>-48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5-3.7+3.7*COS(PI()/180*[.A3])" office:value-type="float" office:value="-15.045553139798" calcext:value-type="float">
            <text:p>-15.05</text:p>
          </table:table-cell>
          <table:table-cell table:formula="of:=-45-3.7+3.7*SIN(PI()/180*[.A3])" office:value-type="float" office:value="-48.1211924793512" calcext:value-type="float">
            <text:p>-48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5-3.7+3.7*COS(PI()/180*[.A4])" office:value-type="float" office:value="-15.0808538772849" calcext:value-type="float">
            <text:p>-15.08</text:p>
          </table:table-cell>
          <table:table-cell table:formula="of:=-45-3.7+3.7*SIN(PI()/180*[.A4])" office:value-type="float" office:value="-47.9307267439743" calcext:value-type="float">
            <text:p>-47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5-3.7+3.7*COS(PI()/180*[.A5])" office:value-type="float" office:value="-15.1260744427304" calcext:value-type="float">
            <text:p>-15.13</text:p>
          </table:table-cell>
          <table:table-cell table:formula="of:=-45-3.7+3.7*SIN(PI()/180*[.A5])" office:value-type="float" office:value="-47.7423695331207" calcext:value-type="float">
            <text:p>-47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5-3.7+3.7*COS(PI()/180*[.A6])" office:value-type="float" office:value="-15.1810908897079" calcext:value-type="float">
            <text:p>-15.18</text:p>
          </table:table-cell>
          <table:table-cell table:formula="of:=-45-3.7+3.7*SIN(PI()/180*[.A6])" office:value-type="float" office:value="-47.5566371208127" calcext:value-type="float">
            <text:p>-47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5-3.7+3.7*COS(PI()/180*[.A7])" office:value-type="float" office:value="-15.2457524219604" calcext:value-type="float">
            <text:p>-15.25</text:p>
          </table:table-cell>
          <table:table-cell table:formula="of:=-45-3.7+3.7*SIN(PI()/180*[.A7])" office:value-type="float" office:value="-47.3740385866824" calcext:value-type="float">
            <text:p>-47.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5-3.7+3.7*COS(PI()/180*[.A8])" office:value-type="float" office:value="-15.3198818067224" calcext:value-type="float">
            <text:p>-15.32</text:p>
          </table:table-cell>
          <table:table-cell table:formula="of:=-45-3.7+3.7*SIN(PI()/180*[.A8])" office:value-type="float" office:value="-47.1950744206195" calcext:value-type="float">
            <text:p>-47.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5-3.7+3.7*COS(PI()/180*[.A9])" office:value-type="float" office:value="-15.403275860503" calcext:value-type="float">
            <text:p>-15.40</text:p>
          </table:table-cell>
          <table:table-cell table:formula="of:=-45-3.7+3.7*SIN(PI()/180*[.A9])" office:value-type="float" office:value="-47.0202351509637" calcext:value-type="float">
            <text:p>-47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5-3.7+3.7*COS(PI()/180*[.A10])" office:value-type="float" office:value="-15.4957060059976" calcext:value-type="float">
            <text:p>-15.50</text:p>
          </table:table-cell>
          <table:table-cell table:formula="of:=-45-3.7+3.7*SIN(PI()/180*[.A10])" office:value-type="float" office:value="-46.85" calcext:value-type="float">
            <text:p>-46.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5-3.7+3.7*COS(PI()/180*[.A11])" office:value-type="float" office:value="-15.5969188986019" calcext:value-type="float">
            <text:p>-15.60</text:p>
          </table:table-cell>
          <table:table-cell table:formula="of:=-45-3.7+3.7*SIN(PI()/180*[.A11])" office:value-type="float" office:value="-46.6848355704444" calcext:value-type="float">
            <text:p>-46.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5-3.7+3.7*COS(PI()/180*[.A12])" office:value-type="float" office:value="-15.7066371208127" calcext:value-type="float">
            <text:p>-15.71</text:p>
          </table:table-cell>
          <table:table-cell table:formula="of:=-45-3.7+3.7*SIN(PI()/180*[.A12])" office:value-type="float" office:value="-46.5251945665179" calcext:value-type="float">
            <text:p>-46.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5-3.7+3.7*COS(PI()/180*[.A13])" office:value-type="float" office:value="-15.8245599426092" calcext:value-type="float">
            <text:p>-15.82</text:p>
          </table:table-cell>
          <table:table-cell table:formula="of:=-45-3.7+3.7*SIN(PI()/180*[.A13])" office:value-type="float" office:value="-46.3715145531156" calcext:value-type="float">
            <text:p>-46.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15-3.7+3.7*COS(PI()/180*[.A14])" office:value-type="float" office:value="-15.9503641457336" calcext:value-type="float">
            <text:p>-15.95</text:p>
          </table:table-cell>
          <table:table-cell table:formula="of:=-45-3.7+3.7*SIN(PI()/180*[.A14])" office:value-type="float" office:value="-46.2242167564722" calcext:value-type="float">
            <text:p>-46.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15-3.7+3.7*COS(PI()/180*[.A15])" office:value-type="float" office:value="-16.0837049096098" calcext:value-type="float">
            <text:p>-16.08</text:p>
          </table:table-cell>
          <table:table-cell table:formula="of:=-45-3.7+3.7*SIN(PI()/180*[.A15])" office:value-type="float" office:value="-46.0837049096098" calcext:value-type="float">
            <text:p>-46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15-3.7+3.7*COS(PI()/180*[.A16])" office:value-type="float" office:value="-16.2242167564722" calcext:value-type="float">
            <text:p>-16.22</text:p>
          </table:table-cell>
          <table:table-cell table:formula="of:=-45-3.7+3.7*SIN(PI()/180*[.A16])" office:value-type="float" office:value="-45.9503641457336" calcext:value-type="float">
            <text:p>-45.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15-3.7+3.7*COS(PI()/180*[.A17])" office:value-type="float" office:value="-16.3715145531156" calcext:value-type="float">
            <text:p>-16.37</text:p>
          </table:table-cell>
          <table:table-cell table:formula="of:=-45-3.7+3.7*SIN(PI()/180*[.A17])" office:value-type="float" office:value="-45.8245599426092" calcext:value-type="float">
            <text:p>-45.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15-3.7+3.7*COS(PI()/180*[.A18])" office:value-type="float" office:value="-16.5251945665178" calcext:value-type="float">
            <text:p>-16.53</text:p>
          </table:table-cell>
          <table:table-cell table:formula="of:=-45-3.7+3.7*SIN(PI()/180*[.A18])" office:value-type="float" office:value="-45.7066371208127" calcext:value-type="float">
            <text:p>-45.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15-3.7+3.7*COS(PI()/180*[.A19])" office:value-type="float" office:value="-16.6848355704444" calcext:value-type="float">
            <text:p>-16.68</text:p>
          </table:table-cell>
          <table:table-cell table:formula="of:=-45-3.7+3.7*SIN(PI()/180*[.A19])" office:value-type="float" office:value="-45.5969188986019" calcext:value-type="float">
            <text:p>-45.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15-3.7+3.7*COS(PI()/180*[.A20])" office:value-type="float" office:value="-16.85" calcext:value-type="float">
            <text:p>-16.85</text:p>
          </table:table-cell>
          <table:table-cell table:formula="of:=-45-3.7+3.7*SIN(PI()/180*[.A20])" office:value-type="float" office:value="-45.4957060059976" calcext:value-type="float">
            <text:p>-45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15-3.7+3.7*COS(PI()/180*[.A21])" office:value-type="float" office:value="-17.0202351509637" calcext:value-type="float">
            <text:p>-17.02</text:p>
          </table:table-cell>
          <table:table-cell table:formula="of:=-45-3.7+3.7*SIN(PI()/180*[.A21])" office:value-type="float" office:value="-45.4032758605031" calcext:value-type="float">
            <text:p>-45.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15-3.7+3.7*COS(PI()/180*[.A22])" office:value-type="float" office:value="-17.1950744206195" calcext:value-type="float">
            <text:p>-17.20</text:p>
          </table:table-cell>
          <table:table-cell table:formula="of:=-45-3.7+3.7*SIN(PI()/180*[.A22])" office:value-type="float" office:value="-45.3198818067224" calcext:value-type="float">
            <text:p>-45.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15-3.7+3.7*COS(PI()/180*[.A23])" office:value-type="float" office:value="-17.3740385866824" calcext:value-type="float">
            <text:p>-17.37</text:p>
          </table:table-cell>
          <table:table-cell table:formula="of:=-45-3.7+3.7*SIN(PI()/180*[.A23])" office:value-type="float" office:value="-45.2457524219604" calcext:value-type="float">
            <text:p>-45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15-3.7+3.7*COS(PI()/180*[.A24])" office:value-type="float" office:value="-17.5566371208127" calcext:value-type="float">
            <text:p>-17.56</text:p>
          </table:table-cell>
          <table:table-cell table:formula="of:=-45-3.7+3.7*SIN(PI()/180*[.A24])" office:value-type="float" office:value="-45.1810908897079" calcext:value-type="float">
            <text:p>-45.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15-3.7+3.7*COS(PI()/180*[.A25])" office:value-type="float" office:value="-17.7423695331207" calcext:value-type="float">
            <text:p>-17.74</text:p>
          </table:table-cell>
          <table:table-cell table:formula="of:=-45-3.7+3.7*SIN(PI()/180*[.A25])" office:value-type="float" office:value="-45.1260744427305" calcext:value-type="float">
            <text:p>-45.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15-3.7+3.7*COS(PI()/180*[.A26])" office:value-type="float" office:value="-17.9307267439743" calcext:value-type="float">
            <text:p>-17.93</text:p>
          </table:table-cell>
          <table:table-cell table:formula="of:=-45-3.7+3.7*SIN(PI()/180*[.A26])" office:value-type="float" office:value="-45.0808538772849" calcext:value-type="float">
            <text:p>-45.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15-3.7+3.7*COS(PI()/180*[.A27])" office:value-type="float" office:value="-18.1211924793511" calcext:value-type="float">
            <text:p>-18.12</text:p>
          </table:table-cell>
          <table:table-cell table:formula="of:=-45-3.7+3.7*SIN(PI()/180*[.A27])" office:value-type="float" office:value="-45.045553139798" calcext:value-type="float">
            <text:p>-45.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15-3.7+3.7*COS(PI()/180*[.A28])" office:value-type="float" office:value="-18.3132446859097" calcext:value-type="float">
            <text:p>-18.31</text:p>
          </table:table-cell>
          <table:table-cell table:formula="of:=-45-3.7+3.7*SIN(PI()/180*[.A28])" office:value-type="float" office:value="-45.0202689871374" calcext:value-type="float">
            <text:p>-45.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15-3.7+3.7*COS(PI()/180*[.A29])" office:value-type="float" office:value="-18.5063569619011" calcext:value-type="float">
            <text:p>-18.51</text:p>
          </table:table-cell>
          <table:table-cell table:formula="of:=-45-3.7+3.7*SIN(PI()/180*[.A29])" office:value-type="float" office:value="-45.0050707214081" calcext:value-type="float">
            <text:p>-45.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15-3.7+3.7*COS(PI()/180*[.A30])" office:value-type="float" office:value="-18.7" calcext:value-type="float">
            <text:p>-18.70</text:p>
          </table:table-cell>
          <table:table-cell table:formula="of:=-45-3.7+3.7*SIN(PI()/180*[.A30])" office:value-type="float" office:value="-45" calcext:value-type="float">
            <text:p>-45.00</text:p>
          </table:table-cell>
        </table:table-row>
      </table:table>
      <table:table table:name="22" table:style-name="ta1">
        <table:table-column table:style-name="co1" table:number-columns-repeated="2" table:default-cell-style-name="ce1"/>
        <table:table-row table:style-name="ro1">
          <table:table-cell office:value-type="float" office:value="-19.7" calcext:value-type="float">
            <text:p>-1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0.7" calcext:value-type="float">
            <text:p>-2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1.7" calcext:value-type="float">
            <text:p>-21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2.7" calcext:value-type="float">
            <text:p>-22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3.7" calcext:value-type="float">
            <text:p>-23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4.7" calcext:value-type="float">
            <text:p>-24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5.7" calcext:value-type="float">
            <text:p>-25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6.7" calcext:value-type="float">
            <text:p>-26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7.7" calcext:value-type="float">
            <text:p>-27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8.7" calcext:value-type="float">
            <text:p>-28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29.7" calcext:value-type="float">
            <text:p>-2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0.7" calcext:value-type="float">
            <text:p>-3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1.7" calcext:value-type="float">
            <text:p>-31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2.7" calcext:value-type="float">
            <text:p>-32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3.7" calcext:value-type="float">
            <text:p>-33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4.7" calcext:value-type="float">
            <text:p>-34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5.7" calcext:value-type="float">
            <text:p>-35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6.7" calcext:value-type="float">
            <text:p>-36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7.7" calcext:value-type="float">
            <text:p>-37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8.7" calcext:value-type="float">
            <text:p>-38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39.7" calcext:value-type="float">
            <text:p>-39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40.7" calcext:value-type="float">
            <text:p>-40.70</text:p>
          </table:table-cell>
          <table:table-cell office:value-type="float" office:value="-45" calcext:value-type="float">
            <text:p>-45.00</text:p>
          </table:table-cell>
        </table:table-row>
        <table:table-row table:style-name="ro1">
          <table:table-cell office:value-type="float" office:value="-41.3" calcext:value-type="float">
            <text:p>-41.30</text:p>
          </table:table-cell>
          <table:table-cell office:value-type="float" office:value="-45" calcext:value-type="float">
            <text:p>-45.00</text:p>
          </table:table-cell>
        </table:table-row>
      </table:table>
      <table:table table:name="22-23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-45+3.7-3.7*SIN(PI()/180*[.A1])" office:value-type="float" office:value="-41.4936430380989" calcext:value-type="float">
            <text:p>-41.49</text:p>
          </table:table-cell>
          <table:table-cell table:formula="of:=-45+3.7-3.7*COS(PI()/180*[.A1])" office:value-type="float" office:value="-44.9949292785919" calcext:value-type="float">
            <text:p>-44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45+3.7-3.7*SIN(PI()/180*[.A2])" office:value-type="float" office:value="-41.6867553140903" calcext:value-type="float">
            <text:p>-41.69</text:p>
          </table:table-cell>
          <table:table-cell table:formula="of:=-45+3.7-3.7*COS(PI()/180*[.A2])" office:value-type="float" office:value="-44.9797310128626" calcext:value-type="float">
            <text:p>-44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45+3.7-3.7*SIN(PI()/180*[.A3])" office:value-type="float" office:value="-41.8788075206489" calcext:value-type="float">
            <text:p>-41.88</text:p>
          </table:table-cell>
          <table:table-cell table:formula="of:=-45+3.7-3.7*COS(PI()/180*[.A3])" office:value-type="float" office:value="-44.954446860202" calcext:value-type="float">
            <text:p>-44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45+3.7-3.7*SIN(PI()/180*[.A4])" office:value-type="float" office:value="-42.0692732560257" calcext:value-type="float">
            <text:p>-42.07</text:p>
          </table:table-cell>
          <table:table-cell table:formula="of:=-45+3.7-3.7*COS(PI()/180*[.A4])" office:value-type="float" office:value="-44.9191461227151" calcext:value-type="float">
            <text:p>-44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45+3.7-3.7*SIN(PI()/180*[.A5])" office:value-type="float" office:value="-42.2576304668793" calcext:value-type="float">
            <text:p>-42.26</text:p>
          </table:table-cell>
          <table:table-cell table:formula="of:=-45+3.7-3.7*COS(PI()/180*[.A5])" office:value-type="float" office:value="-44.8739255572696" calcext:value-type="float">
            <text:p>-44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45+3.7-3.7*SIN(PI()/180*[.A6])" office:value-type="float" office:value="-42.4433628791873" calcext:value-type="float">
            <text:p>-42.44</text:p>
          </table:table-cell>
          <table:table-cell table:formula="of:=-45+3.7-3.7*COS(PI()/180*[.A6])" office:value-type="float" office:value="-44.8189091102921" calcext:value-type="float">
            <text:p>-44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45+3.7-3.7*SIN(PI()/180*[.A7])" office:value-type="float" office:value="-42.6259614133176" calcext:value-type="float">
            <text:p>-42.63</text:p>
          </table:table-cell>
          <table:table-cell table:formula="of:=-45+3.7-3.7*COS(PI()/180*[.A7])" office:value-type="float" office:value="-44.7542475780397" calcext:value-type="float">
            <text:p>-44.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45+3.7-3.7*SIN(PI()/180*[.A8])" office:value-type="float" office:value="-42.8049255793805" calcext:value-type="float">
            <text:p>-42.80</text:p>
          </table:table-cell>
          <table:table-cell table:formula="of:=-45+3.7-3.7*COS(PI()/180*[.A8])" office:value-type="float" office:value="-44.6801181932776" calcext:value-type="float">
            <text:p>-44.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45+3.7-3.7*SIN(PI()/180*[.A9])" office:value-type="float" office:value="-42.9797648490363" calcext:value-type="float">
            <text:p>-42.98</text:p>
          </table:table-cell>
          <table:table-cell table:formula="of:=-45+3.7-3.7*COS(PI()/180*[.A9])" office:value-type="float" office:value="-44.596724139497" calcext:value-type="float">
            <text:p>-44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45+3.7-3.7*SIN(PI()/180*[.A10])" office:value-type="float" office:value="-43.15" calcext:value-type="float">
            <text:p>-43.15</text:p>
          </table:table-cell>
          <table:table-cell table:formula="of:=-45+3.7-3.7*COS(PI()/180*[.A10])" office:value-type="float" office:value="-44.5042939940024" calcext:value-type="float">
            <text:p>-44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45+3.7-3.7*SIN(PI()/180*[.A11])" office:value-type="float" office:value="-43.3151644295556" calcext:value-type="float">
            <text:p>-43.32</text:p>
          </table:table-cell>
          <table:table-cell table:formula="of:=-45+3.7-3.7*COS(PI()/180*[.A11])" office:value-type="float" office:value="-44.4030811013981" calcext:value-type="float">
            <text:p>-44.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45+3.7-3.7*SIN(PI()/180*[.A12])" office:value-type="float" office:value="-43.4748054334821" calcext:value-type="float">
            <text:p>-43.47</text:p>
          </table:table-cell>
          <table:table-cell table:formula="of:=-45+3.7-3.7*COS(PI()/180*[.A12])" office:value-type="float" office:value="-44.2933628791873" calcext:value-type="float">
            <text:p>-44.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45+3.7-3.7*SIN(PI()/180*[.A13])" office:value-type="float" office:value="-43.6284854468844" calcext:value-type="float">
            <text:p>-43.63</text:p>
          </table:table-cell>
          <table:table-cell table:formula="of:=-45+3.7-3.7*COS(PI()/180*[.A13])" office:value-type="float" office:value="-44.1754400573908" calcext:value-type="float">
            <text:p>-44.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45+3.7-3.7*SIN(PI()/180*[.A14])" office:value-type="float" office:value="-43.7757832435278" calcext:value-type="float">
            <text:p>-43.78</text:p>
          </table:table-cell>
          <table:table-cell table:formula="of:=-45+3.7-3.7*COS(PI()/180*[.A14])" office:value-type="float" office:value="-44.0496358542664" calcext:value-type="float">
            <text:p>-44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45+3.7-3.7*SIN(PI()/180*[.A15])" office:value-type="float" office:value="-43.9162950903902" calcext:value-type="float">
            <text:p>-43.92</text:p>
          </table:table-cell>
          <table:table-cell table:formula="of:=-45+3.7-3.7*COS(PI()/180*[.A15])" office:value-type="float" office:value="-43.9162950903902" calcext:value-type="float">
            <text:p>-43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45+3.7-3.7*SIN(PI()/180*[.A16])" office:value-type="float" office:value="-44.0496358542664" calcext:value-type="float">
            <text:p>-44.05</text:p>
          </table:table-cell>
          <table:table-cell table:formula="of:=-45+3.7-3.7*COS(PI()/180*[.A16])" office:value-type="float" office:value="-43.7757832435278" calcext:value-type="float">
            <text:p>-43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45+3.7-3.7*SIN(PI()/180*[.A17])" office:value-type="float" office:value="-44.1754400573908" calcext:value-type="float">
            <text:p>-44.18</text:p>
          </table:table-cell>
          <table:table-cell table:formula="of:=-45+3.7-3.7*COS(PI()/180*[.A17])" office:value-type="float" office:value="-43.6284854468844" calcext:value-type="float">
            <text:p>-43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45+3.7-3.7*SIN(PI()/180*[.A18])" office:value-type="float" office:value="-44.2933628791873" calcext:value-type="float">
            <text:p>-44.29</text:p>
          </table:table-cell>
          <table:table-cell table:formula="of:=-45+3.7-3.7*COS(PI()/180*[.A18])" office:value-type="float" office:value="-43.4748054334821" calcext:value-type="float">
            <text:p>-43.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45+3.7-3.7*SIN(PI()/180*[.A19])" office:value-type="float" office:value="-44.4030811013981" calcext:value-type="float">
            <text:p>-44.40</text:p>
          </table:table-cell>
          <table:table-cell table:formula="of:=-45+3.7-3.7*COS(PI()/180*[.A19])" office:value-type="float" office:value="-43.3151644295556" calcext:value-type="float">
            <text:p>-43.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45+3.7-3.7*SIN(PI()/180*[.A20])" office:value-type="float" office:value="-44.5042939940024" calcext:value-type="float">
            <text:p>-44.50</text:p>
          </table:table-cell>
          <table:table-cell table:formula="of:=-45+3.7-3.7*COS(PI()/180*[.A20])" office:value-type="float" office:value="-43.15" calcext:value-type="float">
            <text:p>-43.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45+3.7-3.7*SIN(PI()/180*[.A21])" office:value-type="float" office:value="-44.596724139497" calcext:value-type="float">
            <text:p>-44.60</text:p>
          </table:table-cell>
          <table:table-cell table:formula="of:=-45+3.7-3.7*COS(PI()/180*[.A21])" office:value-type="float" office:value="-42.9797648490363" calcext:value-type="float">
            <text:p>-42.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45+3.7-3.7*SIN(PI()/180*[.A22])" office:value-type="float" office:value="-44.6801181932776" calcext:value-type="float">
            <text:p>-44.68</text:p>
          </table:table-cell>
          <table:table-cell table:formula="of:=-45+3.7-3.7*COS(PI()/180*[.A22])" office:value-type="float" office:value="-42.8049255793805" calcext:value-type="float">
            <text:p>-42.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45+3.7-3.7*SIN(PI()/180*[.A23])" office:value-type="float" office:value="-44.7542475780397" calcext:value-type="float">
            <text:p>-44.75</text:p>
          </table:table-cell>
          <table:table-cell table:formula="of:=-45+3.7-3.7*COS(PI()/180*[.A23])" office:value-type="float" office:value="-42.6259614133176" calcext:value-type="float">
            <text:p>-42.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45+3.7-3.7*SIN(PI()/180*[.A24])" office:value-type="float" office:value="-44.8189091102921" calcext:value-type="float">
            <text:p>-44.82</text:p>
          </table:table-cell>
          <table:table-cell table:formula="of:=-45+3.7-3.7*COS(PI()/180*[.A24])" office:value-type="float" office:value="-42.4433628791873" calcext:value-type="float">
            <text:p>-42.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45+3.7-3.7*SIN(PI()/180*[.A25])" office:value-type="float" office:value="-44.8739255572696" calcext:value-type="float">
            <text:p>-44.87</text:p>
          </table:table-cell>
          <table:table-cell table:formula="of:=-45+3.7-3.7*COS(PI()/180*[.A25])" office:value-type="float" office:value="-42.2576304668793" calcext:value-type="float">
            <text:p>-42.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45+3.7-3.7*SIN(PI()/180*[.A26])" office:value-type="float" office:value="-44.9191461227151" calcext:value-type="float">
            <text:p>-44.92</text:p>
          </table:table-cell>
          <table:table-cell table:formula="of:=-45+3.7-3.7*COS(PI()/180*[.A26])" office:value-type="float" office:value="-42.0692732560257" calcext:value-type="float">
            <text:p>-42.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45+3.7-3.7*SIN(PI()/180*[.A27])" office:value-type="float" office:value="-44.954446860202" calcext:value-type="float">
            <text:p>-44.95</text:p>
          </table:table-cell>
          <table:table-cell table:formula="of:=-45+3.7-3.7*COS(PI()/180*[.A27])" office:value-type="float" office:value="-41.8788075206489" calcext:value-type="float">
            <text:p>-41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45+3.7-3.7*SIN(PI()/180*[.A28])" office:value-type="float" office:value="-44.9797310128626" calcext:value-type="float">
            <text:p>-44.98</text:p>
          </table:table-cell>
          <table:table-cell table:formula="of:=-45+3.7-3.7*COS(PI()/180*[.A28])" office:value-type="float" office:value="-41.6867553140903" calcext:value-type="float">
            <text:p>-41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45+3.7-3.7*SIN(PI()/180*[.A29])" office:value-type="float" office:value="-44.9949292785919" calcext:value-type="float">
            <text:p>-44.99</text:p>
          </table:table-cell>
          <table:table-cell table:formula="of:=-45+3.7-3.7*COS(PI()/180*[.A29])" office:value-type="float" office:value="-41.4936430380989" calcext:value-type="float">
            <text:p>-41.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45+3.7-3.7*SIN(PI()/180*[.A30])" office:value-type="float" office:value="-45" calcext:value-type="float">
            <text:p>-45.00</text:p>
          </table:table-cell>
          <table:table-cell table:formula="of:=-45+3.7-3.7*COS(PI()/180*[.A30])" office:value-type="float" office:value="-41.3" calcext:value-type="float">
            <text:p>-41.30</text:p>
          </table:table-cell>
        </table:table-row>
      </table:table>
      <table:table table:name="23" table:style-name="ta1">
        <table:table-column table:style-name="co1" table:number-columns-repeated="2" table:default-cell-style-name="ce1"/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40.3" calcext:value-type="float">
            <text:p>-40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9.3" calcext:value-type="float">
            <text:p>-39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8.3" calcext:value-type="float">
            <text:p>-38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7.3" calcext:value-type="float">
            <text:p>-37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6.3" calcext:value-type="float">
            <text:p>-36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5.3" calcext:value-type="float">
            <text:p>-35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4.3" calcext:value-type="float">
            <text:p>-34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3.3" calcext:value-type="float">
            <text:p>-33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2.3" calcext:value-type="float">
            <text:p>-32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1.3" calcext:value-type="float">
            <text:p>-31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0.3" calcext:value-type="float">
            <text:p>-30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9.3" calcext:value-type="float">
            <text:p>-29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8.3" calcext:value-type="float">
            <text:p>-28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7.3" calcext:value-type="float">
            <text:p>-27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6.3" calcext:value-type="float">
            <text:p>-26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5.3" calcext:value-type="float">
            <text:p>-25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4.3" calcext:value-type="float">
            <text:p>-24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3.3" calcext:value-type="float">
            <text:p>-23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2.3" calcext:value-type="float">
            <text:p>-22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1.3" calcext:value-type="float">
            <text:p>-21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20.3" calcext:value-type="float">
            <text:p>-20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9.3" calcext:value-type="float">
            <text:p>-19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8.3" calcext:value-type="float">
            <text:p>-18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7.3" calcext:value-type="float">
            <text:p>-17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6.3" calcext:value-type="float">
            <text:p>-16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5.3" calcext:value-type="float">
            <text:p>-15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4.3" calcext:value-type="float">
            <text:p>-14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3.3" calcext:value-type="float">
            <text:p>-13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2.3" calcext:value-type="float">
            <text:p>-12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1.3" calcext:value-type="float">
            <text:p>-11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10.3" calcext:value-type="float">
            <text:p>-10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9.3" calcext:value-type="float">
            <text:p>-9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8.3" calcext:value-type="float">
            <text:p>-8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7.3" calcext:value-type="float">
            <text:p>-7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6.3" calcext:value-type="float">
            <text:p>-6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5.3" calcext:value-type="float">
            <text:p>-5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4.3" calcext:value-type="float">
            <text:p>-4.30</text:p>
          </table:table-cell>
        </table:table-row>
        <table:table-row table:style-name="ro1">
          <table:table-cell office:value-type="float" office:value="-45" calcext:value-type="float">
            <text:p>-45.00</text:p>
          </table:table-cell>
          <table:table-cell office:value-type="float" office:value="-3.7" calcext:value-type="float">
            <text:p>-3.70</text:p>
          </table:table-cell>
        </table:table-row>
      </table:table>
      <table:table table:name="23-0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formula="of:=-45+3.7-3.7*COS(PI()/180*[.A1])" office:value-type="float" office:value="-44.9949292785919" calcext:value-type="float">
            <text:p>-44.99</text:p>
          </table:table-cell>
          <table:table-cell table:formula="of:=-3.7+3.7*SIN(PI()/180*[.A1])" office:value-type="float" office:value="-3.50635696190111" calcext:value-type="float">
            <text:p>-3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45+3.7-3.7*COS(PI()/180*[.A2])" office:value-type="float" office:value="-44.9797310128626" calcext:value-type="float">
            <text:p>-44.98</text:p>
          </table:table-cell>
          <table:table-cell table:formula="of:=-3.7+3.7*SIN(PI()/180*[.A2])" office:value-type="float" office:value="-3.31324468590968" calcext:value-type="float">
            <text:p>-3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45+3.7-3.7*COS(PI()/180*[.A3])" office:value-type="float" office:value="-44.954446860202" calcext:value-type="float">
            <text:p>-44.95</text:p>
          </table:table-cell>
          <table:table-cell table:formula="of:=-3.7+3.7*SIN(PI()/180*[.A3])" office:value-type="float" office:value="-3.12119247935115" calcext:value-type="float">
            <text:p>-3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45+3.7-3.7*COS(PI()/180*[.A4])" office:value-type="float" office:value="-44.9191461227151" calcext:value-type="float">
            <text:p>-44.92</text:p>
          </table:table-cell>
          <table:table-cell table:formula="of:=-3.7+3.7*SIN(PI()/180*[.A4])" office:value-type="float" office:value="-2.93072674397429" calcext:value-type="float">
            <text:p>-2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45+3.7-3.7*COS(PI()/180*[.A5])" office:value-type="float" office:value="-44.8739255572696" calcext:value-type="float">
            <text:p>-44.87</text:p>
          </table:table-cell>
          <table:table-cell table:formula="of:=-3.7+3.7*SIN(PI()/180*[.A5])" office:value-type="float" office:value="-2.74236953312067" calcext:value-type="float">
            <text:p>-2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45+3.7-3.7*COS(PI()/180*[.A6])" office:value-type="float" office:value="-44.8189091102921" calcext:value-type="float">
            <text:p>-44.82</text:p>
          </table:table-cell>
          <table:table-cell table:formula="of:=-3.7+3.7*SIN(PI()/180*[.A6])" office:value-type="float" office:value="-2.55663712081269" calcext:value-type="float">
            <text:p>-2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45+3.7-3.7*COS(PI()/180*[.A7])" office:value-type="float" office:value="-44.7542475780397" calcext:value-type="float">
            <text:p>-44.75</text:p>
          </table:table-cell>
          <table:table-cell table:formula="of:=-3.7+3.7*SIN(PI()/180*[.A7])" office:value-type="float" office:value="-2.37403858668239" calcext:value-type="float">
            <text:p>-2.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45+3.7-3.7*COS(PI()/180*[.A8])" office:value-type="float" office:value="-44.6801181932776" calcext:value-type="float">
            <text:p>-44.68</text:p>
          </table:table-cell>
          <table:table-cell table:formula="of:=-3.7+3.7*SIN(PI()/180*[.A8])" office:value-type="float" office:value="-2.19507442061954" calcext:value-type="float">
            <text:p>-2.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45+3.7-3.7*COS(PI()/180*[.A9])" office:value-type="float" office:value="-44.596724139497" calcext:value-type="float">
            <text:p>-44.60</text:p>
          </table:table-cell>
          <table:table-cell table:formula="of:=-3.7+3.7*SIN(PI()/180*[.A9])" office:value-type="float" office:value="-2.02023515096368" calcext:value-type="float">
            <text:p>-2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45+3.7-3.7*COS(PI()/180*[.A10])" office:value-type="float" office:value="-44.5042939940024" calcext:value-type="float">
            <text:p>-44.50</text:p>
          </table:table-cell>
          <table:table-cell table:formula="of:=-3.7+3.7*SIN(PI()/180*[.A10])" office:value-type="float" office:value="-1.85" calcext:value-type="float">
            <text:p>-1.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45+3.7-3.7*COS(PI()/180*[.A11])" office:value-type="float" office:value="-44.4030811013981" calcext:value-type="float">
            <text:p>-44.40</text:p>
          </table:table-cell>
          <table:table-cell table:formula="of:=-3.7+3.7*SIN(PI()/180*[.A11])" office:value-type="float" office:value="-1.6848355704444" calcext:value-type="float">
            <text:p>-1.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45+3.7-3.7*COS(PI()/180*[.A12])" office:value-type="float" office:value="-44.2933628791873" calcext:value-type="float">
            <text:p>-44.29</text:p>
          </table:table-cell>
          <table:table-cell table:formula="of:=-3.7+3.7*SIN(PI()/180*[.A12])" office:value-type="float" office:value="-1.52519456651785" calcext:value-type="float">
            <text:p>-1.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45+3.7-3.7*COS(PI()/180*[.A13])" office:value-type="float" office:value="-44.1754400573908" calcext:value-type="float">
            <text:p>-44.18</text:p>
          </table:table-cell>
          <table:table-cell table:formula="of:=-3.7+3.7*SIN(PI()/180*[.A13])" office:value-type="float" office:value="-1.3715145531156" calcext:value-type="float">
            <text:p>-1.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45+3.7-3.7*COS(PI()/180*[.A14])" office:value-type="float" office:value="-44.0496358542664" calcext:value-type="float">
            <text:p>-44.05</text:p>
          </table:table-cell>
          <table:table-cell table:formula="of:=-3.7+3.7*SIN(PI()/180*[.A14])" office:value-type="float" office:value="-1.22421675647222" calcext:value-type="float">
            <text:p>-1.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45+3.7-3.7*COS(PI()/180*[.A15])" office:value-type="float" office:value="-43.9162950903902" calcext:value-type="float">
            <text:p>-43.92</text:p>
          </table:table-cell>
          <table:table-cell table:formula="of:=-3.7+3.7*SIN(PI()/180*[.A15])" office:value-type="float" office:value="-1.08370490960977" calcext:value-type="float">
            <text:p>-1.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45+3.7-3.7*COS(PI()/180*[.A16])" office:value-type="float" office:value="-43.7757832435278" calcext:value-type="float">
            <text:p>-43.78</text:p>
          </table:table-cell>
          <table:table-cell table:formula="of:=-3.7+3.7*SIN(PI()/180*[.A16])" office:value-type="float" office:value="-0.950364145733641" calcext:value-type="float">
            <text:p>-0.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45+3.7-3.7*COS(PI()/180*[.A17])" office:value-type="float" office:value="-43.6284854468844" calcext:value-type="float">
            <text:p>-43.63</text:p>
          </table:table-cell>
          <table:table-cell table:formula="of:=-3.7+3.7*SIN(PI()/180*[.A17])" office:value-type="float" office:value="-0.824559942609208" calcext:value-type="float">
            <text:p>-0.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45+3.7-3.7*COS(PI()/180*[.A18])" office:value-type="float" office:value="-43.4748054334821" calcext:value-type="float">
            <text:p>-43.47</text:p>
          </table:table-cell>
          <table:table-cell table:formula="of:=-3.7+3.7*SIN(PI()/180*[.A18])" office:value-type="float" office:value="-0.706637120812694" calcext:value-type="float">
            <text:p>-0.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45+3.7-3.7*COS(PI()/180*[.A19])" office:value-type="float" office:value="-43.3151644295556" calcext:value-type="float">
            <text:p>-43.32</text:p>
          </table:table-cell>
          <table:table-cell table:formula="of:=-3.7+3.7*SIN(PI()/180*[.A19])" office:value-type="float" office:value="-0.596918898601931" calcext:value-type="float">
            <text:p>-0.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45+3.7-3.7*COS(PI()/180*[.A20])" office:value-type="float" office:value="-43.15" calcext:value-type="float">
            <text:p>-43.15</text:p>
          </table:table-cell>
          <table:table-cell table:formula="of:=-3.7+3.7*SIN(PI()/180*[.A20])" office:value-type="float" office:value="-0.495706005997577" calcext:value-type="float">
            <text:p>-0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45+3.7-3.7*COS(PI()/180*[.A21])" office:value-type="float" office:value="-42.9797648490363" calcext:value-type="float">
            <text:p>-42.98</text:p>
          </table:table-cell>
          <table:table-cell table:formula="of:=-3.7+3.7*SIN(PI()/180*[.A21])" office:value-type="float" office:value="-0.403275860503039" calcext:value-type="float">
            <text:p>-0.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45+3.7-3.7*COS(PI()/180*[.A22])" office:value-type="float" office:value="-42.8049255793805" calcext:value-type="float">
            <text:p>-42.80</text:p>
          </table:table-cell>
          <table:table-cell table:formula="of:=-3.7+3.7*SIN(PI()/180*[.A22])" office:value-type="float" office:value="-0.319881806722377" calcext:value-type="float">
            <text:p>-0.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45+3.7-3.7*COS(PI()/180*[.A23])" office:value-type="float" office:value="-42.6259614133176" calcext:value-type="float">
            <text:p>-42.63</text:p>
          </table:table-cell>
          <table:table-cell table:formula="of:=-3.7+3.7*SIN(PI()/180*[.A23])" office:value-type="float" office:value="-0.245752421960354" calcext:value-type="float">
            <text:p>-0.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45+3.7-3.7*COS(PI()/180*[.A24])" office:value-type="float" office:value="-42.4433628791873" calcext:value-type="float">
            <text:p>-42.44</text:p>
          </table:table-cell>
          <table:table-cell table:formula="of:=-3.7+3.7*SIN(PI()/180*[.A24])" office:value-type="float" office:value="-0.181090889707932" calcext:value-type="float">
            <text:p>-0.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45+3.7-3.7*COS(PI()/180*[.A25])" office:value-type="float" office:value="-42.2576304668793" calcext:value-type="float">
            <text:p>-42.26</text:p>
          </table:table-cell>
          <table:table-cell table:formula="of:=-3.7+3.7*SIN(PI()/180*[.A25])" office:value-type="float" office:value="-0.126074442730447" calcext:value-type="float">
            <text:p>-0.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45+3.7-3.7*COS(PI()/180*[.A26])" office:value-type="float" office:value="-42.0692732560257" calcext:value-type="float">
            <text:p>-42.07</text:p>
          </table:table-cell>
          <table:table-cell table:formula="of:=-3.7+3.7*SIN(PI()/180*[.A26])" office:value-type="float" office:value="-0.0808538772849192" calcext:value-type="float">
            <text:p>-0.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45+3.7-3.7*COS(PI()/180*[.A27])" office:value-type="float" office:value="-41.8788075206489" calcext:value-type="float">
            <text:p>-41.88</text:p>
          </table:table-cell>
          <table:table-cell table:formula="of:=-3.7+3.7*SIN(PI()/180*[.A27])" office:value-type="float" office:value="-0.0455531397979905" calcext:value-type="float">
            <text:p>-0.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45+3.7-3.7*COS(PI()/180*[.A28])" office:value-type="float" office:value="-41.6867553140903" calcext:value-type="float">
            <text:p>-41.69</text:p>
          </table:table-cell>
          <table:table-cell table:formula="of:=-3.7+3.7*SIN(PI()/180*[.A28])" office:value-type="float" office:value="-0.0202689871373889" calcext:value-type="float">
            <text:p>-0.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45+3.7-3.7*COS(PI()/180*[.A29])" office:value-type="float" office:value="-41.4936430380989" calcext:value-type="float">
            <text:p>-41.49</text:p>
          </table:table-cell>
          <table:table-cell table:formula="of:=-3.7+3.7*SIN(PI()/180*[.A29])" office:value-type="float" office:value="-0.00507072140807674" calcext:value-type="float">
            <text:p>-0.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45+3.7-3.7*COS(PI()/180*[.A30])" office:value-type="float" office:value="-41.3" calcext:value-type="float">
            <text:p>-41.30</text:p>
          </table:table-cell>
          <table:table-cell table:formula="of:=-3.7+3.7*SIN(PI()/180*[.A30])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2:05:27.404613343</meta:creation-date>
    <dc:date>2019-05-07T16:02:52.068833091</dc:date>
    <meta:editing-duration>PT2H39M31S</meta:editing-duration>
    <meta:editing-cycles>111</meta:editing-cycles>
    <meta:generator>LibreOffice/6.0.6.2$Linux_X86_64 LibreOffice_project/00m0$Build-2</meta:generator>
    <meta:document-statistic meta:table-count="36" meta:cell-count="3528" meta:object-count="0"/>
  </office:meta>
</office:document-meta>
</file>